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2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3"/>
    <style:style style:name="ce70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8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4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5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62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3319500" table:style-name="ce7">
            <text:p>3.3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673830" table:style-name="ce9">
            <text:p>17.673.830</text:p>
          </table:table-cell>
          <table:table-cell office:value-type="float" office:value="16859334" table:style-name="ce9">
            <text:p>16.859.334</text:p>
          </table:table-cell>
          <table:table-cell office:value-type="percentage" office:value="0.95391513893706115" table:style-name="ce10">
            <text:p>95,39%</text:p>
          </table:table-cell>
          <table:table-cell office:value-type="float" office:value="7450219" table:style-name="ce8">
            <text:p>7.450.219</text:p>
          </table:table-cell>
          <table:table-cell office:value-type="float" office:value="7055991" table:style-name="ce8">
            <text:p>7.055.991</text:p>
          </table:table-cell>
          <table:table-cell office:value-type="float" office:value="3999429" table:style-name="ce8">
            <text:p>3.999.429</text:p>
          </table:table-cell>
          <table:table-cell office:value-type="date" office:date-value="2022-03-01T00:00:00" table:style-name="ce11">
            <text:p>01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53541" table:style-name="ce7">
            <text:p>1.853.541</text:p>
          </table:table-cell>
          <table:table-cell office:value-type="float" office:value="150000" table:style-name="ce7">
            <text:p>150.000</text:p>
          </table:table-cell>
          <table:table-cell office:value-type="float" office:value="477490" table:style-name="ce7">
            <text:p>477.4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794921" table:style-name="ce14">
            <text:p>2.794.921</text:p>
          </table:table-cell>
          <table:table-cell office:value-type="float" office:value="2604405" table:style-name="ce14">
            <text:p>2.604.405</text:p>
          </table:table-cell>
          <table:table-cell office:value-type="percentage" office:value="0.93183492485118546" table:style-name="ce15">
            <text:p>93,18%</text:p>
          </table:table-cell>
          <table:table-cell office:value-type="float" office:value="1145524" table:style-name="ce13">
            <text:p>1.145.524</text:p>
          </table:table-cell>
          <table:table-cell office:value-type="float" office:value="1097782" table:style-name="ce13">
            <text:p>1.097.782</text:p>
          </table:table-cell>
          <table:table-cell office:value-type="float" office:value="672552" table:style-name="ce13">
            <text:p>672.552</text:p>
          </table:table-cell>
          <table:table-cell office:value-type="date" office:date-value="2022-03-01T00:00:00" table:style-name="ce16">
            <text:p>01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75725" table:style-name="ce7">
            <text:p>1.575.725</text:p>
          </table:table-cell>
          <table:table-cell office:value-type="float" office:value="114000" table:style-name="ce7">
            <text:p>114.000</text:p>
          </table:table-cell>
          <table:table-cell office:value-type="float" office:value="516040" table:style-name="ce7">
            <text:p>516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469665" table:style-name="ce14">
            <text:p>2.469.665</text:p>
          </table:table-cell>
          <table:table-cell office:value-type="float" office:value="2252297.5" table:style-name="ce14">
            <text:p>2.252.298</text:p>
          </table:table-cell>
          <table:table-cell office:value-type="percentage" office:value="0.91198502630923628" table:style-name="ce15">
            <text:p>91,20%</text:p>
          </table:table-cell>
          <table:table-cell office:value-type="float" office:value="924945" table:style-name="ce13">
            <text:p>924.945</text:p>
          </table:table-cell>
          <table:table-cell office:value-type="float" office:value="887855" table:style-name="ce13">
            <text:p>887.855</text:p>
          </table:table-cell>
          <table:table-cell office:value-type="float" office:value="707723" table:style-name="ce13">
            <text:p>707.723</text:p>
          </table:table-cell>
          <table:table-cell office:value-type="date" office:date-value="2022-03-01T00:00:00" table:style-name="ce16">
            <text:p>01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126000" table:style-name="ce7">
            <text:p>126.000</text:p>
          </table:table-cell>
          <table:table-cell office:value-type="float" office:value="542970" table:style-name="ce7">
            <text:p>542.970</text:p>
          </table:table-cell>
          <table:table-cell office:value-type="float" office:value="225400" table:style-name="ce7">
            <text:p>225.400</text:p>
          </table:table-cell>
          <table:table-cell office:value-type="float" office:value="56520" table:style-name="ce13">
            <text:p>56.520</text:p>
          </table:table-cell>
          <table:table-cell office:value-type="float" office:value="2269774" table:style-name="ce14">
            <text:p>2.269.774</text:p>
          </table:table-cell>
          <table:table-cell office:value-type="float" office:value="2002634.5" table:style-name="ce14">
            <text:p>2.002.635</text:p>
          </table:table-cell>
          <table:table-cell office:value-type="percentage" office:value="0.88230568329710357" table:style-name="ce15">
            <text:p>88,23%</text:p>
          </table:table-cell>
          <table:table-cell office:value-type="float" office:value="925810" table:style-name="ce13">
            <text:p>925.810</text:p>
          </table:table-cell>
          <table:table-cell office:value-type="float" office:value="890329" table:style-name="ce13">
            <text:p>890.329</text:p>
          </table:table-cell>
          <table:table-cell office:value-type="float" office:value="452614" table:style-name="ce13">
            <text:p>452.614</text:p>
          </table:table-cell>
          <table:table-cell office:value-type="date" office:date-value="2022-03-01T00:00:00" table:style-name="ce16">
            <text:p>01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12650" table:style-name="ce7">
            <text:p>2.812.650</text:p>
          </table:table-cell>
          <table:table-cell office:value-type="float" office:value="234000" table:style-name="ce7">
            <text:p>234.000</text:p>
          </table:table-cell>
          <table:table-cell office:value-type="float" office:value="824700" table:style-name="ce7">
            <text:p>8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460800" table:style-name="ce14">
            <text:p>4.460.800</text:p>
          </table:table-cell>
          <table:table-cell office:value-type="float" office:value="4062612" table:style-name="ce14">
            <text:p>4.062.612</text:p>
          </table:table-cell>
          <table:table-cell office:value-type="percentage" office:value="0.91073619081779056" table:style-name="ce15">
            <text:p>91,07%</text:p>
          </table:table-cell>
          <table:table-cell office:value-type="float" office:value="1812242" table:style-name="ce13">
            <text:p>1.812.242</text:p>
          </table:table-cell>
          <table:table-cell office:value-type="float" office:value="1710729" table:style-name="ce13">
            <text:p>1.710.729</text:p>
          </table:table-cell>
          <table:table-cell office:value-type="float" office:value="942675" table:style-name="ce13">
            <text:p>942.675</text:p>
          </table:table-cell>
          <table:table-cell office:value-type="date" office:date-value="2022-03-01T00:00:00" table:style-name="ce16">
            <text:p>01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25035" table:style-name="ce7">
            <text:p>925.03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303070" table:style-name="ce14">
            <text:p>1.303.070</text:p>
          </table:table-cell>
          <table:table-cell office:value-type="float" office:value="1244026" table:style-name="ce14">
            <text:p>1.244.026</text:p>
          </table:table-cell>
          <table:table-cell office:value-type="percentage" office:value="0.95468854320949759" table:style-name="ce15">
            <text:p>95,47%</text:p>
          </table:table-cell>
          <table:table-cell office:value-type="float" office:value="518029" table:style-name="ce13">
            <text:p>518.029</text:p>
          </table:table-cell>
          <table:table-cell office:value-type="float" office:value="500293" table:style-name="ce13">
            <text:p>500.293</text:p>
          </table:table-cell>
          <table:table-cell office:value-type="float" office:value="347708" table:style-name="ce13">
            <text:p>347.708</text:p>
          </table:table-cell>
          <table:table-cell office:value-type="date" office:date-value="2022-03-01T00:00:00" table:style-name="ce16">
            <text:p>01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83" table:style-name="ce7">
            <text:p>4.086.183</text:p>
          </table:table-cell>
          <table:table-cell office:value-type="float" office:value="282000" table:style-name="ce7">
            <text:p>282.000</text:p>
          </table:table-cell>
          <table:table-cell office:value-type="float" office:value="753060" table:style-name="ce7">
            <text:p>753.06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5" table:style-name="ce13">
            <text:p>95.315</text:p>
          </table:table-cell>
          <table:table-cell office:value-type="float" office:value="5682728" table:style-name="ce14">
            <text:p>5.682.728</text:p>
          </table:table-cell>
          <table:table-cell office:value-type="float" office:value="5226538" table:style-name="ce14">
            <text:p>5.226.538</text:p>
          </table:table-cell>
          <table:table-cell office:value-type="percentage" office:value="0.91972341452907824" table:style-name="ce15">
            <text:p>91,97%</text:p>
          </table:table-cell>
          <table:table-cell office:value-type="float" office:value="2140915" table:style-name="ce13">
            <text:p>2.140.915</text:p>
          </table:table-cell>
          <table:table-cell office:value-type="float" office:value="2050498" table:style-name="ce13">
            <text:p>2.050.498</text:p>
          </table:table-cell>
          <table:table-cell office:value-type="float" office:value="1473396" table:style-name="ce13">
            <text:p>1.473.396</text:p>
          </table:table-cell>
          <table:table-cell office:value-type="date" office:date-value="2022-03-01T00:00:00" table:style-name="ce16">
            <text:p>01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58000" table:style-name="ce7">
            <text:p>258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2350" table:style-name="ce13">
            <text:p>92.350</text:p>
          </table:table-cell>
          <table:table-cell office:value-type="float" office:value="4334785" table:style-name="ce14">
            <text:p>4.334.785</text:p>
          </table:table-cell>
          <table:table-cell office:value-type="float" office:value="3874973.5" table:style-name="ce14">
            <text:p>3.874.974</text:p>
          </table:table-cell>
          <table:table-cell office:value-type="percentage" office:value="0.89392518890786976" table:style-name="ce15">
            <text:p>89,39%</text:p>
          </table:table-cell>
          <table:table-cell office:value-type="float" office:value="1752520" table:style-name="ce13">
            <text:p>1.752.520</text:p>
          </table:table-cell>
          <table:table-cell office:value-type="float" office:value="1638914" table:style-name="ce13">
            <text:p>1.638.914</text:p>
          </table:table-cell>
          <table:table-cell office:value-type="float" office:value="1012747" table:style-name="ce13">
            <text:p>1.012.747</text:p>
          </table:table-cell>
          <table:table-cell office:value-type="date" office:date-value="2022-03-01T00:00:00" table:style-name="ce16">
            <text:p>01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73200" table:style-name="ce7">
            <text:p>8.673.200</text:p>
          </table:table-cell>
          <table:table-cell office:value-type="float" office:value="690000" table:style-name="ce7">
            <text:p>690.000</text:p>
          </table:table-cell>
          <table:table-cell office:value-type="float" office:value="3238880" table:style-name="ce7">
            <text:p>3.23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443550" table:style-name="ce14">
            <text:p>14.443.550</text:p>
          </table:table-cell>
          <table:table-cell office:value-type="float" office:value="13915244.5" table:style-name="ce14">
            <text:p>13.915.245</text:p>
          </table:table-cell>
          <table:table-cell office:value-type="percentage" office:value="0.96342273886959928" table:style-name="ce15">
            <text:p>96,34%</text:p>
          </table:table-cell>
          <table:table-cell office:value-type="float" office:value="6471122" table:style-name="ce13">
            <text:p>6.471.122</text:p>
          </table:table-cell>
          <table:table-cell office:value-type="float" office:value="6191060" table:style-name="ce13">
            <text:p>6.191.060</text:p>
          </table:table-cell>
          <table:table-cell office:value-type="float" office:value="3576634" table:style-name="ce13">
            <text:p>3.576.634</text:p>
          </table:table-cell>
          <table:table-cell office:value-type="date" office:date-value="2022-03-01T00:00:00" table:style-name="ce16">
            <text:p>01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55" table:style-name="ce14">
            <text:p>10.498.755</text:p>
          </table:table-cell>
          <table:table-cell office:value-type="float" office:value="9942483.5" table:style-name="ce14">
            <text:p>9.942.484</text:p>
          </table:table-cell>
          <table:table-cell office:value-type="percentage" office:value="0.94701547945446862" table:style-name="ce15">
            <text:p>94,70%</text:p>
          </table:table-cell>
          <table:table-cell office:value-type="float" office:value="4426747" table:style-name="ce13">
            <text:p>4.426.747</text:p>
          </table:table-cell>
          <table:table-cell office:value-type="float" office:value="4190083" table:style-name="ce13">
            <text:p>4.190.083</text:p>
          </table:table-cell>
          <table:table-cell office:value-type="float" office:value="2835241" table:style-name="ce13">
            <text:p>2.835.241</text:p>
          </table:table-cell>
          <table:table-cell office:value-type="date" office:date-value="2022-03-01T00:00:00" table:style-name="ce16">
            <text:p>01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45583" table:style-name="ce7">
            <text:p>1.645.583</text:p>
          </table:table-cell>
          <table:table-cell office:value-type="float" office:value="156000" table:style-name="ce7">
            <text:p>156.000</text:p>
          </table:table-cell>
          <table:table-cell office:value-type="float" office:value="307170" table:style-name="ce7">
            <text:p>307.1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331538" table:style-name="ce14">
            <text:p>2.331.538</text:p>
          </table:table-cell>
          <table:table-cell office:value-type="float" office:value="2269982" table:style-name="ce14">
            <text:p>2.269.982</text:p>
          </table:table-cell>
          <table:table-cell office:value-type="percentage" office:value="0.97359854310759675" table:style-name="ce15">
            <text:p>97,36%</text:p>
          </table:table-cell>
          <table:table-cell office:value-type="float" office:value="962044" table:style-name="ce13">
            <text:p>962.044</text:p>
          </table:table-cell>
          <table:table-cell office:value-type="float" office:value="912263" table:style-name="ce13">
            <text:p>912.263</text:p>
          </table:table-cell>
          <table:table-cell office:value-type="float" office:value="616390" table:style-name="ce13">
            <text:p>616.390</text:p>
          </table:table-cell>
          <table:table-cell office:value-type="date" office:date-value="2022-03-01T00:00:00" table:style-name="ce16">
            <text:p>01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300000" table:style-name="ce7">
            <text:p>300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103374" table:style-name="ce14">
            <text:p>6.103.374</text:p>
          </table:table-cell>
          <table:table-cell office:value-type="float" office:value="6005402" table:style-name="ce14">
            <text:p>6.005.402</text:p>
          </table:table-cell>
          <table:table-cell office:value-type="percentage" office:value="0.98394789504952507" table:style-name="ce15">
            <text:p>98,39%</text:p>
          </table:table-cell>
          <table:table-cell office:value-type="float" office:value="2468155" table:style-name="ce13">
            <text:p>2.468.155</text:p>
          </table:table-cell>
          <table:table-cell office:value-type="float" office:value="2357106" table:style-name="ce13">
            <text:p>2.357.106</text:p>
          </table:table-cell>
          <table:table-cell office:value-type="float" office:value="1914687" table:style-name="ce13">
            <text:p>1.914.687</text:p>
          </table:table-cell>
          <table:table-cell office:value-type="date" office:date-value="2022-03-01T00:00:00" table:style-name="ce16">
            <text:p>01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58705" table:style-name="ce7">
            <text:p>458.705</text:p>
          </table:table-cell>
          <table:table-cell office:value-type="float" office:value="48000" table:style-name="ce7">
            <text:p>48.000</text:p>
          </table:table-cell>
          <table:table-cell office:value-type="float" office:value="111700" table:style-name="ce7">
            <text:p>111.7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86845" table:style-name="ce14">
            <text:p>686.845</text:p>
          </table:table-cell>
          <table:table-cell office:value-type="float" office:value="626568" table:style-name="ce14">
            <text:p>626.568</text:p>
          </table:table-cell>
          <table:table-cell office:value-type="percentage" office:value="0.91224075300832064" table:style-name="ce15">
            <text:p>91,22%</text:p>
          </table:table-cell>
          <table:table-cell office:value-type="float" office:value="282857" table:style-name="ce13">
            <text:p>282.857</text:p>
          </table:table-cell>
          <table:table-cell office:value-type="float" office:value="266524" table:style-name="ce13">
            <text:p>266.524</text:p>
          </table:table-cell>
          <table:table-cell office:value-type="float" office:value="161681" table:style-name="ce13">
            <text:p>161.681</text:p>
          </table:table-cell>
          <table:table-cell office:value-type="date" office:date-value="2022-03-01T00:00:00" table:style-name="ce16">
            <text:p>01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963295" table:style-name="ce7">
            <text:p>8.963.295</text:p>
          </table:table-cell>
          <table:table-cell office:value-type="float" office:value="756000" table:style-name="ce7">
            <text:p>756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3433645" table:style-name="ce14">
            <text:p>13.433.645</text:p>
          </table:table-cell>
          <table:table-cell office:value-type="float" office:value="12909323" table:style-name="ce14">
            <text:p>12.909.323</text:p>
          </table:table-cell>
          <table:table-cell office:value-type="percentage" office:value="0.9609694911544856" table:style-name="ce15">
            <text:p>96,10%</text:p>
          </table:table-cell>
          <table:table-cell office:value-type="float" office:value="5758277" table:style-name="ce13">
            <text:p>5.758.277</text:p>
          </table:table-cell>
          <table:table-cell office:value-type="float" office:value="5461518" table:style-name="ce13">
            <text:p>5.461.518</text:p>
          </table:table-cell>
          <table:table-cell office:value-type="float" office:value="3181817" table:style-name="ce13">
            <text:p>3.181.817</text:p>
          </table:table-cell>
          <table:table-cell office:value-type="date" office:date-value="2022-03-01T00:00:00" table:style-name="ce16">
            <text:p>01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204000" table:style-name="ce7">
            <text:p>204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15735" table:style-name="ce14">
            <text:p>2.915.735</text:p>
          </table:table-cell>
          <table:table-cell office:value-type="float" office:value="2758885" table:style-name="ce14">
            <text:p>2.758.885</text:p>
          </table:table-cell>
          <table:table-cell office:value-type="percentage" office:value="0.94620567369805553" table:style-name="ce15">
            <text:p>94,62%</text:p>
          </table:table-cell>
          <table:table-cell office:value-type="float" office:value="1294454" table:style-name="ce13">
            <text:p>1.294.454</text:p>
          </table:table-cell>
          <table:table-cell office:value-type="float" office:value="1219092" table:style-name="ce13">
            <text:p>1.219.092</text:p>
          </table:table-cell>
          <table:table-cell office:value-type="float" office:value="666448" table:style-name="ce13">
            <text:p>666.448</text:p>
          </table:table-cell>
          <table:table-cell office:value-type="date" office:date-value="2022-03-01T00:00:00" table:style-name="ce16">
            <text:p>01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73147" table:style-name="ce7">
            <text:p>873.147</text:p>
          </table:table-cell>
          <table:table-cell office:value-type="float" office:value="78000" table:style-name="ce7">
            <text:p>78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384767" table:style-name="ce14">
            <text:p>1.384.767</text:p>
          </table:table-cell>
          <table:table-cell office:value-type="float" office:value="1287692" table:style-name="ce14">
            <text:p>1.287.692</text:p>
          </table:table-cell>
          <table:table-cell office:value-type="percentage" office:value="0.92989795395182007" table:style-name="ce15">
            <text:p>92,99%</text:p>
          </table:table-cell>
          <table:table-cell office:value-type="float" office:value="565977" table:style-name="ce13">
            <text:p>565.977</text:p>
          </table:table-cell>
          <table:table-cell office:value-type="float" office:value="545035" table:style-name="ce13">
            <text:p>545.035</text:p>
          </table:table-cell>
          <table:table-cell office:value-type="float" office:value="337864" table:style-name="ce13">
            <text:p>337.864</text:p>
          </table:table-cell>
          <table:table-cell office:value-type="date" office:date-value="2022-02-27T00:00:00" table:style-name="ce16">
            <text:p>2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3081600" table:style-name="ce7">
            <text:p>3.081.600</text:p>
          </table:table-cell>
          <table:table-cell office:value-type="float" office:value="228000" table:style-name="ce7">
            <text:p>228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673005" table:style-name="ce14">
            <text:p>4.673.005</text:p>
          </table:table-cell>
          <table:table-cell office:value-type="float" office:value="4340104.5" table:style-name="ce14">
            <text:p>4.340.105</text:p>
          </table:table-cell>
          <table:table-cell office:value-type="percentage" office:value="0.92876093648519531" table:style-name="ce15">
            <text:p>92,88%</text:p>
          </table:table-cell>
          <table:table-cell office:value-type="float" office:value="1941388" table:style-name="ce13">
            <text:p>1.941.388</text:p>
          </table:table-cell>
          <table:table-cell office:value-type="float" office:value="1865089" table:style-name="ce13">
            <text:p>1.865.089</text:p>
          </table:table-cell>
          <table:table-cell office:value-type="float" office:value="1142962" table:style-name="ce13">
            <text:p>1.142.962</text:p>
          </table:table-cell>
          <table:table-cell office:value-type="date" office:date-value="2022-03-01T00:00:00" table:style-name="ce16">
            <text:p>01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2444" table:style-name="ce7">
            <text:p>102.444</text:p>
          </table:table-cell>
          <table:table-cell office:value-type="float" office:value="12000" table:style-name="ce7">
            <text:p>12.000</text:p>
          </table:table-cell>
          <table:table-cell office:value-type="float" office:value="29210" table:style-name="ce7">
            <text:p>29.2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5689" table:style-name="ce14">
            <text:p>165.689</text:p>
          </table:table-cell>
          <table:table-cell office:value-type="float" office:value="146111.5" table:style-name="ce14">
            <text:p>146.112</text:p>
          </table:table-cell>
          <table:table-cell office:value-type="percentage" office:value="0.88184188449444445" table:style-name="ce15">
            <text:p>88,18%</text:p>
          </table:table-cell>
          <table:table-cell office:value-type="float" office:value="66984" table:style-name="ce13">
            <text:p>66.984</text:p>
          </table:table-cell>
          <table:table-cell office:value-type="float" office:value="62820" table:style-name="ce13">
            <text:p>62.820</text:p>
          </table:table-cell>
          <table:table-cell office:value-type="float" office:value="32860" table:style-name="ce13">
            <text:p>32.860</text:p>
          </table:table-cell>
          <table:table-cell office:value-type="date" office:date-value="2022-03-01T00:00:00" table:style-name="ce16">
            <text:p>01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1430" table:style-name="ce7">
            <text:p>101.43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7780" table:style-name="ce14">
            <text:p>157.780</text:p>
          </table:table-cell>
          <table:table-cell office:value-type="float" office:value="136574" table:style-name="ce14">
            <text:p>136.574</text:p>
          </table:table-cell>
          <table:table-cell office:value-type="percentage" office:value="0.865597667638484" table:style-name="ce15">
            <text:p>86,56%</text:p>
          </table:table-cell>
          <table:table-cell office:value-type="float" office:value="65167" table:style-name="ce13">
            <text:p>65.167</text:p>
          </table:table-cell>
          <table:table-cell office:value-type="float" office:value="60581" table:style-name="ce13">
            <text:p>60.581</text:p>
          </table:table-cell>
          <table:table-cell office:value-type="float" office:value="26247" table:style-name="ce13">
            <text:p>26.247</text:p>
          </table:table-cell>
          <table:table-cell office:value-type="date" office:date-value="2022-02-28T00:00:00" table:style-name="ce17">
            <text:p>2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26" table:style-name="ce14">
            <text:p>212.526</text:p>
          </table:table-cell>
          <table:table-cell office:value-type="float" office:value="202129" table:style-name="ce14">
            <text:p>202.129</text:p>
          </table:table-cell>
          <table:table-cell office:value-type="percentage" office:value="0.95107892681366046" table:style-name="ce15">
            <text:p>95,11%</text:p>
          </table:table-cell>
          <table:table-cell office:value-type="float" office:value="95089" table:style-name="ce13">
            <text:p>95.089</text:p>
          </table:table-cell>
          <table:table-cell office:value-type="float" office:value="91056" table:style-name="ce13">
            <text:p>91.056</text:p>
          </table:table-cell>
          <table:table-cell office:value-type="float" office:value="43616" table:style-name="ce13">
            <text:p>43.616</text:p>
          </table:table-cell>
          <table:table-cell office:value-type="date" office:date-value="2022-03-01T00:00:00" table:style-name="ce17">
            <text:p>01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580" table:style-name="ce7">
            <text:p>7.58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2285" table:style-name="ce14">
            <text:p>12.285</text:p>
          </table:table-cell>
          <table:table-cell office:value-type="float" office:value="12356" table:style-name="ce14">
            <text:p>12.356</text:p>
          </table:table-cell>
          <table:table-cell office:value-type="percentage" office:value="1" table:style-name="ce15">
            <text:p>100,00%</text:p>
          </table:table-cell>
          <table:table-cell office:value-type="float" office:value="8058" table:style-name="ce13">
            <text:p>8.058</text:p>
          </table:table-cell>
          <table:table-cell office:value-type="float" office:value="7549" table:style-name="ce13">
            <text:p>7.549</text:p>
          </table:table-cell>
          <table:table-cell office:value-type="float" office:value="3086" table:style-name="ce13">
            <text:p>3.086</text:p>
          </table:table-cell>
          <table:table-cell office:value-type="date" office:date-value="2022-02-28T00:00:00" table:style-name="ce17">
            <text:p>2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342507" table:style-name="ce19">
            <text:p>63.342.507</text:p>
          </table:table-cell>
          <table:table-cell office:value-type="float" office:value="5316000" table:style-name="ce19">
            <text:p>5.316.000</text:p>
          </table:table-cell>
          <table:table-cell office:value-type="float" office:value="18227130" table:style-name="ce20">
            <text:p>18.227.130</text:p>
          </table:table-cell>
          <table:table-cell office:value-type="float" office:value="9009780" table:style-name="ce21">
            <text:p>9.009.780</text:p>
          </table:table-cell>
          <table:table-cell office:value-type="float" office:value="2113650" table:style-name="ce22">
            <text:p>2.113.650</text:p>
          </table:table-cell>
          <table:table-cell office:value-type="float" office:value="98009067" table:style-name="ce23">
            <text:p>98.009.067</text:p>
          </table:table-cell>
          <table:table-cell office:value-type="float" office:value="92679675.5" table:style-name="ce23">
            <text:p>92.679.676</text:p>
          </table:table-cell>
          <table:table-cell office:value-type="percentage" office:value="0.94562348501899318" table:style-name="ce24">
            <text:p>94,56%</text:p>
          </table:table-cell>
          <table:table-cell office:value-type="float" office:value="41076523" table:style-name="ce23">
            <text:p>41.076.523</text:p>
          </table:table-cell>
          <table:table-cell office:value-type="float" office:value="39062167" table:style-name="ce23">
            <text:p>39.062.167</text:p>
          </table:table-cell>
          <table:table-cell office:value-type="float" office:value="24148377" table:style-name="ce23">
            <text:p>24.148.377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35780" table:style-name="ce32">
            <text:p>7.035.780</text:p>
          </table:table-cell>
          <table:table-cell office:value-type="percentage" office:value="0.93710379787972975" table:style-name="ce33">
            <text:p>93,7%</text:p>
          </table:table-cell>
          <table:table-cell office:value-type="float" office:value="6921454" table:style-name="ce32">
            <text:p>6.921.454</text:p>
          </table:table-cell>
          <table:table-cell office:value-type="percentage" office:value="0.92187658372630277" table:style-name="ce33">
            <text:p>92,2%</text:p>
          </table:table-cell>
          <table:table-cell office:value-type="date" office:date-value="2022-03-01T00:00:00" table:style-name="ce34">
            <text:p>01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5533" table:style-name="ce32">
            <text:p>1.095.533</text:p>
          </table:table-cell>
          <table:table-cell office:value-type="percentage" office:value="0.92107418144152386" table:style-name="ce33">
            <text:p>92,1%</text:p>
          </table:table-cell>
          <table:table-cell office:value-type="float" office:value="1076919" table:style-name="ce32">
            <text:p>1.076.919</text:p>
          </table:table-cell>
          <table:table-cell office:value-type="percentage" office:value="0.90542437918695684" table:style-name="ce33">
            <text:p>90,5%</text:p>
          </table:table-cell>
          <table:table-cell office:value-type="date" office:date-value="2022-03-01T00:00:00" table:style-name="ce34">
            <text:p>01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4772" table:style-name="ce32">
            <text:p>884.772</text:p>
          </table:table-cell>
          <table:table-cell office:value-type="percentage" office:value="0.95091069131288508" table:style-name="ce33">
            <text:p>95,1%</text:p>
          </table:table-cell>
          <table:table-cell office:value-type="float" office:value="874378" table:style-name="ce32">
            <text:p>874.378</text:p>
          </table:table-cell>
          <table:table-cell office:value-type="percentage" office:value="0.93973971650185339" table:style-name="ce33">
            <text:p>94,0%</text:p>
          </table:table-cell>
          <table:table-cell office:value-type="date" office:date-value="2022-03-01T00:00:00" table:style-name="ce34">
            <text:p>01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6322" table:style-name="ce32">
            <text:p>896.322</text:p>
          </table:table-cell>
          <table:table-cell office:value-type="percentage" office:value="0.82748592809921095" table:style-name="ce33">
            <text:p>82,7%</text:p>
          </table:table-cell>
          <table:table-cell office:value-type="float" office:value="882580" table:style-name="ce32">
            <text:p>882.580</text:p>
          </table:table-cell>
          <table:table-cell office:value-type="percentage" office:value="0.81479929135043161" table:style-name="ce33">
            <text:p>81,5%</text:p>
          </table:table-cell>
          <table:table-cell office:value-type="date" office:date-value="2022-03-01T00:00:00" table:style-name="ce34">
            <text:p>01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40694" table:style-name="ce32">
            <text:p>1.740.694</text:p>
          </table:table-cell>
          <table:table-cell office:value-type="percentage" office:value="0.85600337937352744" table:style-name="ce33">
            <text:p>85,6%</text:p>
          </table:table-cell>
          <table:table-cell office:value-type="float" office:value="1686301" table:style-name="ce32">
            <text:p>1.686.301</text:p>
          </table:table-cell>
          <table:table-cell office:value-type="percentage" office:value="0.82925508713246487" table:style-name="ce33">
            <text:p>82,9%</text:p>
          </table:table-cell>
          <table:table-cell office:value-type="date" office:date-value="2022-03-01T00:00:00" table:style-name="ce34">
            <text:p>01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4022" table:style-name="ce32">
            <text:p>494.022</text:p>
          </table:table-cell>
          <table:table-cell office:value-type="percentage" office:value="0.93731287780185257" table:style-name="ce33">
            <text:p>93,7%</text:p>
          </table:table-cell>
          <table:table-cell office:value-type="float" office:value="489791" table:style-name="ce32">
            <text:p>489.791</text:p>
          </table:table-cell>
          <table:table-cell office:value-type="percentage" office:value="0.92928535921770117" table:style-name="ce33">
            <text:p>92,9%</text:p>
          </table:table-cell>
          <table:table-cell office:value-type="date" office:date-value="2022-03-01T00:00:00" table:style-name="ce34">
            <text:p>01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6170" table:style-name="ce32">
            <text:p>2.046.170</text:p>
          </table:table-cell>
          <table:table-cell office:value-type="percentage" office:value="0.94200259742770864" table:style-name="ce33">
            <text:p>94,2%</text:p>
          </table:table-cell>
          <table:table-cell office:value-type="float" office:value="2012803" table:style-name="ce32">
            <text:p>2.012.803</text:p>
          </table:table-cell>
          <table:table-cell office:value-type="percentage" office:value="0.92664131235932712" table:style-name="ce33">
            <text:p>92,7%</text:p>
          </table:table-cell>
          <table:table-cell office:value-type="date" office:date-value="2022-03-01T00:00:00" table:style-name="ce34">
            <text:p>01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57948" table:style-name="ce32">
            <text:p>1.657.948</text:p>
          </table:table-cell>
          <table:table-cell office:value-type="percentage" office:value="0.91292573793474086" table:style-name="ce33">
            <text:p>91,3%</text:p>
          </table:table-cell>
          <table:table-cell office:value-type="float" office:value="1609581" table:style-name="ce32">
            <text:p>1.609.581</text:p>
          </table:table-cell>
          <table:table-cell office:value-type="percentage" office:value="0.88629312993576281" table:style-name="ce33">
            <text:p>88,6%</text:p>
          </table:table-cell>
          <table:table-cell office:value-type="date" office:date-value="2022-03-01T00:00:00" table:style-name="ce34">
            <text:p>01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42324" table:style-name="ce32">
            <text:p>6.242.324</text:p>
          </table:table-cell>
          <table:table-cell office:value-type="percentage" office:value="0.92036906033751409" table:style-name="ce33">
            <text:p>92,0%</text:p>
          </table:table-cell>
          <table:table-cell office:value-type="float" office:value="6112014" table:style-name="ce32">
            <text:p>6.112.014</text:p>
          </table:table-cell>
          <table:table-cell office:value-type="percentage" office:value="0.90115613703321562" table:style-name="ce33">
            <text:p>90,1%</text:p>
          </table:table-cell>
          <table:table-cell office:value-type="date" office:date-value="2022-03-01T00:00:00" table:style-name="ce34">
            <text:p>01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91513" table:style-name="ce32">
            <text:p>4.191.513</text:p>
          </table:table-cell>
          <table:table-cell office:value-type="percentage" office:value="0.93310078792954454" table:style-name="ce33">
            <text:p>93,3%</text:p>
          </table:table-cell>
          <table:table-cell office:value-type="float" office:value="4123849" table:style-name="ce32">
            <text:p>4.123.849</text:p>
          </table:table-cell>
          <table:table-cell office:value-type="percentage" office:value="0.91803765160753747" table:style-name="ce33">
            <text:p>91,8%</text:p>
          </table:table-cell>
          <table:table-cell office:value-type="date" office:date-value="2022-03-01T00:00:00" table:style-name="ce34">
            <text:p>01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09389" table:style-name="ce32">
            <text:p>909.389</text:p>
          </table:table-cell>
          <table:table-cell office:value-type="percentage" office:value="0.95736243143942978" table:style-name="ce33">
            <text:p>95,7%</text:p>
          </table:table-cell>
          <table:table-cell office:value-type="float" office:value="897280" table:style-name="ce32">
            <text:p>897.280</text:p>
          </table:table-cell>
          <table:table-cell office:value-type="percentage" office:value="0.94461463958984726" table:style-name="ce33">
            <text:p>94,5%</text:p>
          </table:table-cell>
          <table:table-cell office:value-type="date" office:date-value="2022-03-01T00:00:00" table:style-name="ce34">
            <text:p>01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40269" table:style-name="ce32">
            <text:p>2.340.269</text:p>
          </table:table-cell>
          <table:table-cell office:value-type="percentage" office:value="0.95282898644899061" table:style-name="ce33">
            <text:p>95,3%</text:p>
          </table:table-cell>
          <table:table-cell office:value-type="float" office:value="2323681" table:style-name="ce32">
            <text:p>2.323.681</text:p>
          </table:table-cell>
          <table:table-cell office:value-type="percentage" office:value="0.94607526402339948" table:style-name="ce33">
            <text:p>94,6%</text:p>
          </table:table-cell>
          <table:table-cell office:value-type="date" office:date-value="2022-03-01T00:00:00" table:style-name="ce34">
            <text:p>01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8817" table:style-name="ce32">
            <text:p>268.817</text:p>
          </table:table-cell>
          <table:table-cell office:value-type="percentage" office:value="0.95501618237950259" table:style-name="ce33">
            <text:p>95,5%</text:p>
          </table:table-cell>
          <table:table-cell office:value-type="float" office:value="262237" table:style-name="ce32">
            <text:p>262.237</text:p>
          </table:table-cell>
          <table:table-cell office:value-type="percentage" office:value="0.93163966050753344" table:style-name="ce33">
            <text:p>93,2%</text:p>
          </table:table-cell>
          <table:table-cell office:value-type="date" office:date-value="2022-03-01T00:00:00" table:style-name="ce34">
            <text:p>01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24421" table:style-name="ce32">
            <text:p>5.524.421</text:p>
          </table:table-cell>
          <table:table-cell office:value-type="percentage" office:value="0.92522293091770968" table:style-name="ce33">
            <text:p>92,5%</text:p>
          </table:table-cell>
          <table:table-cell office:value-type="float" office:value="5381845" table:style-name="ce32">
            <text:p>5.381.845</text:p>
          </table:table-cell>
          <table:table-cell office:value-type="percentage" office:value="0.90134448562932135" table:style-name="ce33">
            <text:p>90,1%</text:p>
          </table:table-cell>
          <table:table-cell office:value-type="date" office:date-value="2022-03-01T00:00:00" table:style-name="ce34">
            <text:p>01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28736" table:style-name="ce32">
            <text:p>1.228.736</text:p>
          </table:table-cell>
          <table:table-cell office:value-type="percentage" office:value="0.9325462540622671" table:style-name="ce33">
            <text:p>93,3%</text:p>
          </table:table-cell>
          <table:table-cell office:value-type="float" office:value="1195643" table:style-name="ce32">
            <text:p>1.195.643</text:p>
          </table:table-cell>
          <table:table-cell office:value-type="percentage" office:value="0.9074304007091607" table:style-name="ce33">
            <text:p>90,7%</text:p>
          </table:table-cell>
          <table:table-cell office:value-type="date" office:date-value="2022-03-01T00:00:00" table:style-name="ce34">
            <text:p>01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39397" table:style-name="ce32">
            <text:p>539.397</text:p>
          </table:table-cell>
          <table:table-cell office:value-type="percentage" office:value="0.92971591281236321" table:style-name="ce33">
            <text:p>93,0%</text:p>
          </table:table-cell>
          <table:table-cell office:value-type="float" office:value="534407" table:style-name="ce32">
            <text:p>534.407</text:p>
          </table:table-cell>
          <table:table-cell office:value-type="percentage" office:value="0.92111504479690576" table:style-name="ce33">
            <text:p>92,1%</text:p>
          </table:table-cell>
          <table:table-cell office:value-type="date" office:date-value="2022-02-27T00:00:00" table:style-name="ce34">
            <text:p>27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61593" table:style-name="ce32">
            <text:p>1.861.593</text:p>
          </table:table-cell>
          <table:table-cell office:value-type="percentage" office:value="0.95209827065857977" table:style-name="ce33">
            <text:p>95,2%</text:p>
          </table:table-cell>
          <table:table-cell office:value-type="float" office:value="1833199" table:style-name="ce32">
            <text:p>1.833.199</text:p>
          </table:table-cell>
          <table:table-cell office:value-type="percentage" office:value="0.93757636479780371" table:style-name="ce33">
            <text:p>93,8%</text:p>
          </table:table-cell>
          <table:table-cell office:value-type="date" office:date-value="2022-03-01T00:00:00" table:style-name="ce34">
            <text:p>01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4110" table:style-name="ce32">
            <text:p>64.110</text:p>
          </table:table-cell>
          <table:table-cell office:value-type="percentage" office:value="0.90258908333216015" table:style-name="ce33">
            <text:p>90,3%</text:p>
          </table:table-cell>
          <table:table-cell office:value-type="float" office:value="61684" table:style-name="ce32">
            <text:p>61.684</text:p>
          </table:table-cell>
          <table:table-cell office:value-type="percentage" office:value="0.8684340199073618" table:style-name="ce33">
            <text:p>86,8%</text:p>
          </table:table-cell>
          <table:table-cell office:value-type="date" office:date-value="2022-03-01T00:00:00" table:style-name="ce34">
            <text:p>01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1795" table:style-name="ce32">
            <text:p>61.795</text:p>
          </table:table-cell>
          <table:table-cell office:value-type="percentage" office:value="0.90520903524448482" table:style-name="ce33">
            <text:p>90,5%</text:p>
          </table:table-cell>
          <table:table-cell office:value-type="float" office:value="59459" table:style-name="ce32">
            <text:p>59.459</text:p>
          </table:table-cell>
          <table:table-cell office:value-type="percentage" office:value="0.870989951073741" table:style-name="ce33">
            <text:p>87,1%</text:p>
          </table:table-cell>
          <table:table-cell office:value-type="date" office:date-value="2022-02-28T00:00:00" table:style-name="ce34">
            <text:p>28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089" table:style-name="ce32">
            <text:p>95.089</text:p>
          </table:table-cell>
          <table:table-cell office:value-type="string" table:style-name="ce33">
            <text:p>-</text:p>
          </table:table-cell>
          <table:table-cell office:value-type="float" office:value="91056" table:style-name="ce32">
            <text:p>91.056</text:p>
          </table:table-cell>
          <table:table-cell office:value-type="string" table:style-name="ce33">
            <text:p>-</text:p>
          </table:table-cell>
          <table:table-cell office:value-type="date" office:date-value="2022-03-01T00:00:00" table:style-name="ce34">
            <text:p>01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058" table:style-name="ce32">
            <text:p>8.058</text:p>
          </table:table-cell>
          <table:table-cell office:value-type="string" table:style-name="ce33">
            <text:p>-</text:p>
          </table:table-cell>
          <table:table-cell office:value-type="float" office:value="7549" table:style-name="ce32">
            <text:p>7.549</text:p>
          </table:table-cell>
          <table:table-cell office:value-type="string" table:style-name="ce33">
            <text:p>-</text:p>
          </table:table-cell>
          <table:table-cell office:value-type="date" office:date-value="2022-02-28T00:00:00" table:style-name="ce34">
            <text:p>28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186752" table:style-name="ce35">
            <text:p>39.186.752</text:p>
          </table:table-cell>
          <table:table-cell office:value-type="percentage" office:value="0.92892547932817782" table:style-name="ce36">
            <text:p>92,9%</text:p>
          </table:table-cell>
          <table:table-cell office:value-type="float" office:value="38437710" table:style-name="ce35">
            <text:p>38.437.710</text:p>
          </table:table-cell>
          <table:table-cell office:value-type="percentage" office:value="0.9111693713739657" table:style-name="ce36">
            <text:p>91,1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478" table:style-name="ce45">
            <text:p>435.478</text:p>
          </table:table-cell>
          <table:table-cell office:value-type="percentage" office:value="1" table:style-name="ce46">
            <text:p>100,0%</text:p>
          </table:table-cell>
          <table:table-cell office:value-type="float" office:value="656510" table:style-name="ce45">
            <text:p>656.510</text:p>
          </table:table-cell>
          <table:table-cell office:value-type="percentage" office:value="1" table:style-name="ce46">
            <text:p>100,0%</text:p>
          </table:table-cell>
          <table:table-cell office:value-type="float" office:value="937443" table:style-name="ce45">
            <text:p>937.443</text:p>
          </table:table-cell>
          <table:table-cell office:value-type="percentage" office:value="0.97830789925998896" table:style-name="ce46">
            <text:p>97,8%</text:p>
          </table:table-cell>
          <table:table-cell office:value-type="float" office:value="1229437" table:style-name="ce45">
            <text:p>1.229.437</text:p>
          </table:table-cell>
          <table:table-cell office:value-type="percentage" office:value="0.95483503690224614" table:style-name="ce46">
            <text:p>95,5%</text:p>
          </table:table-cell>
          <table:table-cell office:value-type="float" office:value="1276854" table:style-name="ce45">
            <text:p>1.276.854</text:p>
          </table:table-cell>
          <table:table-cell office:value-type="percentage" office:value="0.92235844477063367" table:style-name="ce46">
            <text:p>92,2%</text:p>
          </table:table-cell>
          <table:table-cell office:value-type="float" office:value="967747" table:style-name="ce45">
            <text:p>967.747</text:p>
          </table:table-cell>
          <table:table-cell office:value-type="percentage" office:value="0.87835425264550859" table:style-name="ce46">
            <text:p>87,8%</text:p>
          </table:table-cell>
          <table:table-cell office:value-type="float" office:value="811701" table:style-name="ce45">
            <text:p>811.701</text:p>
          </table:table-cell>
          <table:table-cell office:value-type="percentage" office:value="0.87646094640820982" table:style-name="ce46">
            <text:p>87,6%</text:p>
          </table:table-cell>
          <table:table-cell office:value-type="float" office:value="720610" table:style-name="ce45">
            <text:p>720.610</text:p>
          </table:table-cell>
          <table:table-cell office:value-type="percentage" office:value="0.93241085546150204" table:style-name="ce46">
            <text:p>93,2%</text:p>
          </table:table-cell>
          <table:table-cell office:value-type="float" office:value="7035780" table:style-name="ce45">
            <text:p>7.035.780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710379787972975" table:style-name="ce46">
            <text:p>93,7%</text:p>
          </table:table-cell>
          <table:table-cell office:value-type="percentage" office:value="0.82752298606351726" table:style-name="ce46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681" table:style-name="ce48">
            <text:p>101.681</text:p>
          </table:table-cell>
          <table:table-cell office:value-type="percentage" office:value="1" table:style-name="ce49">
            <text:p>100,0%</text:p>
          </table:table-cell>
          <table:table-cell office:value-type="float" office:value="119854" table:style-name="ce48">
            <text:p>119.854</text:p>
          </table:table-cell>
          <table:table-cell office:value-type="percentage" office:value="1" table:style-name="ce49">
            <text:p>100,0%</text:p>
          </table:table-cell>
          <table:table-cell office:value-type="float" office:value="156016" table:style-name="ce48">
            <text:p>156.016</text:p>
          </table:table-cell>
          <table:table-cell office:value-type="percentage" office:value="0.96718120389312501" table:style-name="ce49">
            <text:p>96,7%</text:p>
          </table:table-cell>
          <table:table-cell office:value-type="float" office:value="188492" table:style-name="ce48">
            <text:p>188.492</text:p>
          </table:table-cell>
          <table:table-cell office:value-type="percentage" office:value="0.93791113101457924" table:style-name="ce49">
            <text:p>93,8%</text:p>
          </table:table-cell>
          <table:table-cell office:value-type="float" office:value="192267" table:style-name="ce48">
            <text:p>192.267</text:p>
          </table:table-cell>
          <table:table-cell office:value-type="percentage" office:value="0.89997051072613832" table:style-name="ce49">
            <text:p>90,0%</text:p>
          </table:table-cell>
          <table:table-cell office:value-type="float" office:value="131809" table:style-name="ce48">
            <text:p>131.809</text:p>
          </table:table-cell>
          <table:table-cell office:value-type="percentage" office:value="0.83276892556135407" table:style-name="ce49">
            <text:p>83,3%</text:p>
          </table:table-cell>
          <table:table-cell office:value-type="float" office:value="110585" table:style-name="ce48">
            <text:p>110.585</text:p>
          </table:table-cell>
          <table:table-cell office:value-type="percentage" office:value="0.84546399792045746" table:style-name="ce49">
            <text:p>84,5%</text:p>
          </table:table-cell>
          <table:table-cell office:value-type="float" office:value="94829" table:style-name="ce48">
            <text:p>94.829</text:p>
          </table:table-cell>
          <table:table-cell office:value-type="percentage" office:value="0.88594598129618729" table:style-name="ce49">
            <text:p>88,6%</text:p>
          </table:table-cell>
          <table:table-cell office:value-type="float" office:value="1095533" table:style-name="ce48">
            <text:p>1.095.533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107418144152386" table:style-name="ce49">
            <text:p>92,1%</text:p>
          </table:table-cell>
          <table:table-cell office:value-type="percentage" office:value="0.82300791881802948" table:style-name="ce49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266" table:style-name="ce48">
            <text:p>89.266</text:p>
          </table:table-cell>
          <table:table-cell office:value-type="percentage" office:value="1" table:style-name="ce49">
            <text:p>100,0%</text:p>
          </table:table-cell>
          <table:table-cell office:value-type="float" office:value="114793" table:style-name="ce48">
            <text:p>114.793</text:p>
          </table:table-cell>
          <table:table-cell office:value-type="percentage" office:value="1" table:style-name="ce49">
            <text:p>100,0%</text:p>
          </table:table-cell>
          <table:table-cell office:value-type="float" office:value="149143" table:style-name="ce48">
            <text:p>149.143</text:p>
          </table:table-cell>
          <table:table-cell office:value-type="percentage" office:value="0.98126850450687542" table:style-name="ce49">
            <text:p>98,1%</text:p>
          </table:table-cell>
          <table:table-cell office:value-type="float" office:value="154370" table:style-name="ce48">
            <text:p>154.370</text:p>
          </table:table-cell>
          <table:table-cell office:value-type="percentage" office:value="0.95241326974451357" table:style-name="ce49">
            <text:p>95,2%</text:p>
          </table:table-cell>
          <table:table-cell office:value-type="float" office:value="152460" table:style-name="ce48">
            <text:p>152.460</text:p>
          </table:table-cell>
          <table:table-cell office:value-type="percentage" office:value="0.91887656702025078" table:style-name="ce49">
            <text:p>91,9%</text:p>
          </table:table-cell>
          <table:table-cell office:value-type="float" office:value="93066" table:style-name="ce48">
            <text:p>93.066</text:p>
          </table:table-cell>
          <table:table-cell office:value-type="percentage" office:value="0.85703235074729955" table:style-name="ce49">
            <text:p>85,7%</text:p>
          </table:table-cell>
          <table:table-cell office:value-type="float" office:value="68820" table:style-name="ce48">
            <text:p>68.820</text:p>
          </table:table-cell>
          <table:table-cell office:value-type="percentage" office:value="0.86847883698038919" table:style-name="ce49">
            <text:p>86,8%</text:p>
          </table:table-cell>
          <table:table-cell office:value-type="float" office:value="62854" table:style-name="ce48">
            <text:p>62.854</text:p>
          </table:table-cell>
          <table:table-cell office:value-type="percentage" office:value="0.96319112418781416" table:style-name="ce49">
            <text:p>96,3%</text:p>
          </table:table-cell>
          <table:table-cell office:value-type="float" office:value="884772" table:style-name="ce48">
            <text:p>884.772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091069131288508" table:style-name="ce49">
            <text:p>95,1%</text:p>
          </table:table-cell>
          <table:table-cell office:value-type="percentage" office:value="0.87351328724075394" table:style-name="ce49">
            <text:p>87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57" table:style-name="ce48">
            <text:p>51.857</text:p>
          </table:table-cell>
          <table:table-cell office:value-type="percentage" office:value="0.96688605895623958" table:style-name="ce49">
            <text:p>96,7%</text:p>
          </table:table-cell>
          <table:table-cell office:value-type="float" office:value="79937" table:style-name="ce48">
            <text:p>79.937</text:p>
          </table:table-cell>
          <table:table-cell office:value-type="percentage" office:value="0.91635142261045011" table:style-name="ce49">
            <text:p>91,6%</text:p>
          </table:table-cell>
          <table:table-cell office:value-type="float" office:value="112187" table:style-name="ce48">
            <text:p>112.187</text:p>
          </table:table-cell>
          <table:table-cell office:value-type="percentage" office:value="0.88063708367021731" table:style-name="ce49">
            <text:p>88,1%</text:p>
          </table:table-cell>
          <table:table-cell office:value-type="float" office:value="153690" table:style-name="ce48">
            <text:p>153.690</text:p>
          </table:table-cell>
          <table:table-cell office:value-type="percentage" office:value="0.86582013205038644" table:style-name="ce49">
            <text:p>86,6%</text:p>
          </table:table-cell>
          <table:table-cell office:value-type="float" office:value="173893" table:style-name="ce48">
            <text:p>173.893</text:p>
          </table:table-cell>
          <table:table-cell office:value-type="percentage" office:value="0.80274486088734809" table:style-name="ce49">
            <text:p>80,3%</text:p>
          </table:table-cell>
          <table:table-cell office:value-type="float" office:value="135490" table:style-name="ce48">
            <text:p>135.490</text:p>
          </table:table-cell>
          <table:table-cell office:value-type="percentage" office:value="0.73617065206170162" table:style-name="ce49">
            <text:p>73,6%</text:p>
          </table:table-cell>
          <table:table-cell office:value-type="float" office:value="104936" table:style-name="ce48">
            <text:p>104.936</text:p>
          </table:table-cell>
          <table:table-cell office:value-type="percentage" office:value="0.76476718678259348" table:style-name="ce49">
            <text:p>76,5%</text:p>
          </table:table-cell>
          <table:table-cell office:value-type="float" office:value="84332" table:style-name="ce48">
            <text:p>84.332</text:p>
          </table:table-cell>
          <table:table-cell office:value-type="percentage" office:value="0.8472512457804211" table:style-name="ce49">
            <text:p>84,7%</text:p>
          </table:table-cell>
          <table:table-cell office:value-type="float" office:value="896322" table:style-name="ce48">
            <text:p>896.322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748592809921095" table:style-name="ce49">
            <text:p>82,7%</text:p>
          </table:table-cell>
          <table:table-cell office:value-type="percentage" office:value="0.73482568506486856" table:style-name="ce49">
            <text:p>73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792" table:style-name="ce48">
            <text:p>94.792</text:p>
          </table:table-cell>
          <table:table-cell office:value-type="percentage" office:value="0.94450090671768194" table:style-name="ce49">
            <text:p>94,5%</text:p>
          </table:table-cell>
          <table:table-cell office:value-type="float" office:value="156090" table:style-name="ce48">
            <text:p>156.090</text:p>
          </table:table-cell>
          <table:table-cell office:value-type="percentage" office:value="0.93218112107784001" table:style-name="ce49">
            <text:p>93,2%</text:p>
          </table:table-cell>
          <table:table-cell office:value-type="float" office:value="229264" table:style-name="ce48">
            <text:p>229.264</text:p>
          </table:table-cell>
          <table:table-cell office:value-type="percentage" office:value="0.91138717179145712" table:style-name="ce49">
            <text:p>91,1%</text:p>
          </table:table-cell>
          <table:table-cell office:value-type="float" office:value="325598" table:style-name="ce48">
            <text:p>325.598</text:p>
          </table:table-cell>
          <table:table-cell office:value-type="percentage" office:value="0.8841837136487195" table:style-name="ce49">
            <text:p>88,4%</text:p>
          </table:table-cell>
          <table:table-cell office:value-type="float" office:value="324744" table:style-name="ce48">
            <text:p>324.744</text:p>
          </table:table-cell>
          <table:table-cell office:value-type="percentage" office:value="0.82400375534438797" table:style-name="ce49">
            <text:p>82,4%</text:p>
          </table:table-cell>
          <table:table-cell office:value-type="float" office:value="239102" table:style-name="ce48">
            <text:p>239.102</text:p>
          </table:table-cell>
          <table:table-cell office:value-type="percentage" office:value="0.76424110310616178" table:style-name="ce49">
            <text:p>76,4%</text:p>
          </table:table-cell>
          <table:table-cell office:value-type="float" office:value="199931" table:style-name="ce48">
            <text:p>199.931</text:p>
          </table:table-cell>
          <table:table-cell office:value-type="percentage" office:value="0.78505601344479736" table:style-name="ce49">
            <text:p>78,5%</text:p>
          </table:table-cell>
          <table:table-cell office:value-type="float" office:value="171173" table:style-name="ce48">
            <text:p>171.173</text:p>
          </table:table-cell>
          <table:table-cell office:value-type="percentage" office:value="0.92895015331180641" table:style-name="ce49">
            <text:p>92,9%</text:p>
          </table:table-cell>
          <table:table-cell office:value-type="float" office:value="1740694" table:style-name="ce48">
            <text:p>1.740.694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600337937352744" table:style-name="ce49">
            <text:p>85,6%</text:p>
          </table:table-cell>
          <table:table-cell office:value-type="percentage" office:value="0.77558280300610105" table:style-name="ce49">
            <text:p>77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79" table:style-name="ce48">
            <text:p>42.579</text:p>
          </table:table-cell>
          <table:table-cell office:value-type="percentage" office:value="1" table:style-name="ce49">
            <text:p>100,0%</text:p>
          </table:table-cell>
          <table:table-cell office:value-type="float" office:value="56209" table:style-name="ce48">
            <text:p>56.209</text:p>
          </table:table-cell>
          <table:table-cell office:value-type="percentage" office:value="1" table:style-name="ce49">
            <text:p>100,0%</text:p>
          </table:table-cell>
          <table:table-cell office:value-type="float" office:value="77280" table:style-name="ce48">
            <text:p>77.280</text:p>
          </table:table-cell>
          <table:table-cell office:value-type="percentage" office:value="0.9750558310306976" table:style-name="ce49">
            <text:p>97,5%</text:p>
          </table:table-cell>
          <table:table-cell office:value-type="float" office:value="85168" table:style-name="ce48">
            <text:p>85.168</text:p>
          </table:table-cell>
          <table:table-cell office:value-type="percentage" office:value="0.93622073210948664" table:style-name="ce49">
            <text:p>93,6%</text:p>
          </table:table-cell>
          <table:table-cell office:value-type="float" office:value="89476" table:style-name="ce48">
            <text:p>89.476</text:p>
          </table:table-cell>
          <table:table-cell office:value-type="percentage" office:value="0.91877682623785761" table:style-name="ce49">
            <text:p>91,9%</text:p>
          </table:table-cell>
          <table:table-cell office:value-type="float" office:value="56839" table:style-name="ce48">
            <text:p>56.839</text:p>
          </table:table-cell>
          <table:table-cell office:value-type="percentage" office:value="0.84634741951815118" table:style-name="ce49">
            <text:p>84,6%</text:p>
          </table:table-cell>
          <table:table-cell office:value-type="float" office:value="43411" table:style-name="ce48">
            <text:p>43.411</text:p>
          </table:table-cell>
          <table:table-cell office:value-type="percentage" office:value="0.85332101507675973" table:style-name="ce49">
            <text:p>85,3%</text:p>
          </table:table-cell>
          <table:table-cell office:value-type="float" office:value="43060" table:style-name="ce48">
            <text:p>43.060</text:p>
          </table:table-cell>
          <table:table-cell office:value-type="percentage" office:value="0.95090872954530403" table:style-name="ce49">
            <text:p>95,1%</text:p>
          </table:table-cell>
          <table:table-cell office:value-type="float" office:value="494022" table:style-name="ce48">
            <text:p>494.022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731287780185257" table:style-name="ce49">
            <text:p>93,7%</text:p>
          </table:table-cell>
          <table:table-cell office:value-type="percentage" office:value="0.84642811249796546" table:style-name="ce49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30000" table:style-name="ce48">
            <text:p>230.000</text:p>
          </table:table-cell>
          <table:table-cell office:value-type="percentage" office:value="1" table:style-name="ce49">
            <text:p>100,0%</text:p>
          </table:table-cell>
          <table:table-cell office:value-type="float" office:value="252330" table:style-name="ce48">
            <text:p>252.330</text:p>
          </table:table-cell>
          <table:table-cell office:value-type="percentage" office:value="1" table:style-name="ce49">
            <text:p>100,0%</text:p>
          </table:table-cell>
          <table:table-cell office:value-type="float" office:value="324595" table:style-name="ce48">
            <text:p>324.595</text:p>
          </table:table-cell>
          <table:table-cell office:value-type="percentage" office:value="0.99190815387953291" table:style-name="ce49">
            <text:p>99,2%</text:p>
          </table:table-cell>
          <table:table-cell office:value-type="float" office:value="357817" table:style-name="ce48">
            <text:p>357.817</text:p>
          </table:table-cell>
          <table:table-cell office:value-type="percentage" office:value="0.93865210924363129" table:style-name="ce49">
            <text:p>93,9%</text:p>
          </table:table-cell>
          <table:table-cell office:value-type="float" office:value="326120" table:style-name="ce48">
            <text:p>326.120</text:p>
          </table:table-cell>
          <table:table-cell office:value-type="percentage" office:value="0.90538086962315589" table:style-name="ce49">
            <text:p>90,5%</text:p>
          </table:table-cell>
          <table:table-cell office:value-type="float" office:value="218885" table:style-name="ce48">
            <text:p>218.885</text:p>
          </table:table-cell>
          <table:table-cell office:value-type="percentage" office:value="0.84543572471437067" table:style-name="ce49">
            <text:p>84,5%</text:p>
          </table:table-cell>
          <table:table-cell office:value-type="float" office:value="180930" table:style-name="ce48">
            <text:p>180.930</text:p>
          </table:table-cell>
          <table:table-cell office:value-type="percentage" office:value="0.85433399912172592" table:style-name="ce49">
            <text:p>85,4%</text:p>
          </table:table-cell>
          <table:table-cell office:value-type="float" office:value="155493" table:style-name="ce48">
            <text:p>155.493</text:p>
          </table:table-cell>
          <table:table-cell office:value-type="percentage" office:value="0.92446402454250343" table:style-name="ce49">
            <text:p>92,4%</text:p>
          </table:table-cell>
          <table:table-cell office:value-type="float" office:value="2046170" table:style-name="ce48">
            <text:p>2.046.170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200259742770864" table:style-name="ce49">
            <text:p>94,2%</text:p>
          </table:table-cell>
          <table:table-cell office:value-type="percentage" office:value="0.85734014511559931" table:style-name="ce49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8972" table:style-name="ce48">
            <text:p>138.972</text:p>
          </table:table-cell>
          <table:table-cell office:value-type="percentage" office:value="1" table:style-name="ce49">
            <text:p>100,0%</text:p>
          </table:table-cell>
          <table:table-cell office:value-type="float" office:value="159391" table:style-name="ce48">
            <text:p>159.391</text:p>
          </table:table-cell>
          <table:table-cell office:value-type="percentage" office:value="1" table:style-name="ce49">
            <text:p>100,0%</text:p>
          </table:table-cell>
          <table:table-cell office:value-type="float" office:value="225446" table:style-name="ce48">
            <text:p>225.446</text:p>
          </table:table-cell>
          <table:table-cell office:value-type="percentage" office:value="0.98867682916133104" table:style-name="ce49">
            <text:p>98,9%</text:p>
          </table:table-cell>
          <table:table-cell office:value-type="float" office:value="290103" table:style-name="ce48">
            <text:p>290.103</text:p>
          </table:table-cell>
          <table:table-cell office:value-type="percentage" office:value="0.93158792191569229" table:style-name="ce49">
            <text:p>93,2%</text:p>
          </table:table-cell>
          <table:table-cell office:value-type="float" office:value="292036" table:style-name="ce48">
            <text:p>292.036</text:p>
          </table:table-cell>
          <table:table-cell office:value-type="percentage" office:value="0.88313510603875034" table:style-name="ce49">
            <text:p>88,3%</text:p>
          </table:table-cell>
          <table:table-cell office:value-type="float" office:value="212180" table:style-name="ce48">
            <text:p>212.180</text:p>
          </table:table-cell>
          <table:table-cell office:value-type="percentage" office:value="0.82319758216262984" table:style-name="ce49">
            <text:p>82,3%</text:p>
          </table:table-cell>
          <table:table-cell office:value-type="float" office:value="180400" table:style-name="ce48">
            <text:p>180.400</text:p>
          </table:table-cell>
          <table:table-cell office:value-type="percentage" office:value="0.82377438445240003" table:style-name="ce49">
            <text:p>82,4%</text:p>
          </table:table-cell>
          <table:table-cell office:value-type="float" office:value="159420" table:style-name="ce48">
            <text:p>159.420</text:p>
          </table:table-cell>
          <table:table-cell office:value-type="percentage" office:value="0.89654474288028074" table:style-name="ce49">
            <text:p>89,7%</text:p>
          </table:table-cell>
          <table:table-cell office:value-type="float" office:value="1657948" table:style-name="ce48">
            <text:p>1.657.948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292573793474086" table:style-name="ce49">
            <text:p>91,3%</text:p>
          </table:table-cell>
          <table:table-cell office:value-type="percentage" office:value="0.80928569755000357" table:style-name="ce49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102" table:style-name="ce48">
            <text:p>461.102</text:p>
          </table:table-cell>
          <table:table-cell office:value-type="percentage" office:value="1" table:style-name="ce49">
            <text:p>100,0%</text:p>
          </table:table-cell>
          <table:table-cell office:value-type="float" office:value="622079" table:style-name="ce48">
            <text:p>622.079</text:p>
          </table:table-cell>
          <table:table-cell office:value-type="percentage" office:value="0.97851781242528346" table:style-name="ce49">
            <text:p>97,9%</text:p>
          </table:table-cell>
          <table:table-cell office:value-type="float" office:value="809950" table:style-name="ce48">
            <text:p>809.950</text:p>
          </table:table-cell>
          <table:table-cell office:value-type="percentage" office:value="0.9501058084374604" table:style-name="ce49">
            <text:p>95,0%</text:p>
          </table:table-cell>
          <table:table-cell office:value-type="float" office:value="1044863" table:style-name="ce48">
            <text:p>1.044.863</text:p>
          </table:table-cell>
          <table:table-cell office:value-type="percentage" office:value="0.95212506640690142" table:style-name="ce49">
            <text:p>95,2%</text:p>
          </table:table-cell>
          <table:table-cell office:value-type="float" office:value="1166446" table:style-name="ce48">
            <text:p>1.166.446</text:p>
          </table:table-cell>
          <table:table-cell office:value-type="percentage" office:value="0.91447947127860574" table:style-name="ce49">
            <text:p>91,4%</text:p>
          </table:table-cell>
          <table:table-cell office:value-type="float" office:value="832846" table:style-name="ce48">
            <text:p>832.846</text:p>
          </table:table-cell>
          <table:table-cell office:value-type="percentage" office:value="0.86159929155786918" table:style-name="ce49">
            <text:p>86,2%</text:p>
          </table:table-cell>
          <table:table-cell office:value-type="float" office:value="699344" table:style-name="ce48">
            <text:p>699.344</text:p>
          </table:table-cell>
          <table:table-cell office:value-type="percentage" office:value="0.84354965749913458" table:style-name="ce49">
            <text:p>84,4%</text:p>
          </table:table-cell>
          <table:table-cell office:value-type="float" office:value="605694" table:style-name="ce48">
            <text:p>605.694</text:p>
          </table:table-cell>
          <table:table-cell office:value-type="percentage" office:value="0.90218555386579247" table:style-name="ce49">
            <text:p>90,2%</text:p>
          </table:table-cell>
          <table:table-cell office:value-type="float" office:value="6242324" table:style-name="ce48">
            <text:p>6.242.324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2036906033751409" table:style-name="ce49">
            <text:p>92,0%</text:p>
          </table:table-cell>
          <table:table-cell office:value-type="percentage" office:value="0.81372938684201912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9034" table:style-name="ce48">
            <text:p>299.034</text:p>
          </table:table-cell>
          <table:table-cell office:value-type="percentage" office:value="1" table:style-name="ce49">
            <text:p>100,0%</text:p>
          </table:table-cell>
          <table:table-cell office:value-type="float" office:value="437804" table:style-name="ce48">
            <text:p>437.804</text:p>
          </table:table-cell>
          <table:table-cell office:value-type="percentage" office:value="0.99551589900312887" table:style-name="ce49">
            <text:p>99,6%</text:p>
          </table:table-cell>
          <table:table-cell office:value-type="float" office:value="576658" table:style-name="ce48">
            <text:p>576.658</text:p>
          </table:table-cell>
          <table:table-cell office:value-type="percentage" office:value="0.96569983588438224" table:style-name="ce49">
            <text:p>96,6%</text:p>
          </table:table-cell>
          <table:table-cell office:value-type="float" office:value="723861" table:style-name="ce48">
            <text:p>723.861</text:p>
          </table:table-cell>
          <table:table-cell office:value-type="percentage" office:value="0.94957995319403488" table:style-name="ce49">
            <text:p>95,0%</text:p>
          </table:table-cell>
          <table:table-cell office:value-type="float" office:value="767900" table:style-name="ce48">
            <text:p>767.900</text:p>
          </table:table-cell>
          <table:table-cell office:value-type="percentage" office:value="0.91338050701598505" table:style-name="ce49">
            <text:p>91,3%</text:p>
          </table:table-cell>
          <table:table-cell office:value-type="float" office:value="530877" table:style-name="ce48">
            <text:p>530.877</text:p>
          </table:table-cell>
          <table:table-cell office:value-type="percentage" office:value="0.86473178145070784" table:style-name="ce49">
            <text:p>86,5%</text:p>
          </table:table-cell>
          <table:table-cell office:value-type="float" office:value="449111" table:style-name="ce48">
            <text:p>449.111</text:p>
          </table:table-cell>
          <table:table-cell office:value-type="percentage" office:value="0.87584759727988803" table:style-name="ce49">
            <text:p>87,6%</text:p>
          </table:table-cell>
          <table:table-cell office:value-type="float" office:value="406268" table:style-name="ce48">
            <text:p>406.268</text:p>
          </table:table-cell>
          <table:table-cell office:value-type="percentage" office:value="0.93876409816784478" table:style-name="ce49">
            <text:p>93,9%</text:p>
          </table:table-cell>
          <table:table-cell office:value-type="float" office:value="4191513" table:style-name="ce48">
            <text:p>4.191.513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310078792954454" table:style-name="ce49">
            <text:p>93,3%</text:p>
          </table:table-cell>
          <table:table-cell office:value-type="percentage" office:value="0.8304885333893397" table:style-name="ce49">
            <text:p>83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29" table:style-name="ce48">
            <text:p>78.429</text:p>
          </table:table-cell>
          <table:table-cell office:value-type="percentage" office:value="1" table:style-name="ce49">
            <text:p>100,0%</text:p>
          </table:table-cell>
          <table:table-cell office:value-type="float" office:value="96156" table:style-name="ce48">
            <text:p>96.156</text:p>
          </table:table-cell>
          <table:table-cell office:value-type="percentage" office:value="1" table:style-name="ce49">
            <text:p>100,0%</text:p>
          </table:table-cell>
          <table:table-cell office:value-type="float" office:value="133468" table:style-name="ce48">
            <text:p>133.468</text:p>
          </table:table-cell>
          <table:table-cell office:value-type="percentage" office:value="1" table:style-name="ce49">
            <text:p>100,0%</text:p>
          </table:table-cell>
          <table:table-cell office:value-type="float" office:value="162342" table:style-name="ce48">
            <text:p>162.342</text:p>
          </table:table-cell>
          <table:table-cell office:value-type="percentage" office:value="0.96659184414687438" table:style-name="ce49">
            <text:p>96,7%</text:p>
          </table:table-cell>
          <table:table-cell office:value-type="float" office:value="147359" table:style-name="ce48">
            <text:p>147.359</text:p>
          </table:table-cell>
          <table:table-cell office:value-type="percentage" office:value="0.9353988929514524" table:style-name="ce49">
            <text:p>93,5%</text:p>
          </table:table-cell>
          <table:table-cell office:value-type="float" office:value="114821" table:style-name="ce48">
            <text:p>114.821</text:p>
          </table:table-cell>
          <table:table-cell office:value-type="percentage" office:value="0.88431324224827101" table:style-name="ce49">
            <text:p>88,4%</text:p>
          </table:table-cell>
          <table:table-cell office:value-type="float" office:value="95659" table:style-name="ce48">
            <text:p>95.659</text:p>
          </table:table-cell>
          <table:table-cell office:value-type="percentage" office:value="0.85025687518887882" table:style-name="ce49">
            <text:p>85,0%</text:p>
          </table:table-cell>
          <table:table-cell office:value-type="float" office:value="81155" table:style-name="ce48">
            <text:p>81.155</text:p>
          </table:table-cell>
          <table:table-cell office:value-type="percentage" office:value="0.94686672344794598" table:style-name="ce49">
            <text:p>94,7%</text:p>
          </table:table-cell>
          <table:table-cell office:value-type="float" office:value="909389" table:style-name="ce48">
            <text:p>909.389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736243143942978" table:style-name="ce49">
            <text:p>95,7%</text:p>
          </table:table-cell>
          <table:table-cell office:value-type="percentage" office:value="0.85953672924076485" table:style-name="ce49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074" table:style-name="ce48">
            <text:p>243.074</text:p>
          </table:table-cell>
          <table:table-cell office:value-type="percentage" office:value="1" table:style-name="ce49">
            <text:p>100,0%</text:p>
          </table:table-cell>
          <table:table-cell office:value-type="float" office:value="292347" table:style-name="ce48">
            <text:p>292.347</text:p>
          </table:table-cell>
          <table:table-cell office:value-type="percentage" office:value="1" table:style-name="ce49">
            <text:p>100,0%</text:p>
          </table:table-cell>
          <table:table-cell office:value-type="float" office:value="348214" table:style-name="ce48">
            <text:p>348.214</text:p>
          </table:table-cell>
          <table:table-cell office:value-type="percentage" office:value="0.98486279789346265" table:style-name="ce49">
            <text:p>98,5%</text:p>
          </table:table-cell>
          <table:table-cell office:value-type="float" office:value="393791" table:style-name="ce48">
            <text:p>393.791</text:p>
          </table:table-cell>
          <table:table-cell office:value-type="percentage" office:value="0.96234359726295216" table:style-name="ce49">
            <text:p>96,2%</text:p>
          </table:table-cell>
          <table:table-cell office:value-type="float" office:value="412501" table:style-name="ce48">
            <text:p>412.501</text:p>
          </table:table-cell>
          <table:table-cell office:value-type="percentage" office:value="0.93149623902248457" table:style-name="ce49">
            <text:p>93,1%</text:p>
          </table:table-cell>
          <table:table-cell office:value-type="float" office:value="268882" table:style-name="ce48">
            <text:p>268.882</text:p>
          </table:table-cell>
          <table:table-cell office:value-type="percentage" office:value="0.87130182308375292" table:style-name="ce49">
            <text:p>87,1%</text:p>
          </table:table-cell>
          <table:table-cell office:value-type="float" office:value="204647" table:style-name="ce48">
            <text:p>204.647</text:p>
          </table:table-cell>
          <table:table-cell office:value-type="percentage" office:value="0.88837134596851908" table:style-name="ce49">
            <text:p>88,8%</text:p>
          </table:table-cell>
          <table:table-cell office:value-type="float" office:value="176813" table:style-name="ce48">
            <text:p>176.813</text:p>
          </table:table-cell>
          <table:table-cell office:value-type="percentage" office:value="0.9643784361637141" table:style-name="ce49">
            <text:p>96,4%</text:p>
          </table:table-cell>
          <table:table-cell office:value-type="float" office:value="2340269" table:style-name="ce48">
            <text:p>2.340.269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282898644899061" table:style-name="ce49">
            <text:p>95,3%</text:p>
          </table:table-cell>
          <table:table-cell office:value-type="percentage" office:value="0.86777033871783504" table:style-name="ce49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75" table:style-name="ce48">
            <text:p>23.475</text:p>
          </table:table-cell>
          <table:table-cell office:value-type="percentage" office:value="1" table:style-name="ce49">
            <text:p>100,0%</text:p>
          </table:table-cell>
          <table:table-cell office:value-type="float" office:value="28785" table:style-name="ce48">
            <text:p>28.785</text:p>
          </table:table-cell>
          <table:table-cell office:value-type="percentage" office:value="1" table:style-name="ce49">
            <text:p>100,0%</text:p>
          </table:table-cell>
          <table:table-cell office:value-type="float" office:value="38518" table:style-name="ce48">
            <text:p>38.518</text:p>
          </table:table-cell>
          <table:table-cell office:value-type="percentage" office:value="0.9975138550784689" table:style-name="ce49">
            <text:p>99,8%</text:p>
          </table:table-cell>
          <table:table-cell office:value-type="float" office:value="45950" table:style-name="ce48">
            <text:p>45.950</text:p>
          </table:table-cell>
          <table:table-cell office:value-type="percentage" office:value="0.96736842105263154" table:style-name="ce49">
            <text:p>96,7%</text:p>
          </table:table-cell>
          <table:table-cell office:value-type="float" office:value="48515" table:style-name="ce48">
            <text:p>48.515</text:p>
          </table:table-cell>
          <table:table-cell office:value-type="percentage" office:value="0.93795916789111433" table:style-name="ce49">
            <text:p>93,8%</text:p>
          </table:table-cell>
          <table:table-cell office:value-type="float" office:value="32550" table:style-name="ce48">
            <text:p>32.550</text:p>
          </table:table-cell>
          <table:table-cell office:value-type="percentage" office:value="0.87887460848903765" table:style-name="ce49">
            <text:p>87,9%</text:p>
          </table:table-cell>
          <table:table-cell office:value-type="float" office:value="25813" table:style-name="ce48">
            <text:p>25.813</text:p>
          </table:table-cell>
          <table:table-cell office:value-type="percentage" office:value="0.85569846847444142" table:style-name="ce49">
            <text:p>85,6%</text:p>
          </table:table-cell>
          <table:table-cell office:value-type="float" office:value="25211" table:style-name="ce48">
            <text:p>25.211</text:p>
          </table:table-cell>
          <table:table-cell office:value-type="percentage" office:value="0.97021358476043873" table:style-name="ce49">
            <text:p>97,0%</text:p>
          </table:table-cell>
          <table:table-cell office:value-type="float" office:value="268817" table:style-name="ce48">
            <text:p>268.817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501618237950259" table:style-name="ce49">
            <text:p>95,5%</text:p>
          </table:table-cell>
          <table:table-cell office:value-type="percentage" office:value="0.85021317241030314" table:style-name="ce49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5737" table:style-name="ce48">
            <text:p>375.737</text:p>
          </table:table-cell>
          <table:table-cell office:value-type="percentage" office:value="1" table:style-name="ce49">
            <text:p>100,0%</text:p>
          </table:table-cell>
          <table:table-cell office:value-type="float" office:value="513651" table:style-name="ce48">
            <text:p>513.651</text:p>
          </table:table-cell>
          <table:table-cell office:value-type="percentage" office:value="0.97457736457641586" table:style-name="ce49">
            <text:p>97,5%</text:p>
          </table:table-cell>
          <table:table-cell office:value-type="float" office:value="695535" table:style-name="ce48">
            <text:p>695.535</text:p>
          </table:table-cell>
          <table:table-cell office:value-type="percentage" office:value="0.96540672738730082" table:style-name="ce49">
            <text:p>96,5%</text:p>
          </table:table-cell>
          <table:table-cell office:value-type="float" office:value="953219" table:style-name="ce48">
            <text:p>953.219</text:p>
          </table:table-cell>
          <table:table-cell office:value-type="percentage" office:value="0.96308192196282127" table:style-name="ce49">
            <text:p>96,3%</text:p>
          </table:table-cell>
          <table:table-cell office:value-type="float" office:value="1057230" table:style-name="ce48">
            <text:p>1.057.230</text:p>
          </table:table-cell>
          <table:table-cell office:value-type="percentage" office:value="0.91453271662660152" table:style-name="ce49">
            <text:p>91,5%</text:p>
          </table:table-cell>
          <table:table-cell office:value-type="float" office:value="786077" table:style-name="ce48">
            <text:p>786.077</text:p>
          </table:table-cell>
          <table:table-cell office:value-type="percentage" office:value="0.87260058345285085" table:style-name="ce49">
            <text:p>87,3%</text:p>
          </table:table-cell>
          <table:table-cell office:value-type="float" office:value="641705" table:style-name="ce48">
            <text:p>641.705</text:p>
          </table:table-cell>
          <table:table-cell office:value-type="percentage" office:value="0.87240689708615371" table:style-name="ce49">
            <text:p>87,2%</text:p>
          </table:table-cell>
          <table:table-cell office:value-type="float" office:value="501267" table:style-name="ce48">
            <text:p>501.267</text:p>
          </table:table-cell>
          <table:table-cell office:value-type="percentage" office:value="0.87827557206433748" table:style-name="ce49">
            <text:p>87,8%</text:p>
          </table:table-cell>
          <table:table-cell office:value-type="float" office:value="5524421" table:style-name="ce48">
            <text:p>5.524.421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522293091770968" table:style-name="ce49">
            <text:p>92,5%</text:p>
          </table:table-cell>
          <table:table-cell office:value-type="percentage" office:value="0.81772670944257309" table:style-name="ce49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812" table:style-name="ce48">
            <text:p>72.812</text:p>
          </table:table-cell>
          <table:table-cell office:value-type="percentage" office:value="1" table:style-name="ce49">
            <text:p>100,0%</text:p>
          </table:table-cell>
          <table:table-cell office:value-type="float" office:value="103787" table:style-name="ce48">
            <text:p>103.787</text:p>
          </table:table-cell>
          <table:table-cell office:value-type="percentage" office:value="0.99870094878851445" table:style-name="ce49">
            <text:p>99,9%</text:p>
          </table:table-cell>
          <table:table-cell office:value-type="float" office:value="149739" table:style-name="ce48">
            <text:p>149.739</text:p>
          </table:table-cell>
          <table:table-cell office:value-type="percentage" office:value="0.97523788434359548" table:style-name="ce49">
            <text:p>97,5%</text:p>
          </table:table-cell>
          <table:table-cell office:value-type="float" office:value="209831" table:style-name="ce48">
            <text:p>209.831</text:p>
          </table:table-cell>
          <table:table-cell office:value-type="percentage" office:value="0.96207296552546273" table:style-name="ce49">
            <text:p>96,2%</text:p>
          </table:table-cell>
          <table:table-cell office:value-type="float" office:value="236669" table:style-name="ce48">
            <text:p>236.669</text:p>
          </table:table-cell>
          <table:table-cell office:value-type="percentage" office:value="0.93742177226420775" table:style-name="ce49">
            <text:p>93,7%</text:p>
          </table:table-cell>
          <table:table-cell office:value-type="float" office:value="174555" table:style-name="ce48">
            <text:p>174.555</text:p>
          </table:table-cell>
          <table:table-cell office:value-type="percentage" office:value="0.87683474486874224" table:style-name="ce49">
            <text:p>87,7%</text:p>
          </table:table-cell>
          <table:table-cell office:value-type="float" office:value="149854" table:style-name="ce48">
            <text:p>149.854</text:p>
          </table:table-cell>
          <table:table-cell office:value-type="percentage" office:value="0.86153191636148307" table:style-name="ce49">
            <text:p>86,2%</text:p>
          </table:table-cell>
          <table:table-cell office:value-type="float" office:value="131489" table:style-name="ce48">
            <text:p>131.489</text:p>
          </table:table-cell>
          <table:table-cell office:value-type="percentage" office:value="0.90922857775073296" table:style-name="ce49">
            <text:p>90,9%</text:p>
          </table:table-cell>
          <table:table-cell office:value-type="float" office:value="1228736" table:style-name="ce48">
            <text:p>1.228.736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25462540622671" table:style-name="ce49">
            <text:p>93,3%</text:p>
          </table:table-cell>
          <table:table-cell office:value-type="percentage" office:value="0.8120781771702148" table:style-name="ce49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79" table:style-name="ce48">
            <text:p>42.579</text:p>
          </table:table-cell>
          <table:table-cell office:value-type="percentage" office:value="1" table:style-name="ce49">
            <text:p>100,0%</text:p>
          </table:table-cell>
          <table:table-cell office:value-type="float" office:value="56010" table:style-name="ce48">
            <text:p>56.010</text:p>
          </table:table-cell>
          <table:table-cell office:value-type="percentage" office:value="0.9888771186440678" table:style-name="ce49">
            <text:p>98,9%</text:p>
          </table:table-cell>
          <table:table-cell office:value-type="float" office:value="72637" table:style-name="ce48">
            <text:p>72.637</text:p>
          </table:table-cell>
          <table:table-cell office:value-type="percentage" office:value="0.95991806528346768" table:style-name="ce49">
            <text:p>96,0%</text:p>
          </table:table-cell>
          <table:table-cell office:value-type="float" office:value="92542" table:style-name="ce48">
            <text:p>92.542</text:p>
          </table:table-cell>
          <table:table-cell office:value-type="percentage" office:value="0.94722512231570755" table:style-name="ce49">
            <text:p>94,7%</text:p>
          </table:table-cell>
          <table:table-cell office:value-type="float" office:value="96604" table:style-name="ce48">
            <text:p>96.604</text:p>
          </table:table-cell>
          <table:table-cell office:value-type="percentage" office:value="0.91374629929154494" table:style-name="ce49">
            <text:p>91,4%</text:p>
          </table:table-cell>
          <table:table-cell office:value-type="float" office:value="66042" table:style-name="ce48">
            <text:p>66.042</text:p>
          </table:table-cell>
          <table:table-cell office:value-type="percentage" office:value="0.860717590480783" table:style-name="ce49">
            <text:p>86,1%</text:p>
          </table:table-cell>
          <table:table-cell office:value-type="float" office:value="60012" table:style-name="ce48">
            <text:p>60.012</text:p>
          </table:table-cell>
          <table:table-cell office:value-type="percentage" office:value="0.8722420859858725" table:style-name="ce49">
            <text:p>87,2%</text:p>
          </table:table-cell>
          <table:table-cell office:value-type="float" office:value="52971" table:style-name="ce48">
            <text:p>52.971</text:p>
          </table:table-cell>
          <table:table-cell office:value-type="percentage" office:value="0.92089845447749519" table:style-name="ce49">
            <text:p>92,1%</text:p>
          </table:table-cell>
          <table:table-cell office:value-type="float" office:value="539397" table:style-name="ce48">
            <text:p>539.397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971591281236321" table:style-name="ce49">
            <text:p>93,0%</text:p>
          </table:table-cell>
          <table:table-cell office:value-type="percentage" office:value="0.82018356156884931" table:style-name="ce49">
            <text:p>82,0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4803" table:style-name="ce48">
            <text:p>164.803</text:p>
          </table:table-cell>
          <table:table-cell office:value-type="percentage" office:value="1" table:style-name="ce49">
            <text:p>100,0%</text:p>
          </table:table-cell>
          <table:table-cell office:value-type="float" office:value="214444" table:style-name="ce48">
            <text:p>214.444</text:p>
          </table:table-cell>
          <table:table-cell office:value-type="percentage" office:value="0.9911169037649169" table:style-name="ce49">
            <text:p>99,1%</text:p>
          </table:table-cell>
          <table:table-cell office:value-type="float" office:value="280316" table:style-name="ce48">
            <text:p>280.316</text:p>
          </table:table-cell>
          <table:table-cell office:value-type="percentage" office:value="0.98646199540404622" table:style-name="ce49">
            <text:p>98,6%</text:p>
          </table:table-cell>
          <table:table-cell office:value-type="float" office:value="327204" table:style-name="ce48">
            <text:p>327.204</text:p>
          </table:table-cell>
          <table:table-cell office:value-type="percentage" office:value="0.96958813750677841" table:style-name="ce49">
            <text:p>97,0%</text:p>
          </table:table-cell>
          <table:table-cell office:value-type="float" office:value="326646" table:style-name="ce48">
            <text:p>326.646</text:p>
          </table:table-cell>
          <table:table-cell office:value-type="percentage" office:value="0.93846533970764001" table:style-name="ce49">
            <text:p>93,8%</text:p>
          </table:table-cell>
          <table:table-cell office:value-type="float" office:value="212394" table:style-name="ce48">
            <text:p>212.394</text:p>
          </table:table-cell>
          <table:table-cell office:value-type="percentage" office:value="0.89378248153681061" table:style-name="ce49">
            <text:p>89,4%</text:p>
          </table:table-cell>
          <table:table-cell office:value-type="float" office:value="175742" table:style-name="ce48">
            <text:p>175.742</text:p>
          </table:table-cell>
          <table:table-cell office:value-type="percentage" office:value="0.88217252716913885" table:style-name="ce49">
            <text:p>88,2%</text:p>
          </table:table-cell>
          <table:table-cell office:value-type="float" office:value="160044" table:style-name="ce48">
            <text:p>160.044</text:p>
          </table:table-cell>
          <table:table-cell office:value-type="percentage" office:value="0.92608944721873432" table:style-name="ce49">
            <text:p>92,6%</text:p>
          </table:table-cell>
          <table:table-cell office:value-type="float" office:value="1861593" table:style-name="ce48">
            <text:p>1.861.593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209827065857977" table:style-name="ce49">
            <text:p>95,2%</text:p>
          </table:table-cell>
          <table:table-cell office:value-type="percentage" office:value="0.85163373755894578" table:style-name="ce49">
            <text:p>85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04" table:style-name="ce48">
            <text:p>2.404</text:p>
          </table:table-cell>
          <table:table-cell office:value-type="percentage" office:value="0.84737398660556928" table:style-name="ce49">
            <text:p>84,7%</text:p>
          </table:table-cell>
          <table:table-cell office:value-type="float" office:value="3924" table:style-name="ce48">
            <text:p>3.924</text:p>
          </table:table-cell>
          <table:table-cell office:value-type="percentage" office:value="0.89100817438692093" table:style-name="ce49">
            <text:p>89,1%</text:p>
          </table:table-cell>
          <table:table-cell office:value-type="float" office:value="7700" table:style-name="ce48">
            <text:p>7.700</text:p>
          </table:table-cell>
          <table:table-cell office:value-type="percentage" office:value="0.92448072997958941" table:style-name="ce49">
            <text:p>92,4%</text:p>
          </table:table-cell>
          <table:table-cell office:value-type="float" office:value="10660" table:style-name="ce48">
            <text:p>10.660</text:p>
          </table:table-cell>
          <table:table-cell office:value-type="percentage" office:value="0.92238470191226096" table:style-name="ce49">
            <text:p>92,2%</text:p>
          </table:table-cell>
          <table:table-cell office:value-type="float" office:value="11273" table:style-name="ce48">
            <text:p>11.273</text:p>
          </table:table-cell>
          <table:table-cell office:value-type="percentage" office:value="0.9122764425022255" table:style-name="ce49">
            <text:p>91,2%</text:p>
          </table:table-cell>
          <table:table-cell office:value-type="float" office:value="9468" table:style-name="ce48">
            <text:p>9.468</text:p>
          </table:table-cell>
          <table:table-cell office:value-type="percentage" office:value="0.83059917536626016" table:style-name="ce49">
            <text:p>83,1%</text:p>
          </table:table-cell>
          <table:table-cell office:value-type="float" office:value="9536" table:style-name="ce48">
            <text:p>9.536</text:p>
          </table:table-cell>
          <table:table-cell office:value-type="percentage" office:value="0.87768062586286244" table:style-name="ce49">
            <text:p>87,8%</text:p>
          </table:table-cell>
          <table:table-cell office:value-type="float" office:value="9145" table:style-name="ce48">
            <text:p>9.145</text:p>
          </table:table-cell>
          <table:table-cell office:value-type="percentage" office:value="0.98534640663721584" table:style-name="ce49">
            <text:p>98,5%</text:p>
          </table:table-cell>
          <table:table-cell office:value-type="float" office:value="64110" table:style-name="ce48">
            <text:p>64.110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0258908333216015" table:style-name="ce49">
            <text:p>90,3%</text:p>
          </table:table-cell>
          <table:table-cell office:value-type="percentage" office:value="0.76762814756277165" table:style-name="ce49">
            <text:p>76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99" table:style-name="ce48">
            <text:p>2.099</text:p>
          </table:table-cell>
          <table:table-cell office:value-type="percentage" office:value="0.8359219434488252" table:style-name="ce49">
            <text:p>83,6%</text:p>
          </table:table-cell>
          <table:table-cell office:value-type="float" office:value="3435" table:style-name="ce48">
            <text:p>3.435</text:p>
          </table:table-cell>
          <table:table-cell office:value-type="percentage" office:value="0.90323428871943201" table:style-name="ce49">
            <text:p>90,3%</text:p>
          </table:table-cell>
          <table:table-cell office:value-type="float" office:value="7529" table:style-name="ce48">
            <text:p>7.529</text:p>
          </table:table-cell>
          <table:table-cell office:value-type="percentage" office:value="0.94053716427232981" table:style-name="ce49">
            <text:p>94,1%</text:p>
          </table:table-cell>
          <table:table-cell office:value-type="float" office:value="10181" table:style-name="ce48">
            <text:p>10.181</text:p>
          </table:table-cell>
          <table:table-cell office:value-type="percentage" office:value="0.94259790760114803" table:style-name="ce49">
            <text:p>94,3%</text:p>
          </table:table-cell>
          <table:table-cell office:value-type="float" office:value="10696" table:style-name="ce48">
            <text:p>10.696</text:p>
          </table:table-cell>
          <table:table-cell office:value-type="percentage" office:value="0.97921816350819368" table:style-name="ce49">
            <text:p>97,9%</text:p>
          </table:table-cell>
          <table:table-cell office:value-type="float" office:value="9312" table:style-name="ce48">
            <text:p>9.312</text:p>
          </table:table-cell>
          <table:table-cell office:value-type="percentage" office:value="0.85025566106647188" table:style-name="ce49">
            <text:p>85,0%</text:p>
          </table:table-cell>
          <table:table-cell office:value-type="float" office:value="9715" table:style-name="ce48">
            <text:p>9.715</text:p>
          </table:table-cell>
          <table:table-cell office:value-type="percentage" office:value="0.83098109657001107" table:style-name="ce49">
            <text:p>83,1%</text:p>
          </table:table-cell>
          <table:table-cell office:value-type="float" office:value="8828" table:style-name="ce48">
            <text:p>8.828</text:p>
          </table:table-cell>
          <table:table-cell office:value-type="percentage" office:value="0.92150313152400831" table:style-name="ce49">
            <text:p>92,2%</text:p>
          </table:table-cell>
          <table:table-cell office:value-type="float" office:value="61795" table:style-name="ce48">
            <text:p>61.795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0520903524448482" table:style-name="ce49">
            <text:p>90,5%</text:p>
          </table:table-cell>
          <table:table-cell office:value-type="percentage" office:value="0.73546214086786799" table:style-name="ce49">
            <text:p>73,5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700" table:style-name="ce48">
            <text:p>3.700</text:p>
          </table:table-cell>
          <table:table-cell office:value-type="string" table:style-name="ce49">
            <text:p>-</text:p>
          </table:table-cell>
          <table:table-cell office:value-type="float" office:value="9675" table:style-name="ce48">
            <text:p>9.675</text:p>
          </table:table-cell>
          <table:table-cell office:value-type="string" table:style-name="ce49">
            <text:p>-</text:p>
          </table:table-cell>
          <table:table-cell office:value-type="float" office:value="22683" table:style-name="ce48">
            <text:p>22.683</text:p>
          </table:table-cell>
          <table:table-cell office:value-type="string" table:style-name="ce49">
            <text:p>-</text:p>
          </table:table-cell>
          <table:table-cell office:value-type="float" office:value="32670" table:style-name="ce48">
            <text:p>32.670</text:p>
          </table:table-cell>
          <table:table-cell office:value-type="string" table:style-name="ce49">
            <text:p>-</text:p>
          </table:table-cell>
          <table:table-cell office:value-type="float" office:value="25080" table:style-name="ce48">
            <text:p>25.080</text:p>
          </table:table-cell>
          <table:table-cell office:value-type="string" table:style-name="ce49">
            <text:p>-</text:p>
          </table:table-cell>
          <table:table-cell office:value-type="float" office:value="1231" table:style-name="ce48">
            <text:p>1.231</text:p>
          </table:table-cell>
          <table:table-cell office:value-type="string" table:style-name="ce49">
            <text:p>-</text:p>
          </table:table-cell>
          <table:table-cell office:value-type="float" office:value="95089" table:style-name="ce48">
            <text:p>95.089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21" table:style-name="ce51">
            <text:p>321</text:p>
          </table:table-cell>
          <table:table-cell office:value-type="string" table:style-name="ce52">
            <text:p>-</text:p>
          </table:table-cell>
          <table:table-cell office:value-type="float" office:value="923" table:style-name="ce51">
            <text:p>923</text:p>
          </table:table-cell>
          <table:table-cell office:value-type="string" table:style-name="ce52">
            <text:p>-</text:p>
          </table:table-cell>
          <table:table-cell office:value-type="float" office:value="1945" table:style-name="ce51">
            <text:p>1.945</text:p>
          </table:table-cell>
          <table:table-cell office:value-type="string" table:style-name="ce52">
            <text:p>-</text:p>
          </table:table-cell>
          <table:table-cell office:value-type="float" office:value="2407" table:style-name="ce51">
            <text:p>2.407</text:p>
          </table:table-cell>
          <table:table-cell office:value-type="string" table:style-name="ce52">
            <text:p>-</text:p>
          </table:table-cell>
          <table:table-cell office:value-type="float" office:value="2109" table:style-name="ce51">
            <text:p>2.109</text:p>
          </table:table-cell>
          <table:table-cell office:value-type="string" table:style-name="ce52">
            <text:p>-</text:p>
          </table:table-cell>
          <table:table-cell office:value-type="float" office:value="268" table:style-name="ce51">
            <text:p>268</text:p>
          </table:table-cell>
          <table:table-cell office:value-type="string" table:style-name="ce52">
            <text:p>-</text:p>
          </table:table-cell>
          <table:table-cell office:value-type="float" office:value="8058" table:style-name="ce51">
            <text:p>8.058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50236" table:style-name="ce55">
            <text:p>2.950.236</text:p>
          </table:table-cell>
          <table:table-cell office:value-type="percentage" office:value="1" table:style-name="ce56">
            <text:p>100,0%</text:p>
          </table:table-cell>
          <table:table-cell office:value-type="float" office:value="3967608" table:style-name="ce55">
            <text:p>3.967.608</text:p>
          </table:table-cell>
          <table:table-cell office:value-type="percentage" office:value="0.99268895416841696" table:style-name="ce56">
            <text:p>99,3%</text:p>
          </table:table-cell>
          <table:table-cell office:value-type="float" office:value="5335659" table:style-name="ce55">
            <text:p>5.335.659</text:p>
          </table:table-cell>
          <table:table-cell office:value-type="percentage" office:value="0.96877058496711854" table:style-name="ce56">
            <text:p>96,9%</text:p>
          </table:table-cell>
          <table:table-cell office:value-type="float" office:value="6769717" table:style-name="ce55">
            <text:p>6.769.717</text:p>
          </table:table-cell>
          <table:table-cell office:value-type="percentage" office:value="0.9495075118020162" table:style-name="ce56">
            <text:p>95,0%</text:p>
          </table:table-cell>
          <table:table-cell office:value-type="float" office:value="7134317" table:style-name="ce55">
            <text:p>7.134.317</text:p>
          </table:table-cell>
          <table:table-cell office:value-type="percentage" office:value="0.91268929721697145" table:style-name="ce56">
            <text:p>91,3%</text:p>
          </table:table-cell>
          <table:table-cell office:value-type="float" office:value="5128019" table:style-name="ce55">
            <text:p>5.128.019</text:p>
          </table:table-cell>
          <table:table-cell office:value-type="percentage" office:value="0.86300938064833166" table:style-name="ce56">
            <text:p>86,3%</text:p>
          </table:table-cell>
          <table:table-cell office:value-type="float" office:value="4249041" table:style-name="ce55">
            <text:p>4.249.041</text:p>
          </table:table-cell>
          <table:table-cell office:value-type="percentage" office:value="0.86281864230735261" table:style-name="ce56">
            <text:p>86,3%</text:p>
          </table:table-cell>
          <table:table-cell office:value-type="float" office:value="3652155" table:style-name="ce55">
            <text:p>3.652.155</text:p>
          </table:table-cell>
          <table:table-cell office:value-type="percentage" office:value="0.91671431605020326" table:style-name="ce56">
            <text:p>91,7%</text:p>
          </table:table-cell>
          <table:table-cell office:value-type="float" office:value="39186752" table:style-name="ce55">
            <text:p>39.186.752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892547932817782" table:style-name="ce56">
            <text:p>92,9%</text:p>
          </table:table-cell>
          <table:table-cell office:value-type="percentage" office:value="0.82674745257237769" table:style-name="ce56">
            <text:p>82,7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630" table:style-name="ce45">
            <text:p>430.630</text:p>
          </table:table-cell>
          <table:table-cell office:value-type="percentage" office:value="1" table:style-name="ce46">
            <text:p>100,0%</text:p>
          </table:table-cell>
          <table:table-cell office:value-type="float" office:value="652713" table:style-name="ce45">
            <text:p>652.713</text:p>
          </table:table-cell>
          <table:table-cell office:value-type="percentage" office:value="0.99753944152964213" table:style-name="ce46">
            <text:p>99,8%</text:p>
          </table:table-cell>
          <table:table-cell office:value-type="float" office:value="930758" table:style-name="ce45">
            <text:p>930.758</text:p>
          </table:table-cell>
          <table:table-cell office:value-type="percentage" office:value="0.97133148756716814" table:style-name="ce46">
            <text:p>97,1%</text:p>
          </table:table-cell>
          <table:table-cell office:value-type="float" office:value="1219738" table:style-name="ce45">
            <text:p>1.219.738</text:p>
          </table:table-cell>
          <table:table-cell office:value-type="percentage" office:value="0.94730236542504564" table:style-name="ce46">
            <text:p>94,7%</text:p>
          </table:table-cell>
          <table:table-cell office:value-type="float" office:value="1262356" table:style-name="ce45">
            <text:p>1.262.356</text:p>
          </table:table-cell>
          <table:table-cell office:value-type="percentage" office:value="0.91188555379618819" table:style-name="ce46">
            <text:p>91,2%</text:p>
          </table:table-cell>
          <table:table-cell office:value-type="float" office:value="945449" table:style-name="ce45">
            <text:p>945.449</text:p>
          </table:table-cell>
          <table:table-cell office:value-type="percentage" office:value="0.85811596399621337" table:style-name="ce46">
            <text:p>85,8%</text:p>
          </table:table-cell>
          <table:table-cell office:value-type="float" office:value="785241" table:style-name="ce45">
            <text:p>785.241</text:p>
          </table:table-cell>
          <table:table-cell office:value-type="percentage" office:value="0.84788988804809784" table:style-name="ce46">
            <text:p>84,8%</text:p>
          </table:table-cell>
          <table:table-cell office:value-type="float" office:value="694569" table:style-name="ce45">
            <text:p>694.569</text:p>
          </table:table-cell>
          <table:table-cell office:value-type="percentage" office:value="0.89871591494295111" table:style-name="ce46">
            <text:p>89,9%</text:p>
          </table:table-cell>
          <table:table-cell office:value-type="float" office:value="6921454" table:style-name="ce45">
            <text:p>6.921.454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2187658372630277" table:style-name="ce46">
            <text:p>92,2%</text:p>
          </table:table-cell>
          <table:table-cell office:value-type="percentage" office:value="0.81407637560885593" table:style-name="ce46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509" table:style-name="ce48">
            <text:p>100.509</text:p>
          </table:table-cell>
          <table:table-cell office:value-type="percentage" office:value="1" table:style-name="ce49">
            <text:p>100,0%</text:p>
          </table:table-cell>
          <table:table-cell office:value-type="float" office:value="119191" table:style-name="ce48">
            <text:p>119.191</text:p>
          </table:table-cell>
          <table:table-cell office:value-type="percentage" office:value="0.99637199582027169" table:style-name="ce49">
            <text:p>99,6%</text:p>
          </table:table-cell>
          <table:table-cell office:value-type="float" office:value="154481" table:style-name="ce48">
            <text:p>154.481</text:p>
          </table:table-cell>
          <table:table-cell office:value-type="percentage" office:value="0.95766536482549125" table:style-name="ce49">
            <text:p>95,8%</text:p>
          </table:table-cell>
          <table:table-cell office:value-type="float" office:value="186805" table:style-name="ce48">
            <text:p>186.805</text:p>
          </table:table-cell>
          <table:table-cell office:value-type="percentage" office:value="0.92951684330994677" table:style-name="ce49">
            <text:p>93,0%</text:p>
          </table:table-cell>
          <table:table-cell office:value-type="float" office:value="189789" table:style-name="ce48">
            <text:p>189.789</text:p>
          </table:table-cell>
          <table:table-cell office:value-type="percentage" office:value="0.88837139634052154" table:style-name="ce49">
            <text:p>88,8%</text:p>
          </table:table-cell>
          <table:table-cell office:value-type="float" office:value="128527" table:style-name="ce48">
            <text:p>128.527</text:p>
          </table:table-cell>
          <table:table-cell office:value-type="percentage" office:value="0.81203325793856385" table:style-name="ce49">
            <text:p>81,2%</text:p>
          </table:table-cell>
          <table:table-cell office:value-type="float" office:value="106897" table:style-name="ce48">
            <text:p>106.897</text:p>
          </table:table-cell>
          <table:table-cell office:value-type="percentage" office:value="0.81726784813223441" table:style-name="ce49">
            <text:p>81,7%</text:p>
          </table:table-cell>
          <table:table-cell office:value-type="float" office:value="90720" table:style-name="ce48">
            <text:p>90.720</text:p>
          </table:table-cell>
          <table:table-cell office:value-type="percentage" office:value="0.84755738669805769" table:style-name="ce49">
            <text:p>84,8%</text:p>
          </table:table-cell>
          <table:table-cell office:value-type="float" office:value="1076919" table:style-name="ce48">
            <text:p>1.076.919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0542437918695684" table:style-name="ce49">
            <text:p>90,5%</text:p>
          </table:table-cell>
          <table:table-cell office:value-type="percentage" office:value="0.80902434242108034" table:style-name="ce49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421" table:style-name="ce48">
            <text:p>88.421</text:p>
          </table:table-cell>
          <table:table-cell office:value-type="percentage" office:value="1" table:style-name="ce49">
            <text:p>100,0%</text:p>
          </table:table-cell>
          <table:table-cell office:value-type="float" office:value="114272" table:style-name="ce48">
            <text:p>114.272</text:p>
          </table:table-cell>
          <table:table-cell office:value-type="percentage" office:value="1" table:style-name="ce49">
            <text:p>100,0%</text:p>
          </table:table-cell>
          <table:table-cell office:value-type="float" office:value="148157" table:style-name="ce48">
            <text:p>148.157</text:p>
          </table:table-cell>
          <table:table-cell office:value-type="percentage" office:value="0.97478123560760577" table:style-name="ce49">
            <text:p>97,5%</text:p>
          </table:table-cell>
          <table:table-cell office:value-type="float" office:value="153327" table:style-name="ce48">
            <text:p>153.327</text:p>
          </table:table-cell>
          <table:table-cell office:value-type="percentage" office:value="0.94597829507104381" table:style-name="ce49">
            <text:p>94,6%</text:p>
          </table:table-cell>
          <table:table-cell office:value-type="float" office:value="151258" table:style-name="ce48">
            <text:p>151.258</text:p>
          </table:table-cell>
          <table:table-cell office:value-type="percentage" office:value="0.91163211186113791" table:style-name="ce49">
            <text:p>91,2%</text:p>
          </table:table-cell>
          <table:table-cell office:value-type="float" office:value="91260" table:style-name="ce48">
            <text:p>91.260</text:p>
          </table:table-cell>
          <table:table-cell office:value-type="percentage" office:value="0.84040113821587425" table:style-name="ce49">
            <text:p>84,0%</text:p>
          </table:table-cell>
          <table:table-cell office:value-type="float" office:value="66752" table:style-name="ce48">
            <text:p>66.752</text:p>
          </table:table-cell>
          <table:table-cell office:value-type="percentage" office:value="0.84238156533151609" table:style-name="ce49">
            <text:p>84,2%</text:p>
          </table:table-cell>
          <table:table-cell office:value-type="float" office:value="60931" table:style-name="ce48">
            <text:p>60.931</text:p>
          </table:table-cell>
          <table:table-cell office:value-type="percentage" office:value="0.93372256957214661" table:style-name="ce49">
            <text:p>93,4%</text:p>
          </table:table-cell>
          <table:table-cell office:value-type="float" office:value="874378" table:style-name="ce48">
            <text:p>874.378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3973971650185339" table:style-name="ce49">
            <text:p>94,0%</text:p>
          </table:table-cell>
          <table:table-cell office:value-type="percentage" office:value="0.86325155076222571" table:style-name="ce49">
            <text:p>86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369" table:style-name="ce48">
            <text:p>51.369</text:p>
          </table:table-cell>
          <table:table-cell office:value-type="percentage" office:value="0.95778718326403522" table:style-name="ce49">
            <text:p>95,8%</text:p>
          </table:table-cell>
          <table:table-cell office:value-type="float" office:value="79604" table:style-name="ce48">
            <text:p>79.604</text:p>
          </table:table-cell>
          <table:table-cell office:value-type="percentage" office:value="0.91253410367517251" table:style-name="ce49">
            <text:p>91,3%</text:p>
          </table:table-cell>
          <table:table-cell office:value-type="float" office:value="111711" table:style-name="ce48">
            <text:p>111.711</text:p>
          </table:table-cell>
          <table:table-cell office:value-type="percentage" office:value="0.87690061463345714" table:style-name="ce49">
            <text:p>87,7%</text:p>
          </table:table-cell>
          <table:table-cell office:value-type="float" office:value="152492" table:style-name="ce48">
            <text:p>152.492</text:p>
          </table:table-cell>
          <table:table-cell office:value-type="percentage" office:value="0.85907114045564148" table:style-name="ce49">
            <text:p>85,9%</text:p>
          </table:table-cell>
          <table:table-cell office:value-type="float" office:value="172123" table:style-name="ce48">
            <text:p>172.123</text:p>
          </table:table-cell>
          <table:table-cell office:value-type="percentage" office:value="0.79457398337203344" table:style-name="ce49">
            <text:p>79,5%</text:p>
          </table:table-cell>
          <table:table-cell office:value-type="float" office:value="132690" table:style-name="ce48">
            <text:p>132.690</text:p>
          </table:table-cell>
          <table:table-cell office:value-type="percentage" office:value="0.72095714681575906" table:style-name="ce49">
            <text:p>72,1%</text:p>
          </table:table-cell>
          <table:table-cell office:value-type="float" office:value="102148" table:style-name="ce48">
            <text:p>102.148</text:p>
          </table:table-cell>
          <table:table-cell office:value-type="percentage" office:value="0.74444841232244763" table:style-name="ce49">
            <text:p>74,4%</text:p>
          </table:table-cell>
          <table:table-cell office:value-type="float" office:value="80443" table:style-name="ce48">
            <text:p>80.443</text:p>
          </table:table-cell>
          <table:table-cell office:value-type="percentage" office:value="0.80817995499115902" table:style-name="ce49">
            <text:p>80,8%</text:p>
          </table:table-cell>
          <table:table-cell office:value-type="float" office:value="882580" table:style-name="ce48">
            <text:p>882.580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1479929135043161" table:style-name="ce49">
            <text:p>81,5%</text:p>
          </table:table-cell>
          <table:table-cell office:value-type="percentage" office:value="0.72355967289049206" table:style-name="ce49">
            <text:p>72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615" table:style-name="ce48">
            <text:p>92.615</text:p>
          </table:table-cell>
          <table:table-cell office:value-type="percentage" office:value="0.92280942986389269" table:style-name="ce49">
            <text:p>92,3%</text:p>
          </table:table-cell>
          <table:table-cell office:value-type="float" office:value="151436" table:style-name="ce48">
            <text:p>151.436</text:p>
          </table:table-cell>
          <table:table-cell office:value-type="percentage" office:value="0.90438708598592976" table:style-name="ce49">
            <text:p>90,4%</text:p>
          </table:table-cell>
          <table:table-cell office:value-type="float" office:value="223476" table:style-name="ce48">
            <text:p>223.476</text:p>
          </table:table-cell>
          <table:table-cell office:value-type="percentage" office:value="0.88837828705452093" table:style-name="ce49">
            <text:p>88,8%</text:p>
          </table:table-cell>
          <table:table-cell office:value-type="float" office:value="322289" table:style-name="ce48">
            <text:p>322.289</text:p>
          </table:table-cell>
          <table:table-cell office:value-type="percentage" office:value="0.87519789706365569" table:style-name="ce49">
            <text:p>87,5%</text:p>
          </table:table-cell>
          <table:table-cell office:value-type="float" office:value="319933" table:style-name="ce48">
            <text:p>319.933</text:p>
          </table:table-cell>
          <table:table-cell office:value-type="percentage" office:value="0.81179634868880124" table:style-name="ce49">
            <text:p>81,2%</text:p>
          </table:table-cell>
          <table:table-cell office:value-type="float" office:value="231379" table:style-name="ce48">
            <text:p>231.379</text:p>
          </table:table-cell>
          <table:table-cell office:value-type="percentage" office:value="0.7395560982158268" table:style-name="ce49">
            <text:p>74,0%</text:p>
          </table:table-cell>
          <table:table-cell office:value-type="float" office:value="188593" table:style-name="ce48">
            <text:p>188.593</text:p>
          </table:table-cell>
          <table:table-cell office:value-type="percentage" office:value="0.74053582857883304" table:style-name="ce49">
            <text:p>74,1%</text:p>
          </table:table-cell>
          <table:table-cell office:value-type="float" office:value="156580" table:style-name="ce48">
            <text:p>156.580</text:p>
          </table:table-cell>
          <table:table-cell office:value-type="percentage" office:value="0.84975442976148485" table:style-name="ce49">
            <text:p>85,0%</text:p>
          </table:table-cell>
          <table:table-cell office:value-type="float" office:value="1686301" table:style-name="ce48">
            <text:p>1.686.301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2925508713246487" table:style-name="ce49">
            <text:p>82,9%</text:p>
          </table:table-cell>
          <table:table-cell office:value-type="percentage" office:value="0.75134748341293256" table:style-name="ce49">
            <text:p>75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50" table:style-name="ce48">
            <text:p>42.250</text:p>
          </table:table-cell>
          <table:table-cell office:value-type="percentage" office:value="1" table:style-name="ce49">
            <text:p>100,0%</text:p>
          </table:table-cell>
          <table:table-cell office:value-type="float" office:value="56064" table:style-name="ce48">
            <text:p>56.064</text:p>
          </table:table-cell>
          <table:table-cell office:value-type="percentage" office:value="1" table:style-name="ce49">
            <text:p>100,0%</text:p>
          </table:table-cell>
          <table:table-cell office:value-type="float" office:value="77026" table:style-name="ce48">
            <text:p>77.026</text:p>
          </table:table-cell>
          <table:table-cell office:value-type="percentage" office:value="0.97185106678274469" table:style-name="ce49">
            <text:p>97,2%</text:p>
          </table:table-cell>
          <table:table-cell office:value-type="float" office:value="84878" table:style-name="ce48">
            <text:p>84.878</text:p>
          </table:table-cell>
          <table:table-cell office:value-type="percentage" office:value="0.93303286797845442" table:style-name="ce49">
            <text:p>93,3%</text:p>
          </table:table-cell>
          <table:table-cell office:value-type="float" office:value="88950" table:style-name="ce48">
            <text:p>88.950</text:p>
          </table:table-cell>
          <table:table-cell office:value-type="percentage" office:value="0.91337563920892118" table:style-name="ce49">
            <text:p>91,3%</text:p>
          </table:table-cell>
          <table:table-cell office:value-type="float" office:value="56229" table:style-name="ce48">
            <text:p>56.229</text:p>
          </table:table-cell>
          <table:table-cell office:value-type="percentage" office:value="0.8372643616546056" table:style-name="ce49">
            <text:p>83,7%</text:p>
          </table:table-cell>
          <table:table-cell office:value-type="float" office:value="42670" table:style-name="ce48">
            <text:p>42.670</text:p>
          </table:table-cell>
          <table:table-cell office:value-type="percentage" office:value="0.83875533190493978" table:style-name="ce49">
            <text:p>83,9%</text:p>
          </table:table-cell>
          <table:table-cell office:value-type="float" office:value="41724" table:style-name="ce48">
            <text:p>41.724</text:p>
          </table:table-cell>
          <table:table-cell office:value-type="percentage" office:value="0.92140538391890991" table:style-name="ce49">
            <text:p>92,1%</text:p>
          </table:table-cell>
          <table:table-cell office:value-type="float" office:value="489791" table:style-name="ce48">
            <text:p>489.791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2928535921770117" table:style-name="ce49">
            <text:p>92,9%</text:p>
          </table:table-cell>
          <table:table-cell office:value-type="percentage" office:value="0.83917896702675376" table:style-name="ce49">
            <text:p>83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038" table:style-name="ce48">
            <text:p>228.038</text:p>
          </table:table-cell>
          <table:table-cell office:value-type="percentage" office:value="1" table:style-name="ce49">
            <text:p>100,0%</text:p>
          </table:table-cell>
          <table:table-cell office:value-type="float" office:value="250558" table:style-name="ce48">
            <text:p>250.558</text:p>
          </table:table-cell>
          <table:table-cell office:value-type="percentage" office:value="1" table:style-name="ce49">
            <text:p>100,0%</text:p>
          </table:table-cell>
          <table:table-cell office:value-type="float" office:value="322622" table:style-name="ce48">
            <text:p>322.622</text:p>
          </table:table-cell>
          <table:table-cell office:value-type="percentage" office:value="0.98587899511983446" table:style-name="ce49">
            <text:p>98,6%</text:p>
          </table:table-cell>
          <table:table-cell office:value-type="float" office:value="353526" table:style-name="ce48">
            <text:p>353.526</text:p>
          </table:table-cell>
          <table:table-cell office:value-type="percentage" office:value="0.92739563959360238" table:style-name="ce49">
            <text:p>92,7%</text:p>
          </table:table-cell>
          <table:table-cell office:value-type="float" office:value="321861" table:style-name="ce48">
            <text:p>321.861</text:p>
          </table:table-cell>
          <table:table-cell office:value-type="percentage" office:value="0.89355694860106272" table:style-name="ce49">
            <text:p>89,4%</text:p>
          </table:table-cell>
          <table:table-cell office:value-type="float" office:value="214222" table:style-name="ce48">
            <text:p>214.222</text:p>
          </table:table-cell>
          <table:table-cell office:value-type="percentage" office:value="0.82742504886018653" table:style-name="ce49">
            <text:p>82,7%</text:p>
          </table:table-cell>
          <table:table-cell office:value-type="float" office:value="175315" table:style-name="ce48">
            <text:p>175.315</text:p>
          </table:table-cell>
          <table:table-cell office:value-type="percentage" office:value="0.82782051100439613" table:style-name="ce49">
            <text:p>82,8%</text:p>
          </table:table-cell>
          <table:table-cell office:value-type="float" office:value="146661" table:style-name="ce48">
            <text:p>146.661</text:p>
          </table:table-cell>
          <table:table-cell office:value-type="percentage" office:value="0.87195448221738669" table:style-name="ce49">
            <text:p>87,2%</text:p>
          </table:table-cell>
          <table:table-cell office:value-type="float" office:value="2012803" table:style-name="ce48">
            <text:p>2.012.803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2664131235932712" table:style-name="ce49">
            <text:p>92,7%</text:p>
          </table:table-cell>
          <table:table-cell office:value-type="percentage" office:value="0.84335945503507215" table:style-name="ce49">
            <text:p>84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6953" table:style-name="ce48">
            <text:p>136.953</text:p>
          </table:table-cell>
          <table:table-cell office:value-type="percentage" office:value="1" table:style-name="ce49">
            <text:p>100,0%</text:p>
          </table:table-cell>
          <table:table-cell office:value-type="float" office:value="157899" table:style-name="ce48">
            <text:p>157.899</text:p>
          </table:table-cell>
          <table:table-cell office:value-type="percentage" office:value="1" table:style-name="ce49">
            <text:p>100,0%</text:p>
          </table:table-cell>
          <table:table-cell office:value-type="float" office:value="220086" table:style-name="ce48">
            <text:p>220.086</text:p>
          </table:table-cell>
          <table:table-cell office:value-type="percentage" office:value="0.9651709439191678" table:style-name="ce49">
            <text:p>96,5%</text:p>
          </table:table-cell>
          <table:table-cell office:value-type="float" office:value="283742" table:style-name="ce48">
            <text:p>283.742</text:p>
          </table:table-cell>
          <table:table-cell office:value-type="percentage" office:value="0.91116127768483046" table:style-name="ce49">
            <text:p>91,1%</text:p>
          </table:table-cell>
          <table:table-cell office:value-type="float" office:value="283720" table:style-name="ce48">
            <text:p>283.720</text:p>
          </table:table-cell>
          <table:table-cell office:value-type="percentage" office:value="0.85798700257952532" table:style-name="ce49">
            <text:p>85,8%</text:p>
          </table:table-cell>
          <table:table-cell office:value-type="float" office:value="203828" table:style-name="ce48">
            <text:p>203.828</text:p>
          </table:table-cell>
          <table:table-cell office:value-type="percentage" office:value="0.7907942161233128" table:style-name="ce49">
            <text:p>79,1%</text:p>
          </table:table-cell>
          <table:table-cell office:value-type="float" office:value="171572" table:style-name="ce48">
            <text:p>171.572</text:p>
          </table:table-cell>
          <table:table-cell office:value-type="percentage" office:value="0.78346240958573832" table:style-name="ce49">
            <text:p>78,3%</text:p>
          </table:table-cell>
          <table:table-cell office:value-type="float" office:value="151781" table:style-name="ce48">
            <text:p>151.781</text:p>
          </table:table-cell>
          <table:table-cell office:value-type="percentage" office:value="0.85358460431007332" table:style-name="ce49">
            <text:p>85,4%</text:p>
          </table:table-cell>
          <table:table-cell office:value-type="float" office:value="1609581" table:style-name="ce48">
            <text:p>1.609.581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88629312993576281" table:style-name="ce49">
            <text:p>88,6%</text:p>
          </table:table-cell>
          <table:table-cell office:value-type="percentage" office:value="0.78567656063292224" table:style-name="ce49">
            <text:p>78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421" table:style-name="ce48">
            <text:p>455.421</text:p>
          </table:table-cell>
          <table:table-cell office:value-type="percentage" office:value="1" table:style-name="ce49">
            <text:p>100,0%</text:p>
          </table:table-cell>
          <table:table-cell office:value-type="float" office:value="618106" table:style-name="ce48">
            <text:p>618.106</text:p>
          </table:table-cell>
          <table:table-cell office:value-type="percentage" office:value="0.97226836296827612" table:style-name="ce49">
            <text:p>97,2%</text:p>
          </table:table-cell>
          <table:table-cell office:value-type="float" office:value="798503" table:style-name="ce48">
            <text:p>798.503</text:p>
          </table:table-cell>
          <table:table-cell office:value-type="percentage" office:value="0.93667799043735722" table:style-name="ce49">
            <text:p>93,7%</text:p>
          </table:table-cell>
          <table:table-cell office:value-type="float" office:value="1035597" table:style-name="ce48">
            <text:p>1.035.597</text:p>
          </table:table-cell>
          <table:table-cell office:value-type="percentage" office:value="0.94368148015174036" table:style-name="ce49">
            <text:p>94,4%</text:p>
          </table:table-cell>
          <table:table-cell office:value-type="float" office:value="1149555" table:style-name="ce48">
            <text:p>1.149.555</text:p>
          </table:table-cell>
          <table:table-cell office:value-type="percentage" office:value="0.90123713279969897" table:style-name="ce49">
            <text:p>90,1%</text:p>
          </table:table-cell>
          <table:table-cell office:value-type="float" office:value="809536" table:style-name="ce48">
            <text:p>809.536</text:p>
          </table:table-cell>
          <table:table-cell office:value-type="percentage" office:value="0.83748453386411315" table:style-name="ce49">
            <text:p>83,7%</text:p>
          </table:table-cell>
          <table:table-cell office:value-type="float" office:value="673422" table:style-name="ce48">
            <text:p>673.422</text:p>
          </table:table-cell>
          <table:table-cell office:value-type="percentage" office:value="0.81228250682408398" table:style-name="ce49">
            <text:p>81,2%</text:p>
          </table:table-cell>
          <table:table-cell office:value-type="float" office:value="571874" table:style-name="ce48">
            <text:p>571.874</text:p>
          </table:table-cell>
          <table:table-cell office:value-type="percentage" office:value="0.85181042148584296" table:style-name="ce49">
            <text:p>85,2%</text:p>
          </table:table-cell>
          <table:table-cell office:value-type="float" office:value="6112014" table:style-name="ce48">
            <text:p>6.112.014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0115613703321562" table:style-name="ce49">
            <text:p>90,1%</text:p>
          </table:table-cell>
          <table:table-cell office:value-type="percentage" office:value="0.79674259211630749" table:style-name="ce49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5078" table:style-name="ce48">
            <text:p>295.078</text:p>
          </table:table-cell>
          <table:table-cell office:value-type="percentage" office:value="1" table:style-name="ce49">
            <text:p>100,0%</text:p>
          </table:table-cell>
          <table:table-cell office:value-type="float" office:value="434886" table:style-name="ce48">
            <text:p>434.886</text:p>
          </table:table-cell>
          <table:table-cell office:value-type="percentage" office:value="0.98888070290329622" table:style-name="ce49">
            <text:p>98,9%</text:p>
          </table:table-cell>
          <table:table-cell office:value-type="float" office:value="572400" table:style-name="ce48">
            <text:p>572.400</text:p>
          </table:table-cell>
          <table:table-cell office:value-type="percentage" office:value="0.95856917975684097" table:style-name="ce49">
            <text:p>95,9%</text:p>
          </table:table-cell>
          <table:table-cell office:value-type="float" office:value="717872" table:style-name="ce48">
            <text:p>717.872</text:p>
          </table:table-cell>
          <table:table-cell office:value-type="percentage" office:value="0.94172342502125161" table:style-name="ce49">
            <text:p>94,2%</text:p>
          </table:table-cell>
          <table:table-cell office:value-type="float" office:value="759347" table:style-name="ce48">
            <text:p>759.347</text:p>
          </table:table-cell>
          <table:table-cell office:value-type="percentage" office:value="0.90320712053791796" table:style-name="ce49">
            <text:p>90,3%</text:p>
          </table:table-cell>
          <table:table-cell office:value-type="float" office:value="518990" table:style-name="ce48">
            <text:p>518.990</text:p>
          </table:table-cell>
          <table:table-cell office:value-type="percentage" office:value="0.84536935534050794" table:style-name="ce49">
            <text:p>84,5%</text:p>
          </table:table-cell>
          <table:table-cell office:value-type="float" office:value="435350" table:style-name="ce48">
            <text:p>435.350</text:p>
          </table:table-cell>
          <table:table-cell office:value-type="percentage" office:value="0.84901116088405593" table:style-name="ce49">
            <text:p>84,9%</text:p>
          </table:table-cell>
          <table:table-cell office:value-type="float" office:value="389926" table:style-name="ce48">
            <text:p>389.926</text:p>
          </table:table-cell>
          <table:table-cell office:value-type="percentage" office:value="0.90100261340345544" table:style-name="ce49">
            <text:p>90,1%</text:p>
          </table:table-cell>
          <table:table-cell office:value-type="float" office:value="4123849" table:style-name="ce48">
            <text:p>4.123.849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1803765160753747" table:style-name="ce49">
            <text:p>91,8%</text:p>
          </table:table-cell>
          <table:table-cell office:value-type="percentage" office:value="0.81708187662285559" table:style-name="ce4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57" table:style-name="ce48">
            <text:p>77.657</text:p>
          </table:table-cell>
          <table:table-cell office:value-type="percentage" office:value="1" table:style-name="ce49">
            <text:p>100,0%</text:p>
          </table:table-cell>
          <table:table-cell office:value-type="float" office:value="95736" table:style-name="ce48">
            <text:p>95.736</text:p>
          </table:table-cell>
          <table:table-cell office:value-type="percentage" office:value="1" table:style-name="ce49">
            <text:p>100,0%</text:p>
          </table:table-cell>
          <table:table-cell office:value-type="float" office:value="132518" table:style-name="ce48">
            <text:p>132.518</text:p>
          </table:table-cell>
          <table:table-cell office:value-type="percentage" office:value="1.014026093277729" table:style-name="ce49">
            <text:p>101,4%</text:p>
          </table:table-cell>
          <table:table-cell office:value-type="float" office:value="161394" table:style-name="ce48">
            <text:p>161.394</text:p>
          </table:table-cell>
          <table:table-cell office:value-type="percentage" office:value="0.96094740790578315" table:style-name="ce49">
            <text:p>96,1%</text:p>
          </table:table-cell>
          <table:table-cell office:value-type="float" office:value="145810" table:style-name="ce48">
            <text:p>145.810</text:p>
          </table:table-cell>
          <table:table-cell office:value-type="percentage" office:value="0.92556621978468412" table:style-name="ce49">
            <text:p>92,6%</text:p>
          </table:table-cell>
          <table:table-cell office:value-type="float" office:value="112788" table:style-name="ce48">
            <text:p>112.788</text:p>
          </table:table-cell>
          <table:table-cell office:value-type="percentage" office:value="0.86865575083563096" table:style-name="ce49">
            <text:p>86,9%</text:p>
          </table:table-cell>
          <table:table-cell office:value-type="float" office:value="93041" table:style-name="ce48">
            <text:p>93.041</text:p>
          </table:table-cell>
          <table:table-cell office:value-type="percentage" office:value="0.82698700513750378" table:style-name="ce49">
            <text:p>82,7%</text:p>
          </table:table-cell>
          <table:table-cell office:value-type="float" office:value="78336" table:style-name="ce48">
            <text:p>78.336</text:p>
          </table:table-cell>
          <table:table-cell office:value-type="percentage" office:value="0.91397636187564901" table:style-name="ce49">
            <text:p>91,4%</text:p>
          </table:table-cell>
          <table:table-cell office:value-type="float" office:value="897280" table:style-name="ce48">
            <text:p>897.280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4461463958984726" table:style-name="ce49">
            <text:p>94,5%</text:p>
          </table:table-cell>
          <table:table-cell office:value-type="percentage" office:value="0.84809153883888355" table:style-name="ce49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603" table:style-name="ce48">
            <text:p>241.603</text:p>
          </table:table-cell>
          <table:table-cell office:value-type="percentage" office:value="1" table:style-name="ce49">
            <text:p>100,0%</text:p>
          </table:table-cell>
          <table:table-cell office:value-type="float" office:value="291231" table:style-name="ce48">
            <text:p>291.231</text:p>
          </table:table-cell>
          <table:table-cell office:value-type="percentage" office:value="0.99740401179496485" table:style-name="ce49">
            <text:p>99,7%</text:p>
          </table:table-cell>
          <table:table-cell office:value-type="float" office:value="347529" table:style-name="ce48">
            <text:p>347.529</text:p>
          </table:table-cell>
          <table:table-cell office:value-type="percentage" office:value="0.98292539441009597" table:style-name="ce49">
            <text:p>98,3%</text:p>
          </table:table-cell>
          <table:table-cell office:value-type="float" office:value="392192" table:style-name="ce48">
            <text:p>392.192</text:p>
          </table:table-cell>
          <table:table-cell office:value-type="percentage" office:value="0.95843597262952107" table:style-name="ce49">
            <text:p>95,8%</text:p>
          </table:table-cell>
          <table:table-cell office:value-type="float" office:value="410267" table:style-name="ce48">
            <text:p>410.267</text:p>
          </table:table-cell>
          <table:table-cell office:value-type="percentage" office:value="0.9264514934388951" table:style-name="ce49">
            <text:p>92,6%</text:p>
          </table:table-cell>
          <table:table-cell office:value-type="float" office:value="266075" table:style-name="ce48">
            <text:p>266.075</text:p>
          </table:table-cell>
          <table:table-cell office:value-type="percentage" office:value="0.8622058470890932" table:style-name="ce49">
            <text:p>86,2%</text:p>
          </table:table-cell>
          <table:table-cell office:value-type="float" office:value="200979" table:style-name="ce48">
            <text:p>200.979</text:p>
          </table:table-cell>
          <table:table-cell office:value-type="percentage" office:value="0.87244858092914634" table:style-name="ce49">
            <text:p>87,2%</text:p>
          </table:table-cell>
          <table:table-cell office:value-type="float" office:value="173805" table:style-name="ce48">
            <text:p>173.805</text:p>
          </table:table-cell>
          <table:table-cell office:value-type="percentage" office:value="0.94797211798586267" table:style-name="ce49">
            <text:p>94,8%</text:p>
          </table:table-cell>
          <table:table-cell office:value-type="float" office:value="2323681" table:style-name="ce48">
            <text:p>2.323.681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4607526402339948" table:style-name="ce49">
            <text:p>94,6%</text:p>
          </table:table-cell>
          <table:table-cell office:value-type="percentage" office:value="0.86161951828708472" table:style-name="ce49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262" table:style-name="ce48">
            <text:p>23.262</text:p>
          </table:table-cell>
          <table:table-cell office:value-type="percentage" office:value="1" table:style-name="ce49">
            <text:p>100,0%</text:p>
          </table:table-cell>
          <table:table-cell office:value-type="float" office:value="28653" table:style-name="ce48">
            <text:p>28.653</text:p>
          </table:table-cell>
          <table:table-cell office:value-type="percentage" office:value="1" table:style-name="ce49">
            <text:p>100,0%</text:p>
          </table:table-cell>
          <table:table-cell office:value-type="float" office:value="38081" table:style-name="ce48">
            <text:p>38.081</text:p>
          </table:table-cell>
          <table:table-cell office:value-type="percentage" office:value="0.98619671621691618" table:style-name="ce49">
            <text:p>98,6%</text:p>
          </table:table-cell>
          <table:table-cell office:value-type="float" office:value="45304" table:style-name="ce48">
            <text:p>45.304</text:p>
          </table:table-cell>
          <table:table-cell office:value-type="percentage" office:value="0.9537684210526316" table:style-name="ce49">
            <text:p>95,4%</text:p>
          </table:table-cell>
          <table:table-cell office:value-type="float" office:value="47639" table:style-name="ce48">
            <text:p>47.639</text:p>
          </table:table-cell>
          <table:table-cell office:value-type="percentage" office:value="0.92102312272832731" table:style-name="ce49">
            <text:p>92,1%</text:p>
          </table:table-cell>
          <table:table-cell office:value-type="float" office:value="31696" table:style-name="ce48">
            <text:p>31.696</text:p>
          </table:table-cell>
          <table:table-cell office:value-type="percentage" office:value="0.85581596284695971" table:style-name="ce49">
            <text:p>85,6%</text:p>
          </table:table-cell>
          <table:table-cell office:value-type="float" office:value="24677" table:style-name="ce48">
            <text:p>24.677</text:p>
          </table:table-cell>
          <table:table-cell office:value-type="percentage" office:value="0.81804017768348469" table:style-name="ce49">
            <text:p>81,8%</text:p>
          </table:table-cell>
          <table:table-cell office:value-type="float" office:value="22925" table:style-name="ce48">
            <text:p>22.925</text:p>
          </table:table-cell>
          <table:table-cell office:value-type="percentage" office:value="0.88223975370406005" table:style-name="ce49">
            <text:p>88,2%</text:p>
          </table:table-cell>
          <table:table-cell office:value-type="float" office:value="262237" table:style-name="ce48">
            <text:p>262.237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3163966050753344" table:style-name="ce49">
            <text:p>93,2%</text:p>
          </table:table-cell>
          <table:table-cell office:value-type="percentage" office:value="0.82940197864480547" table:style-name="ce49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2882" table:style-name="ce48">
            <text:p>372.882</text:p>
          </table:table-cell>
          <table:table-cell office:value-type="percentage" office:value="1" table:style-name="ce49">
            <text:p>100,0%</text:p>
          </table:table-cell>
          <table:table-cell office:value-type="float" office:value="511598" table:style-name="ce48">
            <text:p>511.598</text:p>
          </table:table-cell>
          <table:table-cell office:value-type="percentage" office:value="0.97068209847263065" table:style-name="ce49">
            <text:p>97,1%</text:p>
          </table:table-cell>
          <table:table-cell office:value-type="float" office:value="683811" table:style-name="ce48">
            <text:p>683.811</text:p>
          </table:table-cell>
          <table:table-cell office:value-type="percentage" office:value="0.94913374547857055" table:style-name="ce49">
            <text:p>94,9%</text:p>
          </table:table-cell>
          <table:table-cell office:value-type="float" office:value="944276" table:style-name="ce48">
            <text:p>944.276</text:p>
          </table:table-cell>
          <table:table-cell office:value-type="percentage" office:value="0.95404638907047068" table:style-name="ce49">
            <text:p>95,4%</text:p>
          </table:table-cell>
          <table:table-cell office:value-type="float" office:value="1035399" table:style-name="ce48">
            <text:p>1.035.399</text:p>
          </table:table-cell>
          <table:table-cell office:value-type="percentage" office:value="0.89564830761751613" table:style-name="ce49">
            <text:p>89,6%</text:p>
          </table:table-cell>
          <table:table-cell office:value-type="float" office:value="756008" table:style-name="ce48">
            <text:p>756.008</text:p>
          </table:table-cell>
          <table:table-cell office:value-type="percentage" office:value="0.83922188525427266" table:style-name="ce49">
            <text:p>83,9%</text:p>
          </table:table-cell>
          <table:table-cell office:value-type="float" office:value="608941" table:style-name="ce48">
            <text:p>608.941</text:p>
          </table:table-cell>
          <table:table-cell office:value-type="percentage" office:value="0.82786378214060907" table:style-name="ce49">
            <text:p>82,8%</text:p>
          </table:table-cell>
          <table:table-cell office:value-type="float" office:value="468930" table:style-name="ce48">
            <text:p>468.930</text:p>
          </table:table-cell>
          <table:table-cell office:value-type="percentage" office:value="0.8216175491467218" table:style-name="ce49">
            <text:p>82,2%</text:p>
          </table:table-cell>
          <table:table-cell office:value-type="float" office:value="5381845" table:style-name="ce48">
            <text:p>5.381.845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0134448562932135" table:style-name="ce49">
            <text:p>90,1%</text:p>
          </table:table-cell>
          <table:table-cell office:value-type="percentage" office:value="0.79662256055068303" table:style-name="ce49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446" table:style-name="ce48">
            <text:p>72.446</text:p>
          </table:table-cell>
          <table:table-cell office:value-type="percentage" office:value="1" table:style-name="ce49">
            <text:p>100,0%</text:p>
          </table:table-cell>
          <table:table-cell office:value-type="float" office:value="103048" table:style-name="ce48">
            <text:p>103.048</text:p>
          </table:table-cell>
          <table:table-cell office:value-type="percentage" office:value="0.99158984623082702" table:style-name="ce49">
            <text:p>99,2%</text:p>
          </table:table-cell>
          <table:table-cell office:value-type="float" office:value="147955" table:style-name="ce48">
            <text:p>147.955</text:p>
          </table:table-cell>
          <table:table-cell office:value-type="percentage" office:value="0.96361883796510384" table:style-name="ce49">
            <text:p>96,4%</text:p>
          </table:table-cell>
          <table:table-cell office:value-type="float" office:value="207356" table:style-name="ce48">
            <text:p>207.356</text:p>
          </table:table-cell>
          <table:table-cell office:value-type="percentage" office:value="0.95072511611486321" table:style-name="ce49">
            <text:p>95,1%</text:p>
          </table:table-cell>
          <table:table-cell office:value-type="float" office:value="231601" table:style-name="ce48">
            <text:p>231.601</text:p>
          </table:table-cell>
          <table:table-cell office:value-type="percentage" office:value="0.9173479411252119" table:style-name="ce49">
            <text:p>91,7%</text:p>
          </table:table-cell>
          <table:table-cell office:value-type="float" office:value="167965" table:style-name="ce48">
            <text:p>167.965</text:p>
          </table:table-cell>
          <table:table-cell office:value-type="percentage" office:value="0.84373147673729365" table:style-name="ce49">
            <text:p>84,4%</text:p>
          </table:table-cell>
          <table:table-cell office:value-type="float" office:value="141869" table:style-name="ce48">
            <text:p>141.869</text:p>
          </table:table-cell>
          <table:table-cell office:value-type="percentage" office:value="0.81562501796606857" table:style-name="ce49">
            <text:p>81,6%</text:p>
          </table:table-cell>
          <table:table-cell office:value-type="float" office:value="123403" table:style-name="ce48">
            <text:p>123.403</text:p>
          </table:table-cell>
          <table:table-cell office:value-type="percentage" office:value="0.85331498589367705" table:style-name="ce49">
            <text:p>85,3%</text:p>
          </table:table-cell>
          <table:table-cell office:value-type="float" office:value="1195643" table:style-name="ce48">
            <text:p>1.195.643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074304007091607" table:style-name="ce49">
            <text:p>90,7%</text:p>
          </table:table-cell>
          <table:table-cell office:value-type="percentage" office:value="0.79020683693350502" table:style-name="ce49">
            <text:p>79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299" table:style-name="ce48">
            <text:p>42.299</text:p>
          </table:table-cell>
          <table:table-cell office:value-type="percentage" office:value="1" table:style-name="ce49">
            <text:p>100,0%</text:p>
          </table:table-cell>
          <table:table-cell office:value-type="float" office:value="55895" table:style-name="ce48">
            <text:p>55.895</text:p>
          </table:table-cell>
          <table:table-cell office:value-type="percentage" office:value="0.98684675141242939" table:style-name="ce49">
            <text:p>98,7%</text:p>
          </table:table-cell>
          <table:table-cell office:value-type="float" office:value="72265" table:style-name="ce48">
            <text:p>72.265</text:p>
          </table:table-cell>
          <table:table-cell office:value-type="percentage" office:value="0.95500198229152899" table:style-name="ce49">
            <text:p>95,5%</text:p>
          </table:table-cell>
          <table:table-cell office:value-type="float" office:value="92184" table:style-name="ce48">
            <text:p>92.184</text:p>
          </table:table-cell>
          <table:table-cell office:value-type="percentage" office:value="0.94356076890007978" table:style-name="ce49">
            <text:p>94,4%</text:p>
          </table:table-cell>
          <table:table-cell office:value-type="float" office:value="95943" table:style-name="ce48">
            <text:p>95.943</text:p>
          </table:table-cell>
          <table:table-cell office:value-type="percentage" office:value="0.90749411197185093" table:style-name="ce49">
            <text:p>90,7%</text:p>
          </table:table-cell>
          <table:table-cell office:value-type="float" office:value="65241" table:style-name="ce48">
            <text:p>65.241</text:p>
          </table:table-cell>
          <table:table-cell office:value-type="percentage" office:value="0.8502782520298714" table:style-name="ce49">
            <text:p>85,0%</text:p>
          </table:table-cell>
          <table:table-cell office:value-type="float" office:value="58753" table:style-name="ce48">
            <text:p>58.753</text:p>
          </table:table-cell>
          <table:table-cell office:value-type="percentage" office:value="0.85394319932560103" table:style-name="ce49">
            <text:p>85,4%</text:p>
          </table:table-cell>
          <table:table-cell office:value-type="float" office:value="51827" table:style-name="ce48">
            <text:p>51.827</text:p>
          </table:table-cell>
          <table:table-cell office:value-type="percentage" office:value="0.90101006588897969" table:style-name="ce49">
            <text:p>90,1%</text:p>
          </table:table-cell>
          <table:table-cell office:value-type="float" office:value="534407" table:style-name="ce48">
            <text:p>534.407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111504479690576" table:style-name="ce49">
            <text:p>92,1%</text:p>
          </table:table-cell>
          <table:table-cell office:value-type="percentage" office:value="0.81259598512287612" table:style-name="ce49">
            <text:p>81,3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2729" table:style-name="ce48">
            <text:p>162.729</text:p>
          </table:table-cell>
          <table:table-cell office:value-type="percentage" office:value="1.0200782317615937" table:style-name="ce49">
            <text:p>102,0%</text:p>
          </table:table-cell>
          <table:table-cell office:value-type="float" office:value="213252" table:style-name="ce48">
            <text:p>213.252</text:p>
          </table:table-cell>
          <table:table-cell office:value-type="percentage" office:value="0.98560772025179555" table:style-name="ce49">
            <text:p>98,6%</text:p>
          </table:table-cell>
          <table:table-cell office:value-type="float" office:value="275678" table:style-name="ce48">
            <text:p>275.678</text:p>
          </table:table-cell>
          <table:table-cell office:value-type="percentage" office:value="0.97014037717788737" table:style-name="ce49">
            <text:p>97,0%</text:p>
          </table:table-cell>
          <table:table-cell office:value-type="float" office:value="324354" table:style-name="ce48">
            <text:p>324.354</text:p>
          </table:table-cell>
          <table:table-cell office:value-type="percentage" office:value="0.96114286730258069" table:style-name="ce49">
            <text:p>96,1%</text:p>
          </table:table-cell>
          <table:table-cell office:value-type="float" office:value="322666" table:style-name="ce48">
            <text:p>322.666</text:p>
          </table:table-cell>
          <table:table-cell office:value-type="percentage" office:value="0.92703066102785692" table:style-name="ce49">
            <text:p>92,7%</text:p>
          </table:table-cell>
          <table:table-cell office:value-type="float" office:value="207810" table:style-name="ce48">
            <text:p>207.810</text:p>
          </table:table-cell>
          <table:table-cell office:value-type="percentage" office:value="0.87449239379721" table:style-name="ce49">
            <text:p>87,4%</text:p>
          </table:table-cell>
          <table:table-cell office:value-type="float" office:value="171440" table:style-name="ce48">
            <text:p>171.440</text:p>
          </table:table-cell>
          <table:table-cell office:value-type="percentage" office:value="0.86057776773837313" table:style-name="ce49">
            <text:p>86,1%</text:p>
          </table:table-cell>
          <table:table-cell office:value-type="float" office:value="155270" table:style-name="ce48">
            <text:p>155.270</text:p>
          </table:table-cell>
          <table:table-cell office:value-type="percentage" office:value="0.89846485010155253" table:style-name="ce49">
            <text:p>89,8%</text:p>
          </table:table-cell>
          <table:table-cell office:value-type="float" office:value="1833199" table:style-name="ce48">
            <text:p>1.833.199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3757636479780371" table:style-name="ce49">
            <text:p>93,8%</text:p>
          </table:table-cell>
          <table:table-cell office:value-type="percentage" office:value="0.83864416983697387" table:style-name="ce49">
            <text:p>83,9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387" table:style-name="ce48">
            <text:p>2.387</text:p>
          </table:table-cell>
          <table:table-cell office:value-type="percentage" office:value="0.84138174127599574" table:style-name="ce49">
            <text:p>84,1%</text:p>
          </table:table-cell>
          <table:table-cell office:value-type="float" office:value="3884" table:style-name="ce48">
            <text:p>3.884</text:p>
          </table:table-cell>
          <table:table-cell office:value-type="percentage" office:value="0.88192552225249776" table:style-name="ce49">
            <text:p>88,2%</text:p>
          </table:table-cell>
          <table:table-cell office:value-type="float" office:value="7581" table:style-name="ce48">
            <text:p>7.581</text:p>
          </table:table-cell>
          <table:table-cell office:value-type="percentage" office:value="0.91019330051626846" table:style-name="ce49">
            <text:p>91,0%</text:p>
          </table:table-cell>
          <table:table-cell office:value-type="float" office:value="10537" table:style-name="ce48">
            <text:p>10.537</text:p>
          </table:table-cell>
          <table:table-cell office:value-type="percentage" office:value="0.91174180150558104" table:style-name="ce49">
            <text:p>91,2%</text:p>
          </table:table-cell>
          <table:table-cell office:value-type="float" office:value="11073" table:style-name="ce48">
            <text:p>11.073</text:p>
          </table:table-cell>
          <table:table-cell office:value-type="percentage" office:value="0.896091284292304" table:style-name="ce49">
            <text:p>89,6%</text:p>
          </table:table-cell>
          <table:table-cell office:value-type="float" office:value="9116" table:style-name="ce48">
            <text:p>9.116</text:p>
          </table:table-cell>
          <table:table-cell office:value-type="percentage" office:value="0.799719273620493" table:style-name="ce49">
            <text:p>80,0%</text:p>
          </table:table-cell>
          <table:table-cell office:value-type="float" office:value="8818" table:style-name="ce48">
            <text:p>8.818</text:p>
          </table:table-cell>
          <table:table-cell office:value-type="percentage" office:value="0.81159687068568798" table:style-name="ce49">
            <text:p>81,2%</text:p>
          </table:table-cell>
          <table:table-cell office:value-type="float" office:value="8288" table:style-name="ce48">
            <text:p>8.288</text:p>
          </table:table-cell>
          <table:table-cell office:value-type="percentage" office:value="0.8930072190496714" table:style-name="ce49">
            <text:p>89,3%</text:p>
          </table:table-cell>
          <table:table-cell office:value-type="float" office:value="61684" table:style-name="ce48">
            <text:p>61.684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684340199073618" table:style-name="ce49">
            <text:p>86,8%</text:p>
          </table:table-cell>
          <table:table-cell office:value-type="percentage" office:value="0.73858016930684767" table:style-name="ce49">
            <text:p>73,9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2" table:style-name="ce48">
            <text:p>2.052</text:p>
          </table:table-cell>
          <table:table-cell office:value-type="percentage" office:value="0.81720430107526887" table:style-name="ce49">
            <text:p>81,7%</text:p>
          </table:table-cell>
          <table:table-cell office:value-type="float" office:value="3370" table:style-name="ce48">
            <text:p>3.370</text:p>
          </table:table-cell>
          <table:table-cell office:value-type="percentage" office:value="0.88614251906389696" table:style-name="ce49">
            <text:p>88,6%</text:p>
          </table:table-cell>
          <table:table-cell office:value-type="float" office:value="7382" table:style-name="ce48">
            <text:p>7.382</text:p>
          </table:table-cell>
          <table:table-cell office:value-type="percentage" office:value="0.92217364147407865" table:style-name="ce49">
            <text:p>92,2%</text:p>
          </table:table-cell>
          <table:table-cell office:value-type="float" office:value="10003" table:style-name="ce48">
            <text:p>10.003</text:p>
          </table:table-cell>
          <table:table-cell office:value-type="percentage" office:value="0.92611795204147762" table:style-name="ce49">
            <text:p>92,6%</text:p>
          </table:table-cell>
          <table:table-cell office:value-type="float" office:value="10486" table:style-name="ce48">
            <text:p>10.486</text:p>
          </table:table-cell>
          <table:table-cell office:value-type="percentage" office:value="0.95999267600476057" table:style-name="ce49">
            <text:p>96,0%</text:p>
          </table:table-cell>
          <table:table-cell office:value-type="float" office:value="8977" table:style-name="ce48">
            <text:p>8.977</text:p>
          </table:table-cell>
          <table:table-cell office:value-type="percentage" office:value="0.81966764061358655" table:style-name="ce49">
            <text:p>82,0%</text:p>
          </table:table-cell>
          <table:table-cell office:value-type="float" office:value="8980" table:style-name="ce48">
            <text:p>8.980</text:p>
          </table:table-cell>
          <table:table-cell office:value-type="percentage" office:value="0.76811222307758109" table:style-name="ce49">
            <text:p>76,8%</text:p>
          </table:table-cell>
          <table:table-cell office:value-type="float" office:value="8209" table:style-name="ce48">
            <text:p>8.209</text:p>
          </table:table-cell>
          <table:table-cell office:value-type="percentage" office:value="0.85688935281837164" table:style-name="ce49">
            <text:p>85,7%</text:p>
          </table:table-cell>
          <table:table-cell office:value-type="float" office:value="59459" table:style-name="ce48">
            <text:p>59.459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70989951073741" table:style-name="ce49">
            <text:p>87,1%</text:p>
          </table:table-cell>
          <table:table-cell office:value-type="percentage" office:value="0.70765989859798628" table:style-name="ce49">
            <text:p>70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2" table:style-name="ce48">
            <text:p>22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582" table:style-name="ce48">
            <text:p>3.582</text:p>
          </table:table-cell>
          <table:table-cell office:value-type="string" table:style-name="ce49">
            <text:p>-</text:p>
          </table:table-cell>
          <table:table-cell office:value-type="float" office:value="9302" table:style-name="ce48">
            <text:p>9.302</text:p>
          </table:table-cell>
          <table:table-cell office:value-type="string" table:style-name="ce49">
            <text:p>-</text:p>
          </table:table-cell>
          <table:table-cell office:value-type="float" office:value="21668" table:style-name="ce48">
            <text:p>21.668</text:p>
          </table:table-cell>
          <table:table-cell office:value-type="string" table:style-name="ce49">
            <text:p>-</text:p>
          </table:table-cell>
          <table:table-cell office:value-type="float" office:value="31399" table:style-name="ce48">
            <text:p>31.399</text:p>
          </table:table-cell>
          <table:table-cell office:value-type="string" table:style-name="ce49">
            <text:p>-</text:p>
          </table:table-cell>
          <table:table-cell office:value-type="float" office:value="23795" table:style-name="ce48">
            <text:p>23.795</text:p>
          </table:table-cell>
          <table:table-cell office:value-type="string" table:style-name="ce49">
            <text:p>-</text:p>
          </table:table-cell>
          <table:table-cell office:value-type="float" office:value="1269" table:style-name="ce48">
            <text:p>1.269</text:p>
          </table:table-cell>
          <table:table-cell office:value-type="string" table:style-name="ce49">
            <text:p>-</text:p>
          </table:table-cell>
          <table:table-cell office:value-type="float" office:value="91056" table:style-name="ce48">
            <text:p>91.056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0" table:style-name="ce51">
            <text:p>30</text:p>
          </table:table-cell>
          <table:table-cell office:value-type="string" table:style-name="ce52">
            <text:p>-</text:p>
          </table:table-cell>
          <table:table-cell office:value-type="float" office:value="48" table:style-name="ce51">
            <text:p>48</text:p>
          </table:table-cell>
          <table:table-cell office:value-type="string" table:style-name="ce52">
            <text:p>-</text:p>
          </table:table-cell>
          <table:table-cell office:value-type="float" office:value="289" table:style-name="ce51">
            <text:p>289</text:p>
          </table:table-cell>
          <table:table-cell office:value-type="string" table:style-name="ce52">
            <text:p>-</text:p>
          </table:table-cell>
          <table:table-cell office:value-type="float" office:value="876" table:style-name="ce51">
            <text:p>876</text:p>
          </table:table-cell>
          <table:table-cell office:value-type="string" table:style-name="ce52">
            <text:p>-</text:p>
          </table:table-cell>
          <table:table-cell office:value-type="float" office:value="1825" table:style-name="ce51">
            <text:p>1.825</text:p>
          </table:table-cell>
          <table:table-cell office:value-type="string" table:style-name="ce52">
            <text:p>-</text:p>
          </table:table-cell>
          <table:table-cell office:value-type="float" office:value="2240" table:style-name="ce51">
            <text:p>2.240</text:p>
          </table:table-cell>
          <table:table-cell office:value-type="string" table:style-name="ce52">
            <text:p>-</text:p>
          </table:table-cell>
          <table:table-cell office:value-type="float" office:value="1996" table:style-name="ce51">
            <text:p>1.996</text:p>
          </table:table-cell>
          <table:table-cell office:value-type="string" table:style-name="ce52">
            <text:p>-</text:p>
          </table:table-cell>
          <table:table-cell office:value-type="float" office:value="245" table:style-name="ce51">
            <text:p>245</text:p>
          </table:table-cell>
          <table:table-cell office:value-type="string" table:style-name="ce52">
            <text:p>-</text:p>
          </table:table-cell>
          <table:table-cell office:value-type="float" office:value="7549" table:style-name="ce51">
            <text:p>7.549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18653" table:style-name="ce55">
            <text:p>2.918.653</text:p>
          </table:table-cell>
          <table:table-cell office:value-type="percentage" office:value="1" table:style-name="ce56">
            <text:p>100,0%</text:p>
          </table:table-cell>
          <table:table-cell office:value-type="float" office:value="3941463" table:style-name="ce55">
            <text:p>3.941.463</text:p>
          </table:table-cell>
          <table:table-cell office:value-type="percentage" office:value="0.98614751844524751" table:style-name="ce56">
            <text:p>98,6%</text:p>
          </table:table-cell>
          <table:table-cell office:value-type="float" office:value="5275891" table:style-name="ce55">
            <text:p>5.275.891</text:p>
          </table:table-cell>
          <table:table-cell office:value-type="percentage" office:value="0.95791878946775944" table:style-name="ce56">
            <text:p>95,8%</text:p>
          </table:table-cell>
          <table:table-cell office:value-type="float" office:value="6708044" table:style-name="ce55">
            <text:p>6.708.044</text:p>
          </table:table-cell>
          <table:table-cell office:value-type="percentage" office:value="0.94085737520467161" table:style-name="ce56">
            <text:p>94,1%</text:p>
          </table:table-cell>
          <table:table-cell office:value-type="float" office:value="7033269" table:style-name="ce55">
            <text:p>7.033.269</text:p>
          </table:table-cell>
          <table:table-cell office:value-type="percentage" office:value="0.89976228148369508" table:style-name="ce56">
            <text:p>90,0%</text:p>
          </table:table-cell>
          <table:table-cell office:value-type="float" office:value="4991425" table:style-name="ce55">
            <text:p>4.991.425</text:p>
          </table:table-cell>
          <table:table-cell office:value-type="percentage" office:value="0.84002157515457709" table:style-name="ce56">
            <text:p>84,0%</text:p>
          </table:table-cell>
          <table:table-cell office:value-type="float" office:value="4091249" table:style-name="ce55">
            <text:p>4.091.249</text:p>
          </table:table-cell>
          <table:table-cell office:value-type="percentage" office:value="0.8307770877055114" table:style-name="ce56">
            <text:p>83,1%</text:p>
          </table:table-cell>
          <table:table-cell office:value-type="float" office:value="3477716" table:style-name="ce55">
            <text:p>3.477.716</text:p>
          </table:table-cell>
          <table:table-cell office:value-type="percentage" office:value="0.87292900886102831" table:style-name="ce56">
            <text:p>87,3%</text:p>
          </table:table-cell>
          <table:table-cell office:value-type="float" office:value="38437710" table:style-name="ce55">
            <text:p>38.437.710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111693713739657" table:style-name="ce56">
            <text:p>91,1%</text:p>
          </table:table-cell>
          <table:table-cell office:value-type="percentage" office:value="0.81094444431668655" table:style-name="ce56">
            <text:p>81,1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5" table:default-cell-style-name="ce1"/>
        <table:table-column table:style-name="co12" table:default-cell-style-name="ce1"/>
        <table:table-column table:style-name="co5" table:number-columns-repeated="16368" table:default-cell-style-name="ce1"/>
        <table:table-row table:style-name="ro10">
          <table:table-cell table:number-columns-spanned="1" table:number-rows-spanned="2" table:style-name="ce70"/>
          <table:table-cell office:value-type="string" table:number-columns-spanned="2" table:number-rows-spanned="1" table:style-name="ce71">
            <text:p><text:s/>Mayores de 70 años</text:p>
          </table:table-cell>
          <table:covered-table-cell/>
          <table:table-cell office:value-type="string" table:number-columns-spanned="2" table:number-rows-spanned="1" table:style-name="ce71">
            <text:p>60-69 años</text:p>
          </table:table-cell>
          <table:covered-table-cell/>
          <table:table-cell office:value-type="string" table:number-columns-spanned="2" table:number-rows-spanned="1" table:style-name="ce71">
            <text:p>50-59 años</text:p>
          </table:table-cell>
          <table:covered-table-cell/>
          <table:table-cell office:value-type="string" table:number-columns-spanned="2" table:number-rows-spanned="1" table:style-name="ce71">
            <text:p>40-49 años</text:p>
          </table:table-cell>
          <table:covered-table-cell/>
          <table:table-cell office:value-type="string" table:number-columns-spanned="2" table:number-rows-spanned="1" table:style-name="ce71">
            <text:p>30-39 años</text:p>
          </table:table-cell>
          <table:covered-table-cell/>
          <table:table-cell office:value-type="string" table:number-columns-spanned="2" table:number-rows-spanned="1" table:style-name="ce72">
            <text:p>20-29 años</text:p>
          </table:table-cell>
          <table:covered-table-cell/>
          <table:table-cell office:value-type="string" table:number-columns-spanned="2" table:number-rows-spanned="1" table:style-name="ce73">
            <text:p><text:s/>Janssen</text:p>
          </table:table-cell>
          <table:covered-table-cell/>
          <table:table-cell office:value-type="string" table:number-columns-spanned="2" table:number-rows-spanned="1" table:style-name="ce73">
            <text:p>Astrazeneca</text:p>
          </table:table-cell>
          <table:covered-table-cell/>
          <table:table-cell table:number-columns-repeated="16367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Janssen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Astrazeneca</text:p>
          </table:table-cell>
          <table:table-cell table:number-columns-repeated="16367"/>
        </table:table-row>
        <table:table-row table:style-name="ro5">
          <table:table-cell office:value-type="string" table:style-name="ce61">
            <text:p>Andalucía</text:p>
          </table:table-cell>
          <table:table-cell office:value-type="float" office:value="997803" table:style-name="ce62">
            <text:p>997.803</text:p>
          </table:table-cell>
          <table:table-cell office:value-type="percentage" office:value="0.92104070455986697" table:style-name="ce63">
            <text:p>92,1%</text:p>
          </table:table-cell>
          <table:table-cell office:value-type="float" office:value="864653" table:style-name="ce62">
            <text:p>864.653</text:p>
          </table:table-cell>
          <table:table-cell office:value-type="percentage" office:value="0.92897724220474065" table:style-name="ce63">
            <text:p>92,9%</text:p>
          </table:table-cell>
          <table:table-cell office:value-type="float" office:value="859865" table:style-name="ce62">
            <text:p>859.865</text:p>
          </table:table-cell>
          <table:table-cell office:value-type="percentage" office:value="0.70495876983417749" table:style-name="ce63">
            <text:p>70,5%</text:p>
          </table:table-cell>
          <table:table-cell office:value-type="float" office:value="670477" table:style-name="ce62">
            <text:p>670.477</text:p>
          </table:table-cell>
          <table:table-cell office:value-type="percentage" office:value="0.53113147162923935" table:style-name="ce63">
            <text:p>53,1%</text:p>
          </table:table-cell>
          <table:table-cell office:value-type="float" office:value="351545" table:style-name="ce62">
            <text:p>351.545</text:p>
          </table:table-cell>
          <table:table-cell office:value-type="percentage" office:value="0.37182862322557853" table:style-name="ce63">
            <text:p>37,2%</text:p>
          </table:table-cell>
          <table:table-cell office:value-type="float" office:value="229725" table:style-name="ce62">
            <text:p>229.725</text:p>
          </table:table-cell>
          <table:table-cell office:value-type="percentage" office:value="0.29255349631514399" table:style-name="ce63">
            <text:p>29,3%</text:p>
          </table:table-cell>
          <table:table-cell office:value-type="float" office:value="206839" table:style-name="ce62">
            <text:p>206.839</text:p>
          </table:table-cell>
          <table:table-cell office:value-type="percentage" office:value="0.64928962023091263" table:style-name="ce46">
            <text:p>64,9%</text:p>
          </table:table-cell>
          <table:table-cell office:value-type="float" office:value="749074" table:style-name="ce62">
            <text:p>749.074</text:p>
          </table:table-cell>
          <table:table-cell office:value-type="percentage" office:value="0.86643926328707765" table:style-name="ce46">
            <text:p>86,6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ragón</text:p>
          </table:table-cell>
          <table:table-cell office:value-type="float" office:value="201599" table:style-name="ce7">
            <text:p>201.599</text:p>
          </table:table-cell>
          <table:table-cell office:value-type="percentage" office:value="0.91761037778789256" table:style-name="ce49">
            <text:p>91,8%</text:p>
          </table:table-cell>
          <table:table-cell office:value-type="float" office:value="142556" table:style-name="ce7">
            <text:p>142.556</text:p>
          </table:table-cell>
          <table:table-cell office:value-type="percentage" office:value="0.92280604087234031" table:style-name="ce49">
            <text:p>92,3%</text:p>
          </table:table-cell>
          <table:table-cell office:value-type="float" office:value="133685" table:style-name="ce7">
            <text:p>133.685</text:p>
          </table:table-cell>
          <table:table-cell office:value-type="percentage" office:value="0.71563930301651457" table:style-name="ce49">
            <text:p>71,6%</text:p>
          </table:table-cell>
          <table:table-cell office:value-type="float" office:value="101638" table:style-name="ce7">
            <text:p>101.638</text:p>
          </table:table-cell>
          <table:table-cell office:value-type="percentage" office:value="0.53553156400002111" table:style-name="ce49">
            <text:p>53,6%</text:p>
          </table:table-cell>
          <table:table-cell office:value-type="float" office:value="48393" table:style-name="ce7">
            <text:p>48.393</text:p>
          </table:table-cell>
          <table:table-cell office:value-type="percentage" office:value="0.37652010861531038" table:style-name="ce49">
            <text:p>37,7%</text:p>
          </table:table-cell>
          <table:table-cell office:value-type="float" office:value="35353" table:style-name="ce7">
            <text:p>35.353</text:p>
          </table:table-cell>
          <table:table-cell office:value-type="percentage" office:value="0.33072022601195544" table:style-name="ce49">
            <text:p>33,1%</text:p>
          </table:table-cell>
          <table:table-cell office:value-type="float" office:value="37146" table:style-name="ce7">
            <text:p>37.146</text:p>
          </table:table-cell>
          <table:table-cell office:value-type="percentage" office:value="0.63159505551493722" table:style-name="ce49">
            <text:p>63,2%</text:p>
          </table:table-cell>
          <table:table-cell office:value-type="float" office:value="118225" table:style-name="ce7">
            <text:p>118.225</text:p>
          </table:table-cell>
          <table:table-cell office:value-type="percentage" office:value="0.87561750568438512" table:style-name="ce49">
            <text:p>87,6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sturias<text:s/></text:p>
          </table:table-cell>
          <table:table-cell office:value-type="float" office:value="191850" table:style-name="ce7">
            <text:p>191.850</text:p>
          </table:table-cell>
          <table:table-cell office:value-type="percentage" office:value="0.94650530605398309" table:style-name="ce49">
            <text:p>94,7%</text:p>
          </table:table-cell>
          <table:table-cell office:value-type="float" office:value="142239" table:style-name="ce7">
            <text:p>142.239</text:p>
          </table:table-cell>
          <table:table-cell office:value-type="percentage" office:value="0.96005588666077202" table:style-name="ce49">
            <text:p>96,0%</text:p>
          </table:table-cell>
          <table:table-cell office:value-type="float" office:value="143835" table:style-name="ce7">
            <text:p>143.835</text:p>
          </table:table-cell>
          <table:table-cell office:value-type="percentage" office:value="0.93809309514958228" table:style-name="ce49">
            <text:p>93,8%</text:p>
          </table:table-cell>
          <table:table-cell office:value-type="float" office:value="123904" table:style-name="ce7">
            <text:p>123.904</text:p>
          </table:table-cell>
          <table:table-cell office:value-type="percentage" office:value="0.81915667270491477" table:style-name="ce49">
            <text:p>81,9%</text:p>
          </table:table-cell>
          <table:table-cell office:value-type="float" office:value="57619" table:style-name="ce7">
            <text:p>57.619</text:p>
          </table:table-cell>
          <table:table-cell office:value-type="percentage" office:value="0.63137190444882751" table:style-name="ce49">
            <text:p>63,1%</text:p>
          </table:table-cell>
          <table:table-cell office:value-type="float" office:value="39417" table:style-name="ce7">
            <text:p>39.417</text:p>
          </table:table-cell>
          <table:table-cell office:value-type="percentage" office:value="0.5904991610738255" table:style-name="ce49">
            <text:p>59,0%</text:p>
          </table:table-cell>
          <table:table-cell office:value-type="float" office:value="41685" table:style-name="ce7">
            <text:p>41.685</text:p>
          </table:table-cell>
          <table:table-cell office:value-type="percentage" office:value="0.91960996271702444" table:style-name="ce49">
            <text:p>92,0%</text:p>
          </table:table-cell>
          <table:table-cell office:value-type="float" office:value="113801" table:style-name="ce7">
            <text:p>113.801</text:p>
          </table:table-cell>
          <table:table-cell office:value-type="percentage" office:value="0.96794250233903212" table:style-name="ce49">
            <text:p>96,8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Baleares</text:p>
          </table:table-cell>
          <table:table-cell office:value-type="float" office:value="119843" table:style-name="ce7">
            <text:p>119.843</text:p>
          </table:table-cell>
          <table:table-cell office:value-type="percentage" office:value="0.91502065311170999" table:style-name="ce49">
            <text:p>91,5%</text:p>
          </table:table-cell>
          <table:table-cell office:value-type="float" office:value="97055" table:style-name="ce7">
            <text:p>97.055</text:p>
          </table:table-cell>
          <table:table-cell office:value-type="percentage" office:value="0.86880432544691211" table:style-name="ce49">
            <text:p>86,9%</text:p>
          </table:table-cell>
          <table:table-cell office:value-type="float" office:value="100786" table:style-name="ce7">
            <text:p>100.786</text:p>
          </table:table-cell>
          <table:table-cell office:value-type="percentage" office:value="0.6609264748314666" table:style-name="ce49">
            <text:p>66,1%</text:p>
          </table:table-cell>
          <table:table-cell office:value-type="float" office:value="76018" table:style-name="ce7">
            <text:p>76.018</text:p>
          </table:table-cell>
          <table:table-cell office:value-type="percentage" office:value="0.4416492856852367" table:style-name="ce49">
            <text:p>44,2%</text:p>
          </table:table-cell>
          <table:table-cell office:value-type="float" office:value="33857" table:style-name="ce7">
            <text:p>33.857</text:p>
          </table:table-cell>
          <table:table-cell office:value-type="percentage" office:value="0.2551586404401236" table:style-name="ce49">
            <text:p>25,5%</text:p>
          </table:table-cell>
          <table:table-cell office:value-type="float" office:value="22216" table:style-name="ce7">
            <text:p>22.216</text:p>
          </table:table-cell>
          <table:table-cell office:value-type="percentage" office:value="0.21748835023691115" table:style-name="ce49">
            <text:p>21,7%</text:p>
          </table:table-cell>
          <table:table-cell office:value-type="float" office:value="35514" table:style-name="ce7">
            <text:p>35.514</text:p>
          </table:table-cell>
          <table:table-cell office:value-type="percentage" office:value="0.69621642815134288" table:style-name="ce49">
            <text:p>69,6%</text:p>
          </table:table-cell>
          <table:table-cell office:value-type="float" office:value="100495" table:style-name="ce7">
            <text:p>100.495</text:p>
          </table:table-cell>
          <table:table-cell office:value-type="percentage" office:value="0.83781440445522681" table:style-name="ce49">
            <text:p>83,8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arias</text:p>
          </table:table-cell>
          <table:table-cell office:value-type="float" office:value="222001" table:style-name="ce7">
            <text:p>222.001</text:p>
          </table:table-cell>
          <table:table-cell office:value-type="percentage" office:value="0.90965003216540807" table:style-name="ce49">
            <text:p>91,0%</text:p>
          </table:table-cell>
          <table:table-cell office:value-type="float" office:value="195430" table:style-name="ce7">
            <text:p>195.430</text:p>
          </table:table-cell>
          <table:table-cell office:value-type="percentage" office:value="0.87450106499131897" table:style-name="ce49">
            <text:p>87,5%</text:p>
          </table:table-cell>
          <table:table-cell office:value-type="float" office:value="236095" table:style-name="ce7">
            <text:p>236.095</text:p>
          </table:table-cell>
          <table:table-cell office:value-type="percentage" office:value="0.7325568046070452" table:style-name="ce49">
            <text:p>73,3%</text:p>
          </table:table-cell>
          <table:table-cell office:value-type="float" office:value="177241" table:style-name="ce7">
            <text:p>177.241</text:p>
          </table:table-cell>
          <table:table-cell office:value-type="percentage" office:value="0.55399411751835537" table:style-name="ce49">
            <text:p>55,4%</text:p>
          </table:table-cell>
          <table:table-cell office:value-type="float" office:value="69350" table:style-name="ce7">
            <text:p>69.350</text:p>
          </table:table-cell>
          <table:table-cell office:value-type="percentage" office:value="0.29972469411657932" table:style-name="ce49">
            <text:p>30,0%</text:p>
          </table:table-cell>
          <table:table-cell office:value-type="float" office:value="38694" table:style-name="ce7">
            <text:p>38.694</text:p>
          </table:table-cell>
          <table:table-cell office:value-type="percentage" office:value="0.20517198411393847" table:style-name="ce49">
            <text:p>20,5%</text:p>
          </table:table-cell>
          <table:table-cell office:value-type="float" office:value="96620" table:style-name="ce7">
            <text:p>96.620</text:p>
          </table:table-cell>
          <table:table-cell office:value-type="percentage" office:value="0.71951982365732325" table:style-name="ce49">
            <text:p>72,0%</text:p>
          </table:table-cell>
          <table:table-cell office:value-type="float" office:value="186283" table:style-name="ce7">
            <text:p>186.283</text:p>
          </table:table-cell>
          <table:table-cell office:value-type="percentage" office:value="0.83647507858105075" table:style-name="ce49">
            <text:p>83,6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tabria</text:p>
          </table:table-cell>
          <table:table-cell office:value-type="float" office:value="92589" table:style-name="ce7">
            <text:p>92.589</text:p>
          </table:table-cell>
          <table:table-cell office:value-type="percentage" office:value="0.94176821205525152" table:style-name="ce49">
            <text:p>94,2%</text:p>
          </table:table-cell>
          <table:table-cell office:value-type="float" office:value="75827" table:style-name="ce7">
            <text:p>75.827</text:p>
          </table:table-cell>
          <table:table-cell office:value-type="percentage" office:value="0.98443382753875319" table:style-name="ce49">
            <text:p>98,4%</text:p>
          </table:table-cell>
          <table:table-cell office:value-type="float" office:value="71100" table:style-name="ce7">
            <text:p>71.100</text:p>
          </table:table-cell>
          <table:table-cell office:value-type="percentage" office:value="0.83767289521430754" table:style-name="ce49">
            <text:p>83,8%</text:p>
          </table:table-cell>
          <table:table-cell office:value-type="float" office:value="60198" table:style-name="ce7">
            <text:p>60.198</text:p>
          </table:table-cell>
          <table:table-cell office:value-type="percentage" office:value="0.67676222596964586" table:style-name="ce49">
            <text:p>67,7%</text:p>
          </table:table-cell>
          <table:table-cell office:value-type="float" office:value="29527" table:style-name="ce7">
            <text:p>29.527</text:p>
          </table:table-cell>
          <table:table-cell office:value-type="percentage" office:value="0.52512048942716394" table:style-name="ce49">
            <text:p>52,5%</text:p>
          </table:table-cell>
          <table:table-cell office:value-type="float" office:value="16440" table:style-name="ce7">
            <text:p>16.440</text:p>
          </table:table-cell>
          <table:table-cell office:value-type="percentage" office:value="0.38528239981251466" table:style-name="ce49">
            <text:p>38,5%</text:p>
          </table:table-cell>
          <table:table-cell office:value-type="float" office:value="19825" table:style-name="ce7">
            <text:p>19.825</text:p>
          </table:table-cell>
          <table:table-cell office:value-type="percentage" office:value="0.8935009915269515" table:style-name="ce49">
            <text:p>89,4%</text:p>
          </table:table-cell>
          <table:table-cell office:value-type="float" office:value="55904" table:style-name="ce7">
            <text:p>55.904</text:p>
          </table:table-cell>
          <table:table-cell office:value-type="percentage" office:value="0.94349557820833052" table:style-name="ce49">
            <text:p>94,3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y León<text:s/></text:p>
          </table:table-cell>
          <table:table-cell office:value-type="float" office:value="446996" table:style-name="ce7">
            <text:p>446.996</text:p>
          </table:table-cell>
          <table:table-cell office:value-type="percentage" office:value="0.9339735392690286" table:style-name="ce49">
            <text:p>93,4%</text:p>
          </table:table-cell>
          <table:table-cell office:value-type="float" office:value="296076" table:style-name="ce7">
            <text:p>296.076</text:p>
          </table:table-cell>
          <table:table-cell office:value-type="percentage" office:value="0.91771794855899469" table:style-name="ce49">
            <text:p>91,8%</text:p>
          </table:table-cell>
          <table:table-cell office:value-type="float" office:value="298152" table:style-name="ce7">
            <text:p>298.152</text:p>
          </table:table-cell>
          <table:table-cell office:value-type="percentage" office:value="0.84336654164050173" table:style-name="ce49">
            <text:p>84,3%</text:p>
          </table:table-cell>
          <table:table-cell office:value-type="float" office:value="221854" table:style-name="ce7">
            <text:p>221.854</text:p>
          </table:table-cell>
          <table:table-cell office:value-type="percentage" office:value="0.68928512618801285" table:style-name="ce49">
            <text:p>68,9%</text:p>
          </table:table-cell>
          <table:table-cell office:value-type="float" office:value="114494" table:style-name="ce7">
            <text:p>114.494</text:p>
          </table:table-cell>
          <table:table-cell office:value-type="percentage" office:value="0.53446424736955123" table:style-name="ce49">
            <text:p>53,4%</text:p>
          </table:table-cell>
          <table:table-cell office:value-type="float" office:value="82992" table:style-name="ce7">
            <text:p>82.992</text:p>
          </table:table-cell>
          <table:table-cell office:value-type="percentage" office:value="0.47338790177680173" table:style-name="ce49">
            <text:p>47,3%</text:p>
          </table:table-cell>
          <table:table-cell office:value-type="float" office:value="82740" table:style-name="ce7">
            <text:p>82.740</text:p>
          </table:table-cell>
          <table:table-cell office:value-type="percentage" office:value="0.86498353457738753" table:style-name="ce49">
            <text:p>86,5%</text:p>
          </table:table-cell>
          <table:table-cell office:value-type="float" office:value="226635" table:style-name="ce7">
            <text:p>226.635</text:p>
          </table:table-cell>
          <table:table-cell office:value-type="percentage" office:value="0.93150431565967939" table:style-name="ce49">
            <text:p>93,2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- La Mancha</text:p>
          </table:table-cell>
          <table:table-cell office:value-type="float" office:value="269733" table:style-name="ce7">
            <text:p>269.733</text:p>
          </table:table-cell>
          <table:table-cell office:value-type="percentage" office:value="0.91480810711814742" table:style-name="ce49">
            <text:p>91,5%</text:p>
          </table:table-cell>
          <table:table-cell office:value-type="float" office:value="204837" table:style-name="ce7">
            <text:p>204.837</text:p>
          </table:table-cell>
          <table:table-cell office:value-type="percentage" office:value="0.93071344837926995" table:style-name="ce49">
            <text:p>93,1%</text:p>
          </table:table-cell>
          <table:table-cell office:value-type="float" office:value="220297" table:style-name="ce7">
            <text:p>220.297</text:p>
          </table:table-cell>
          <table:table-cell office:value-type="percentage" office:value="0.77639898217394676" table:style-name="ce49">
            <text:p>77,6%</text:p>
          </table:table-cell>
          <table:table-cell office:value-type="float" office:value="172273" table:style-name="ce7">
            <text:p>172.273</text:p>
          </table:table-cell>
          <table:table-cell office:value-type="percentage" office:value="0.60719371211053152" table:style-name="ce49">
            <text:p>60,7%</text:p>
          </table:table-cell>
          <table:table-cell office:value-type="float" office:value="84402" table:style-name="ce7">
            <text:p>84.402</text:p>
          </table:table-cell>
          <table:table-cell office:value-type="percentage" office:value="0.41408442412229918" table:style-name="ce49">
            <text:p>41,4%</text:p>
          </table:table-cell>
          <table:table-cell office:value-type="float" office:value="54785" table:style-name="ce7">
            <text:p>54.785</text:p>
          </table:table-cell>
          <table:table-cell office:value-type="percentage" office:value="0.31931200895250972" table:style-name="ce49">
            <text:p>31,9%</text:p>
          </table:table-cell>
          <table:table-cell office:value-type="float" office:value="64788" table:style-name="ce7">
            <text:p>64.788</text:p>
          </table:table-cell>
          <table:table-cell office:value-type="percentage" office:value="0.83940764157910419" table:style-name="ce49">
            <text:p>83,9%</text:p>
          </table:table-cell>
          <table:table-cell office:value-type="float" office:value="181386" table:style-name="ce7">
            <text:p>181.386</text:p>
          </table:table-cell>
          <table:table-cell office:value-type="percentage" office:value="0.88000194061711623" table:style-name="ce49">
            <text:p>88,0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taluña</text:p>
          </table:table-cell>
          <table:table-cell office:value-type="float" office:value="973797" table:style-name="ce7">
            <text:p>973.797</text:p>
          </table:table-cell>
          <table:table-cell office:value-type="percentage" office:value="0.90710061321233648" table:style-name="ce49">
            <text:p>90,7%</text:p>
          </table:table-cell>
          <table:table-cell office:value-type="float" office:value="718385" table:style-name="ce7">
            <text:p>718.385</text:p>
          </table:table-cell>
          <table:table-cell office:value-type="percentage" office:value="0.89966474765905702" table:style-name="ce49">
            <text:p>90,0%</text:p>
          </table:table-cell>
          <table:table-cell office:value-type="float" office:value="752779" table:style-name="ce7">
            <text:p>752.779</text:p>
          </table:table-cell>
          <table:table-cell office:value-type="percentage" office:value="0.72690341899406818" table:style-name="ce49">
            <text:p>72,7%</text:p>
          </table:table-cell>
          <table:table-cell office:value-type="float" office:value="628655" table:style-name="ce7">
            <text:p>628.655</text:p>
          </table:table-cell>
          <table:table-cell office:value-type="percentage" office:value="0.54686813593086026" table:style-name="ce49">
            <text:p>54,7%</text:p>
          </table:table-cell>
          <table:table-cell office:value-type="float" office:value="297402" table:style-name="ce7">
            <text:p>297.402</text:p>
          </table:table-cell>
          <table:table-cell office:value-type="percentage" office:value="0.36737340896513559" table:style-name="ce49">
            <text:p>36,7%</text:p>
          </table:table-cell>
          <table:table-cell office:value-type="float" office:value="181920" table:style-name="ce7">
            <text:p>181.920</text:p>
          </table:table-cell>
          <table:table-cell office:value-type="percentage" office:value="0.27014264458244608" table:style-name="ce49">
            <text:p>27,0%</text:p>
          </table:table-cell>
          <table:table-cell office:value-type="float" office:value="216241" table:style-name="ce7">
            <text:p>216.241</text:p>
          </table:table-cell>
          <table:table-cell office:value-type="percentage" office:value="0.62209186917259052" table:style-name="ce49">
            <text:p>62,2%</text:p>
          </table:table-cell>
          <table:table-cell office:value-type="float" office:value="704617" table:style-name="ce7">
            <text:p>704.617</text:p>
          </table:table-cell>
          <table:table-cell office:value-type="percentage" office:value="0.87655174901816379" table:style-name="ce49">
            <text:p>87,7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. Valenciana</text:p>
          </table:table-cell>
          <table:table-cell office:value-type="float" office:value="691256" table:style-name="ce7">
            <text:p>691.256</text:p>
          </table:table-cell>
          <table:table-cell office:value-type="percentage" office:value="0.9469727274221742" table:style-name="ce49">
            <text:p>94,7%</text:p>
          </table:table-cell>
          <table:table-cell office:value-type="float" office:value="556321" table:style-name="ce7">
            <text:p>556.321</text:p>
          </table:table-cell>
          <table:table-cell office:value-type="percentage" office:value="0.97190950384346608" table:style-name="ce49">
            <text:p>97,2%</text:p>
          </table:table-cell>
          <table:table-cell office:value-type="float" office:value="591244" table:style-name="ce7">
            <text:p>591.244</text:p>
          </table:table-cell>
          <table:table-cell office:value-type="percentage" office:value="0.82360643680210399" table:style-name="ce49">
            <text:p>82,4%</text:p>
          </table:table-cell>
          <table:table-cell office:value-type="float" office:value="500663" table:style-name="ce7">
            <text:p>500.663</text:p>
          </table:table-cell>
          <table:table-cell office:value-type="percentage" office:value="0.65933361164263504" table:style-name="ce49">
            <text:p>65,9%</text:p>
          </table:table-cell>
          <table:table-cell office:value-type="float" office:value="263566" table:style-name="ce7">
            <text:p>263.566</text:p>
          </table:table-cell>
          <table:table-cell office:value-type="percentage" office:value="0.50784408177421525" table:style-name="ce49">
            <text:p>50,8%</text:p>
          </table:table-cell>
          <table:table-cell office:value-type="float" office:value="193238" table:style-name="ce7">
            <text:p>193.238</text:p>
          </table:table-cell>
          <table:table-cell office:value-type="percentage" office:value="0.44386815206155966" table:style-name="ce49">
            <text:p>44,4%</text:p>
          </table:table-cell>
          <table:table-cell office:value-type="float" office:value="186547" table:style-name="ce7">
            <text:p>186.547</text:p>
          </table:table-cell>
          <table:table-cell office:value-type="percentage" office:value="0.88040795329586052" table:style-name="ce49">
            <text:p>88,0%</text:p>
          </table:table-cell>
          <table:table-cell office:value-type="float" office:value="431879" table:style-name="ce7">
            <text:p>431.879</text:p>
          </table:table-cell>
          <table:table-cell office:value-type="percentage" office:value="0.92332146789383107" table:style-name="ce49">
            <text:p>92,3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Extremadura</text:p>
          </table:table-cell>
          <table:table-cell office:value-type="float" office:value="154517" table:style-name="ce7">
            <text:p>154.517</text:p>
          </table:table-cell>
          <table:table-cell office:value-type="percentage" office:value="0.89113747383112352" table:style-name="ce49">
            <text:p>89,1%</text:p>
          </table:table-cell>
          <table:table-cell office:value-type="float" office:value="125916" table:style-name="ce7">
            <text:p>125.916</text:p>
          </table:table-cell>
          <table:table-cell office:value-type="percentage" office:value="0.95018035285772495" table:style-name="ce49">
            <text:p>95,0%</text:p>
          </table:table-cell>
          <table:table-cell office:value-type="float" office:value="131083" table:style-name="ce7">
            <text:p>131.083</text:p>
          </table:table-cell>
          <table:table-cell office:value-type="percentage" office:value="0.81219252264644282" table:style-name="ce49">
            <text:p>81,2%</text:p>
          </table:table-cell>
          <table:table-cell office:value-type="float" office:value="99684" table:style-name="ce7">
            <text:p>99.684</text:p>
          </table:table-cell>
          <table:table-cell office:value-type="percentage" office:value="0.68365681366161446" table:style-name="ce49">
            <text:p>68,4%</text:p>
          </table:table-cell>
          <table:table-cell office:value-type="float" office:value="63298" table:style-name="ce7">
            <text:p>63.298</text:p>
          </table:table-cell>
          <table:table-cell office:value-type="percentage" office:value="0.5612121856935135" table:style-name="ce49">
            <text:p>56,1%</text:p>
          </table:table-cell>
          <table:table-cell office:value-type="float" office:value="38314" table:style-name="ce7">
            <text:p>38.314</text:p>
          </table:table-cell>
          <table:table-cell office:value-type="percentage" office:value="0.41179694973183867" table:style-name="ce49">
            <text:p>41,2%</text:p>
          </table:table-cell>
          <table:table-cell office:value-type="float" office:value="35148" table:style-name="ce7">
            <text:p>35.148</text:p>
          </table:table-cell>
          <table:table-cell office:value-type="percentage" office:value="0.88143244056575387" table:style-name="ce49">
            <text:p>88,1%</text:p>
          </table:table-cell>
          <table:table-cell office:value-type="float" office:value="92499" table:style-name="ce7">
            <text:p>92.499</text:p>
          </table:table-cell>
          <table:table-cell office:value-type="percentage" office:value="0.91758508833711949" table:style-name="ce49">
            <text:p>91,8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Galicia</text:p>
          </table:table-cell>
          <table:table-cell office:value-type="float" office:value="505928" table:style-name="ce7">
            <text:p>505.928</text:p>
          </table:table-cell>
          <table:table-cell office:value-type="percentage" office:value="0.94950397309481005" table:style-name="ce49">
            <text:p>95,0%</text:p>
          </table:table-cell>
          <table:table-cell office:value-type="float" office:value="334950" table:style-name="ce7">
            <text:p>334.950</text:p>
          </table:table-cell>
          <table:table-cell office:value-type="percentage" office:value="0.96380445948395677" table:style-name="ce49">
            <text:p>96,4%</text:p>
          </table:table-cell>
          <table:table-cell office:value-type="float" office:value="372902" table:style-name="ce7">
            <text:p>372.902</text:p>
          </table:table-cell>
          <table:table-cell office:value-type="percentage" office:value="0.95081490698433424" table:style-name="ce49">
            <text:p>95,1%</text:p>
          </table:table-cell>
          <table:table-cell office:value-type="float" office:value="374503" table:style-name="ce7">
            <text:p>374.503</text:p>
          </table:table-cell>
          <table:table-cell office:value-type="percentage" office:value="0.91282750014015268" table:style-name="ce49">
            <text:p>91,3%</text:p>
          </table:table-cell>
          <table:table-cell office:value-type="float" office:value="183558" table:style-name="ce7">
            <text:p>183.558</text:p>
          </table:table-cell>
          <table:table-cell office:value-type="percentage" office:value="0.68987315606501931" table:style-name="ce49">
            <text:p>69,0%</text:p>
          </table:table-cell>
          <table:table-cell office:value-type="float" office:value="127229" table:style-name="ce7">
            <text:p>127.229</text:p>
          </table:table-cell>
          <table:table-cell office:value-type="percentage" office:value="0.63304623866175069" table:style-name="ce49">
            <text:p>63,3%</text:p>
          </table:table-cell>
          <table:table-cell office:value-type="float" office:value="113078" table:style-name="ce7">
            <text:p>113.078</text:p>
          </table:table-cell>
          <table:table-cell office:value-type="percentage" office:value="0.91185317194719739" table:style-name="ce49">
            <text:p>91,2%</text:p>
          </table:table-cell>
          <table:table-cell office:value-type="float" office:value="299191" table:style-name="ce7">
            <text:p>299.191</text:p>
          </table:table-cell>
          <table:table-cell office:value-type="percentage" office:value="0.98390258019113019" table:style-name="ce49">
            <text:p>98,4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La Rioja</text:p>
          </table:table-cell>
          <table:table-cell office:value-type="float" office:value="48127" table:style-name="ce7">
            <text:p>48.127</text:p>
          </table:table-cell>
          <table:table-cell office:value-type="percentage" office:value="0.9270345757488202" table:style-name="ce49">
            <text:p>92,7%</text:p>
          </table:table-cell>
          <table:table-cell office:value-type="float" office:value="35758" table:style-name="ce7">
            <text:p>35.758</text:p>
          </table:table-cell>
          <table:table-cell office:value-type="percentage" office:value="0.93899845067093823" table:style-name="ce49">
            <text:p>93,9%</text:p>
          </table:table-cell>
          <table:table-cell office:value-type="float" office:value="32971" table:style-name="ce7">
            <text:p>32.971</text:p>
          </table:table-cell>
          <table:table-cell office:value-type="percentage" office:value="0.72777238212961326" table:style-name="ce49">
            <text:p>72,8%</text:p>
          </table:table-cell>
          <table:table-cell office:value-type="float" office:value="27292" table:style-name="ce7">
            <text:p>27.292</text:p>
          </table:table-cell>
          <table:table-cell office:value-type="percentage" office:value="0.57289195826948514" table:style-name="ce49">
            <text:p>57,3%</text:p>
          </table:table-cell>
          <table:table-cell office:value-type="float" office:value="12158" table:style-name="ce7">
            <text:p>12.158</text:p>
          </table:table-cell>
          <table:table-cell office:value-type="percentage" office:value="0.38358152448258453" table:style-name="ce49">
            <text:p>38,4%</text:p>
          </table:table-cell>
          <table:table-cell office:value-type="float" office:value="4941" table:style-name="ce7">
            <text:p>4.941</text:p>
          </table:table-cell>
          <table:table-cell office:value-type="percentage" office:value="0.20022693196093527" table:style-name="ce49">
            <text:p>20,0%</text:p>
          </table:table-cell>
          <table:table-cell office:value-type="float" office:value="12578" table:style-name="ce7">
            <text:p>12.578</text:p>
          </table:table-cell>
          <table:table-cell office:value-type="percentage" office:value="0.88093570528085163" table:style-name="ce49">
            <text:p>88,1%</text:p>
          </table:table-cell>
          <table:table-cell office:value-type="float" office:value="25100" table:style-name="ce7">
            <text:p>25.100</text:p>
          </table:table-cell>
          <table:table-cell office:value-type="percentage" office:value="0.84668578175071685" table:style-name="ce49">
            <text:p>84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adrid</text:p>
          </table:table-cell>
          <table:table-cell office:value-type="float" office:value="825430" table:style-name="ce7">
            <text:p>825.430</text:p>
          </table:table-cell>
          <table:table-cell office:value-type="percentage" office:value="0.93323760853835025" table:style-name="ce49">
            <text:p>93,3%</text:p>
          </table:table-cell>
          <table:table-cell office:value-type="float" office:value="611665" table:style-name="ce7">
            <text:p>611.665</text:p>
          </table:table-cell>
          <table:table-cell office:value-type="percentage" office:value="0.89449423890519453" table:style-name="ce49">
            <text:p>89,4%</text:p>
          </table:table-cell>
          <table:table-cell office:value-type="float" office:value="682119" table:style-name="ce7">
            <text:p>682.119</text:p>
          </table:table-cell>
          <table:table-cell office:value-type="percentage" office:value="0.7223724843160263" table:style-name="ce49">
            <text:p>72,2%</text:p>
          </table:table-cell>
          <table:table-cell office:value-type="float" office:value="559807" table:style-name="ce7">
            <text:p>559.807</text:p>
          </table:table-cell>
          <table:table-cell office:value-type="percentage" office:value="0.54066789711019614" table:style-name="ce49">
            <text:p>54,1%</text:p>
          </table:table-cell>
          <table:table-cell office:value-type="float" office:value="288233" table:style-name="ce7">
            <text:p>288.233</text:p>
          </table:table-cell>
          <table:table-cell office:value-type="percentage" office:value="0.3812565475497614" table:style-name="ce49">
            <text:p>38,1%</text:p>
          </table:table-cell>
          <table:table-cell office:value-type="float" office:value="177249" table:style-name="ce7">
            <text:p>177.249</text:p>
          </table:table-cell>
          <table:table-cell office:value-type="percentage" office:value="0.29107746070637386" table:style-name="ce49">
            <text:p>29,1%</text:p>
          </table:table-cell>
          <table:table-cell office:value-type="float" office:value="187035" table:style-name="ce7">
            <text:p>187.035</text:p>
          </table:table-cell>
          <table:table-cell office:value-type="percentage" office:value="0.78100467679973273" table:style-name="ce49">
            <text:p>78,1%</text:p>
          </table:table-cell>
          <table:table-cell office:value-type="float" office:value="554235" table:style-name="ce7">
            <text:p>554.235</text:p>
          </table:table-cell>
          <table:table-cell office:value-type="percentage" office:value="0.8415146306800928" table:style-name="ce49">
            <text:p>84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urcia<text:s/></text:p>
          </table:table-cell>
          <table:table-cell office:value-type="float" office:value="161584" table:style-name="ce7">
            <text:p>161.584</text:p>
          </table:table-cell>
          <table:table-cell office:value-type="percentage" office:value="0.92073803092983231" table:style-name="ce49">
            <text:p>92,1%</text:p>
          </table:table-cell>
          <table:table-cell office:value-type="float" office:value="131642" table:style-name="ce7">
            <text:p>131.642</text:p>
          </table:table-cell>
          <table:table-cell office:value-type="percentage" office:value="0.88974350309215644" table:style-name="ce49">
            <text:p>89,0%</text:p>
          </table:table-cell>
          <table:table-cell office:value-type="float" office:value="147572" table:style-name="ce7">
            <text:p>147.572</text:p>
          </table:table-cell>
          <table:table-cell office:value-type="percentage" office:value="0.71168425316846384" table:style-name="ce49">
            <text:p>71,2%</text:p>
          </table:table-cell>
          <table:table-cell office:value-type="float" office:value="123098" table:style-name="ce7">
            <text:p>123.098</text:p>
          </table:table-cell>
          <table:table-cell office:value-type="percentage" office:value="0.53150893130858679" table:style-name="ce49">
            <text:p>53,2%</text:p>
          </table:table-cell>
          <table:table-cell office:value-type="float" office:value="56459" table:style-name="ce7">
            <text:p>56.459</text:p>
          </table:table-cell>
          <table:table-cell office:value-type="percentage" office:value="0.33613550442056384" table:style-name="ce49">
            <text:p>33,6%</text:p>
          </table:table-cell>
          <table:table-cell office:value-type="float" office:value="41000" table:style-name="ce7">
            <text:p>41.000</text:p>
          </table:table-cell>
          <table:table-cell office:value-type="percentage" office:value="0.28899900612536916" table:style-name="ce49">
            <text:p>28,9%</text:p>
          </table:table-cell>
          <table:table-cell office:value-type="float" office:value="50198" table:style-name="ce7">
            <text:p>50.198</text:p>
          </table:table-cell>
          <table:table-cell office:value-type="percentage" office:value="0.75684885035808513" table:style-name="ce49">
            <text:p>75,7%</text:p>
          </table:table-cell>
          <table:table-cell office:value-type="float" office:value="111618" table:style-name="ce7">
            <text:p>111.618</text:p>
          </table:table-cell>
          <table:table-cell office:value-type="percentage" office:value="0.83862775740818662" table:style-name="ce49">
            <text:p>83,9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Navarra</text:p>
          </table:table-cell>
          <table:table-cell office:value-type="float" office:value="92819" table:style-name="ce7">
            <text:p>92.819</text:p>
          </table:table-cell>
          <table:table-cell office:value-type="percentage" office:value="0.94526142126810198" table:style-name="ce49">
            <text:p>94,5%</text:p>
          </table:table-cell>
          <table:table-cell office:value-type="float" office:value="70296" table:style-name="ce7">
            <text:p>70.296</text:p>
          </table:table-cell>
          <table:table-cell office:value-type="percentage" office:value="0.97275306164810071" table:style-name="ce49">
            <text:p>97,3%</text:p>
          </table:table-cell>
          <table:table-cell office:value-type="float" office:value="71500" table:style-name="ce7">
            <text:p>71.500</text:p>
          </table:table-cell>
          <table:table-cell office:value-type="percentage" office:value="0.7756226677080621" table:style-name="ce49">
            <text:p>77,6%</text:p>
          </table:table-cell>
          <table:table-cell office:value-type="float" office:value="56641" table:style-name="ce7">
            <text:p>56.641</text:p>
          </table:table-cell>
          <table:table-cell office:value-type="percentage" office:value="0.59036094347685608" table:style-name="ce49">
            <text:p>59,0%</text:p>
          </table:table-cell>
          <table:table-cell office:value-type="float" office:value="26761" table:style-name="ce7">
            <text:p>26.761</text:p>
          </table:table-cell>
          <table:table-cell office:value-type="percentage" office:value="0.41018684569519165" table:style-name="ce49">
            <text:p>41,0%</text:p>
          </table:table-cell>
          <table:table-cell office:value-type="float" office:value="17794" table:style-name="ce7">
            <text:p>17.794</text:p>
          </table:table-cell>
          <table:table-cell office:value-type="percentage" office:value="0.30286113049546404" table:style-name="ce49">
            <text:p>30,3%</text:p>
          </table:table-cell>
          <table:table-cell office:value-type="float" office:value="20371" table:style-name="ce7">
            <text:p>20.371</text:p>
          </table:table-cell>
          <table:table-cell office:value-type="percentage" office:value="0.85516980815247046" table:style-name="ce49">
            <text:p>85,5%</text:p>
          </table:table-cell>
          <table:table-cell office:value-type="float" office:value="60658" table:style-name="ce7">
            <text:p>60.658</text:p>
          </table:table-cell>
          <table:table-cell office:value-type="percentage" office:value="0.89959660675090469" table:style-name="ce49">
            <text:p>90,0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País Vasco</text:p>
          </table:table-cell>
          <table:table-cell office:value-type="float" office:value="343728" table:style-name="ce7">
            <text:p>343.728</text:p>
          </table:table-cell>
          <table:table-cell office:value-type="percentage" office:value="0.91421640987177544" table:style-name="ce49">
            <text:p>91,4%</text:p>
          </table:table-cell>
          <table:table-cell office:value-type="float" office:value="250553" table:style-name="ce7">
            <text:p>250.553</text:p>
          </table:table-cell>
          <table:table-cell office:value-type="percentage" office:value="0.90886106254398247" table:style-name="ce49">
            <text:p>90,9%</text:p>
          </table:table-cell>
          <table:table-cell office:value-type="float" office:value="252386" table:style-name="ce7">
            <text:p>252.386</text:p>
          </table:table-cell>
          <table:table-cell office:value-type="percentage" office:value="0.77811896878102316" table:style-name="ce49">
            <text:p>77,8%</text:p>
          </table:table-cell>
          <table:table-cell office:value-type="float" office:value="177293" table:style-name="ce7">
            <text:p>177.293</text:p>
          </table:table-cell>
          <table:table-cell office:value-type="percentage" office:value="0.54946291211345477" table:style-name="ce49">
            <text:p>54,9%</text:p>
          </table:table-cell>
          <table:table-cell office:value-type="float" office:value="70540" table:style-name="ce7">
            <text:p>70.540</text:p>
          </table:table-cell>
          <table:table-cell office:value-type="percentage" office:value="0.33944468504884268" table:style-name="ce49">
            <text:p>33,9%</text:p>
          </table:table-cell>
          <table:table-cell office:value-type="float" office:value="41909" table:style-name="ce7">
            <text:p>41.909</text:p>
          </table:table-cell>
          <table:table-cell office:value-type="percentage" office:value="0.24445286980867942" table:style-name="ce49">
            <text:p>24,4%</text:p>
          </table:table-cell>
          <table:table-cell office:value-type="float" office:value="80413" table:style-name="ce7">
            <text:p>80.413</text:p>
          </table:table-cell>
          <table:table-cell office:value-type="percentage" office:value="0.81164584048287136" table:style-name="ce49">
            <text:p>81,2%</text:p>
          </table:table-cell>
          <table:table-cell office:value-type="float" office:value="192711" table:style-name="ce7">
            <text:p>192.711</text:p>
          </table:table-cell>
          <table:table-cell office:value-type="percentage" office:value="0.87172330810742349" table:style-name="ce49">
            <text:p>87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euta</text:p>
          </table:table-cell>
          <table:table-cell office:value-type="float" office:value="5464" table:style-name="ce7">
            <text:p>5.464</text:p>
          </table:table-cell>
          <table:table-cell office:value-type="percentage" office:value="0.87131239036836228" table:style-name="ce49">
            <text:p>87,1%</text:p>
          </table:table-cell>
          <table:table-cell office:value-type="float" office:value="6735" table:style-name="ce7">
            <text:p>6.735</text:p>
          </table:table-cell>
          <table:table-cell office:value-type="percentage" office:value="0.88840522358527896" table:style-name="ce49">
            <text:p>88,8%</text:p>
          </table:table-cell>
          <table:table-cell office:value-type="float" office:value="7632" table:style-name="ce7">
            <text:p>7.632</text:p>
          </table:table-cell>
          <table:table-cell office:value-type="percentage" office:value="0.72430483059694406" table:style-name="ce49">
            <text:p>72,4%</text:p>
          </table:table-cell>
          <table:table-cell office:value-type="float" office:value="6532" table:style-name="ce7">
            <text:p>6.532</text:p>
          </table:table-cell>
          <table:table-cell office:value-type="percentage" office:value="0.58990336855414072" table:style-name="ce49">
            <text:p>59,0%</text:p>
          </table:table-cell>
          <table:table-cell office:value-type="float" office:value="3727" table:style-name="ce7">
            <text:p>3.727</text:p>
          </table:table-cell>
          <table:table-cell office:value-type="percentage" office:value="0.40884159719175078" table:style-name="ce49">
            <text:p>40,9%</text:p>
          </table:table-cell>
          <table:table-cell office:value-type="float" office:value="2428" table:style-name="ce7">
            <text:p>2.428</text:p>
          </table:table-cell>
          <table:table-cell office:value-type="percentage" office:value="0.27534588342027672" table:style-name="ce49">
            <text:p>27,5%</text:p>
          </table:table-cell>
          <table:table-cell office:value-type="float" office:value="1636" table:style-name="ce7">
            <text:p>1.636</text:p>
          </table:table-cell>
          <table:table-cell office:value-type="percentage" office:value="0.45381414701803052" table:style-name="ce49">
            <text:p>45,4%</text:p>
          </table:table-cell>
          <table:table-cell office:value-type="float" office:value="7684" table:style-name="ce7">
            <text:p>7.684</text:p>
          </table:table-cell>
          <table:table-cell office:value-type="percentage" office:value="0.89100185528756959" table:style-name="ce49">
            <text:p>89,1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elilla</text:p>
          </table:table-cell>
          <table:table-cell office:value-type="float" office:value="4195" table:style-name="ce7">
            <text:p>4.195</text:p>
          </table:table-cell>
          <table:table-cell office:value-type="percentage" office:value="0.7736997417926964" table:style-name="ce49">
            <text:p>77,4%</text:p>
          </table:table-cell>
          <table:table-cell office:value-type="float" office:value="5129" table:style-name="ce7">
            <text:p>5.129</text:p>
          </table:table-cell>
          <table:table-cell office:value-type="percentage" office:value="0.6947981576808453" table:style-name="ce49">
            <text:p>69,5%</text:p>
          </table:table-cell>
          <table:table-cell office:value-type="float" office:value="6318" table:style-name="ce7">
            <text:p>6.318</text:p>
          </table:table-cell>
          <table:table-cell office:value-type="percentage" office:value="0.63161051684494651" table:style-name="ce49">
            <text:p>63,2%</text:p>
          </table:table-cell>
          <table:table-cell office:value-type="float" office:value="5404" table:style-name="ce7">
            <text:p>5.404</text:p>
          </table:table-cell>
          <table:table-cell office:value-type="percentage" office:value="0.5153538050734312" table:style-name="ce49">
            <text:p>51,5%</text:p>
          </table:table-cell>
          <table:table-cell office:value-type="float" office:value="2709" table:style-name="ce7">
            <text:p>2.709</text:p>
          </table:table-cell>
          <table:table-cell office:value-type="percentage" office:value="0.30177119304890276" table:style-name="ce49">
            <text:p>30,2%</text:p>
          </table:table-cell>
          <table:table-cell office:value-type="float" office:value="2037" table:style-name="ce7">
            <text:p>2.037</text:p>
          </table:table-cell>
          <table:table-cell office:value-type="percentage" office:value="0.22683741648106903" table:style-name="ce49">
            <text:p>22,7%</text:p>
          </table:table-cell>
          <table:table-cell office:value-type="float" office:value="1362" table:style-name="ce7">
            <text:p>1.362</text:p>
          </table:table-cell>
          <table:table-cell office:value-type="percentage" office:value="0.3013274336283186" table:style-name="ce49">
            <text:p>30,1%</text:p>
          </table:table-cell>
          <table:table-cell office:value-type="float" office:value="6094" table:style-name="ce7">
            <text:p>6.094</text:p>
          </table:table-cell>
          <table:table-cell office:value-type="percentage" office:value="0.85830985915492952" table:style-name="ce49">
            <text:p>85,8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Fuerzas Armadas</text:p>
          </table:table-cell>
          <table:table-cell office:value-type="float" office:value="8" table:style-name="ce7">
            <text:p>8</text:p>
          </table:table-cell>
          <table:table-cell office:value-type="percentage" office:value="0.1951219512195122" table:style-name="ce49">
            <text:p>19,5%</text:p>
          </table:table-cell>
          <table:table-cell office:value-type="float" office:value="2318" table:style-name="ce7">
            <text:p>2.318</text:p>
          </table:table-cell>
          <table:table-cell office:value-type="percentage" office:value="0.64712451144611949" table:style-name="ce49">
            <text:p>64,7%</text:p>
          </table:table-cell>
          <table:table-cell office:value-type="float" office:value="6501" table:style-name="ce7">
            <text:p>6.501</text:p>
          </table:table-cell>
          <table:table-cell office:value-type="percentage" office:value="0.69888196086863041" table:style-name="ce49">
            <text:p>69,9%</text:p>
          </table:table-cell>
          <table:table-cell office:value-type="float" office:value="13870" table:style-name="ce7">
            <text:p>13.870</text:p>
          </table:table-cell>
          <table:table-cell office:value-type="percentage" office:value="0.64011445449510795" table:style-name="ce49">
            <text:p>64,0%</text:p>
          </table:table-cell>
          <table:table-cell office:value-type="float" office:value="13029" table:style-name="ce7">
            <text:p>13.029</text:p>
          </table:table-cell>
          <table:table-cell office:value-type="percentage" office:value="0.41494952068537216" table:style-name="ce49">
            <text:p>41,5%</text:p>
          </table:table-cell>
          <table:table-cell office:value-type="float" office:value="7828" table:style-name="ce7">
            <text:p>7.828</text:p>
          </table:table-cell>
          <table:table-cell office:value-type="percentage" office:value="0.32897667577222106" table:style-name="ce49">
            <text:p>32,9%</text:p>
          </table:table-cell>
          <table:table-cell office:value-type="float" office:value="1199" table:style-name="ce7">
            <text:p>1.199</text:p>
          </table:table-cell>
          <table:table-cell office:value-type="percentage" office:value="0.93671875000000004" table:style-name="ce49">
            <text:p>93,7%</text:p>
          </table:table-cell>
          <table:table-cell office:value-type="float" office:value="25606" table:style-name="ce7">
            <text:p>25.606</text:p>
          </table:table-cell>
          <table:table-cell office:value-type="percentage" office:value="0.48148774938417854" table:style-name="ce49">
            <text:p>48,1%</text:p>
          </table:table-cell>
          <table:table-cell table:number-columns-repeated="16367"/>
        </table:table-row>
        <table:table-row table:style-name="ro12">
          <table:table-cell office:value-type="string" table:style-name="ce65">
            <text:p>Sanidad Exterior</text:p>
          </table:table-cell>
          <table:table-cell office:value-type="float" office:value="63" table:style-name="ce7">
            <text:p>63</text:p>
          </table:table-cell>
          <table:table-cell office:value-type="percentage" office:value="0.80769230769230771" table:style-name="ce52">
            <text:p>80,8%</text:p>
          </table:table-cell>
          <table:table-cell office:value-type="float" office:value="242" table:style-name="ce7">
            <text:p>242</text:p>
          </table:table-cell>
          <table:table-cell office:value-type="percentage" office:value="0.83737024221453282" table:style-name="ce52">
            <text:p>83,7%</text:p>
          </table:table-cell>
          <table:table-cell office:value-type="float" office:value="579" table:style-name="ce7">
            <text:p>579</text:p>
          </table:table-cell>
          <table:table-cell office:value-type="percentage" office:value="0.66095890410958902" table:style-name="ce52">
            <text:p>66,1%</text:p>
          </table:table-cell>
          <table:table-cell office:value-type="float" office:value="739" table:style-name="ce7">
            <text:p>739</text:p>
          </table:table-cell>
          <table:table-cell office:value-type="percentage" office:value="0.40493150684931506" table:style-name="ce52">
            <text:p>40,5%</text:p>
          </table:table-cell>
          <table:table-cell office:value-type="float" office:value="746" table:style-name="ce7">
            <text:p>746</text:p>
          </table:table-cell>
          <table:table-cell office:value-type="percentage" office:value="0.33303571428571427" table:style-name="ce52">
            <text:p>33,3%</text:p>
          </table:table-cell>
          <table:table-cell office:value-type="float" office:value="692" table:style-name="ce7">
            <text:p>692</text:p>
          </table:table-cell>
          <table:table-cell office:value-type="percentage" office:value="0.34669338677354711" table:style-name="ce52">
            <text:p>34,7%</text:p>
          </table:table-cell>
          <table:table-cell office:value-type="float" office:value="1323" table:style-name="ce7">
            <text:p>1.323</text:p>
          </table:table-cell>
          <table:table-cell office:value-type="percentage" office:value="0.29367369589345171" table:style-name="ce52">
            <text:p>29,4%</text:p>
          </table:table-cell>
          <table:table-cell office:value-type="string" table:style-name="ce7">
            <text:p>-</text:p>
          </table:table-cell>
          <table:table-cell office:value-type="string" table:style-name="ce52">
            <text:p>-</text:p>
          </table:table-cell>
          <table:table-cell table:number-columns-repeated="16367"/>
        </table:table-row>
        <table:table-row table:style-name="ro5">
          <table:table-cell office:value-type="string" table:style-name="ce66">
            <text:p>Totales</text:p>
          </table:table-cell>
          <table:table-cell office:value-type="float" office:value="6349330" table:style-name="ce67">
            <text:p>6.349.330</text:p>
          </table:table-cell>
          <table:table-cell office:value-type="percentage" office:value="0.92554265846233508" table:style-name="ce68">
            <text:p>92,55%</text:p>
          </table:table-cell>
          <table:table-cell office:value-type="float" office:value="4868583" table:style-name="ce67">
            <text:p>4.868.583</text:p>
          </table:table-cell>
          <table:table-cell office:value-type="percentage" office:value="0.9227982534134993" table:style-name="ce68">
            <text:p>92,28%</text:p>
          </table:table-cell>
          <table:table-cell office:value-type="float" office:value="5119401" table:style-name="ce67">
            <text:p>5.119.401</text:p>
          </table:table-cell>
          <table:table-cell office:value-type="percentage" office:value="0.76317343774131474" table:style-name="ce68">
            <text:p>76,32%</text:p>
          </table:table-cell>
          <table:table-cell office:value-type="float" office:value="4177784" table:style-name="ce67">
            <text:p>4.177.784</text:p>
          </table:table-cell>
          <table:table-cell office:value-type="percentage" office:value="0.59400315841751539" table:style-name="ce68">
            <text:p>59,40%</text:p>
          </table:table-cell>
          <table:table-cell office:value-type="float" office:value="2071373" table:style-name="ce67">
            <text:p>2.071.373</text:p>
          </table:table-cell>
          <table:table-cell office:value-type="percentage" office:value="0.41498630150708465" table:style-name="ce68">
            <text:p>41,50%</text:p>
          </table:table-cell>
          <table:table-cell office:value-type="float" office:value="1356201" table:style-name="ce67">
            <text:p>1.356.201</text:p>
          </table:table-cell>
          <table:table-cell office:value-type="percentage" office:value="0.33148825700904538" table:style-name="ce68">
            <text:p>33,15%</text:p>
          </table:table-cell>
          <table:table-cell office:value-type="float" office:value="1492286" table:style-name="ce67">
            <text:p>1.492.286</text:p>
          </table:table-cell>
          <table:table-cell office:value-type="percentage" office:value="0.75243068703621818" table:style-name="ce68">
            <text:p>75,24%</text:p>
          </table:table-cell>
          <table:table-cell office:value-type="float" office:value="4243695" table:style-name="ce67">
            <text:p>4.243.695</text:p>
          </table:table-cell>
          <table:table-cell office:value-type="percentage" office:value="0.87975913100749814" table:style-name="ce68">
            <text:p>87,98%</text:p>
          </table:table-cell>
          <table:table-cell table:number-columns-repeated="1636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9"/>
          <table:table-cell table:style-name="ce1"/>
          <table:table-cell table:style-name="ce69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5" table:number-columns-repeated="16384" table:default-cell-style-name="ce1"/>
        <table:table-row table:style-name="ro13">
          <table:table-cell table:style-name="ce74"/>
          <table:table-cell office:value-type="string" table:style-name="ce75">
            <text:p>Población a vacunar de 5 a 11 años</text:p>
          </table:table-cell>
          <table:table-cell office:value-type="string" table:style-name="ce75">
            <text:p>Nº Personas con 1 dosis</text:p>
          </table:table-cell>
          <table:table-cell office:value-type="string" table:style-name="ce75">
            <text:p>% 1ª dosis</text:p>
          </table:table-cell>
          <table:table-cell office:value-type="string" table:style-name="ce75">
            <text:p>Nº Personas con pauta completa</text:p>
          </table:table-cell>
          <table:table-cell office:value-type="string" table:style-name="ce76">
            <text:p><text:s/>% PC</text:p>
          </table:table-cell>
          <table:table-cell office:value-type="string" table:style-name="ce77">
            <text:p>Fecha de la última</text:p>
            <text:p><text:s/>vacuna registrada<text:s/><text:span text:style-name="T2">(2)</text:span></text:p>
          </table:table-cell>
          <table:table-cell table:number-columns-repeated="16377"/>
        </table:table-row>
        <table:table-row table:style-name="ro14">
          <table:table-cell office:value-type="string" table:style-name="ce78">
            <text:p>Andalucía</text:p>
          </table:table-cell>
          <table:table-cell office:value-type="float" office:value="625633" table:style-name="ce8">
            <text:p>625.633</text:p>
          </table:table-cell>
          <table:table-cell office:value-type="float" office:value="414439" table:style-name="ce8">
            <text:p>414.439</text:p>
          </table:table-cell>
          <table:table-cell office:value-type="percentage" office:value="0.66243148938754826" table:style-name="ce79">
            <text:p>66,2%</text:p>
          </table:table-cell>
          <table:table-cell office:value-type="float" office:value="134537" table:style-name="ce8">
            <text:p>134.537</text:p>
          </table:table-cell>
          <table:table-cell office:value-type="percentage" office:value="0.21504140606393846" table:style-name="ce79">
            <text:p>21,5%</text:p>
          </table:table-cell>
          <table:table-cell office:value-type="date" office:date-value="2022-03-01T00:00:00" table:style-name="ce11">
            <text:p>01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Aragón</text:p>
          </table:table-cell>
          <table:table-cell office:value-type="float" office:value="89551" table:style-name="ce8">
            <text:p>89.551</text:p>
          </table:table-cell>
          <table:table-cell office:value-type="float" office:value="49991" table:style-name="ce8">
            <text:p>49.991</text:p>
          </table:table-cell>
          <table:table-cell office:value-type="percentage" office:value="0.55824055566101993" table:style-name="ce79">
            <text:p>55,8%</text:p>
          </table:table-cell>
          <table:table-cell office:value-type="float" office:value="20863" table:style-name="ce8">
            <text:p>20.863</text:p>
          </table:table-cell>
          <table:table-cell office:value-type="percentage" office:value="0.23297338946522095" table:style-name="ce79">
            <text:p>23,3%</text:p>
          </table:table-cell>
          <table:table-cell office:value-type="date" office:date-value="2022-03-01T00:00:00" table:style-name="ce11">
            <text:p>01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Asturias<text:s/></text:p>
          </table:table-cell>
          <table:table-cell office:value-type="float" office:value="53486" table:style-name="ce8">
            <text:p>53.486</text:p>
          </table:table-cell>
          <table:table-cell office:value-type="float" office:value="40173" table:style-name="ce8">
            <text:p>40.173</text:p>
          </table:table-cell>
          <table:table-cell office:value-type="percentage" office:value="0.75109374415734964" table:style-name="ce79">
            <text:p>75,1%</text:p>
          </table:table-cell>
          <table:table-cell office:value-type="float" office:value="13477" table:style-name="ce8">
            <text:p>13.477</text:p>
          </table:table-cell>
          <table:table-cell office:value-type="percentage" office:value="0.25197247877949369" table:style-name="ce79">
            <text:p>25,2%</text:p>
          </table:table-cell>
          <table:table-cell office:value-type="date" office:date-value="2022-03-01T00:00:00" table:style-name="ce11">
            <text:p>01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Baleares</text:p>
          </table:table-cell>
          <table:table-cell office:value-type="float" office:value="84404" table:style-name="ce8">
            <text:p>84.404</text:p>
          </table:table-cell>
          <table:table-cell office:value-type="float" office:value="29488" table:style-name="ce8">
            <text:p>29.488</text:p>
          </table:table-cell>
          <table:table-cell office:value-type="percentage" office:value="0.34936732856262737" table:style-name="ce79">
            <text:p>34,9%</text:p>
          </table:table-cell>
          <table:table-cell office:value-type="float" office:value="7749" table:style-name="ce8">
            <text:p>7.749</text:p>
          </table:table-cell>
          <table:table-cell office:value-type="percentage" office:value="9.1808445097388752E-2" table:style-name="ce79">
            <text:p>9,2%</text:p>
          </table:table-cell>
          <table:table-cell office:value-type="date" office:date-value="2022-03-01T00:00:00" table:style-name="ce11">
            <text:p>01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narias</text:p>
          </table:table-cell>
          <table:table-cell office:value-type="float" office:value="133490" table:style-name="ce8">
            <text:p>133.490</text:p>
          </table:table-cell>
          <table:table-cell office:value-type="float" office:value="71548" table:style-name="ce8">
            <text:p>71.548</text:p>
          </table:table-cell>
          <table:table-cell office:value-type="percentage" office:value="0.53598022323769567" table:style-name="ce79">
            <text:p>53,6%</text:p>
          </table:table-cell>
          <table:table-cell office:value-type="float" office:value="24428" table:style-name="ce8">
            <text:p>24.428</text:p>
          </table:table-cell>
          <table:table-cell office:value-type="percentage" office:value="0.18299498089744551" table:style-name="ce79">
            <text:p>18,3%</text:p>
          </table:table-cell>
          <table:table-cell office:value-type="date" office:date-value="2022-03-01T00:00:00" table:style-name="ce11">
            <text:p>01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ntabria</text:p>
          </table:table-cell>
          <table:table-cell office:value-type="float" office:value="36806" table:style-name="ce8">
            <text:p>36.806</text:p>
          </table:table-cell>
          <table:table-cell office:value-type="float" office:value="24007" table:style-name="ce8">
            <text:p>24.007</text:p>
          </table:table-cell>
          <table:table-cell office:value-type="percentage" office:value="0.65225778405694723" table:style-name="ce79">
            <text:p>65,2%</text:p>
          </table:table-cell>
          <table:table-cell office:value-type="float" office:value="10502" table:style-name="ce8">
            <text:p>10.502</text:p>
          </table:table-cell>
          <table:table-cell office:value-type="percentage" office:value="0.2853339129489757" table:style-name="ce79">
            <text:p>28,5%</text:p>
          </table:table-cell>
          <table:table-cell office:value-type="date" office:date-value="2022-03-01T00:00:00" table:style-name="ce11">
            <text:p>01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stilla y Leon<text:s/></text:p>
          </table:table-cell>
          <table:table-cell office:value-type="float" office:value="136938" table:style-name="ce8">
            <text:p>136.938</text:p>
          </table:table-cell>
          <table:table-cell office:value-type="float" office:value="94745" table:style-name="ce8">
            <text:p>94.745</text:p>
          </table:table-cell>
          <table:table-cell office:value-type="percentage" office:value="0.69188245775460422" table:style-name="ce79">
            <text:p>69,2%</text:p>
          </table:table-cell>
          <table:table-cell office:value-type="float" office:value="37695" table:style-name="ce8">
            <text:p>37.695</text:p>
          </table:table-cell>
          <table:table-cell office:value-type="percentage" office:value="0.27527056039959691" table:style-name="ce79">
            <text:p>27,5%</text:p>
          </table:table-cell>
          <table:table-cell office:value-type="date" office:date-value="2022-03-01T00:00:00" table:style-name="ce11">
            <text:p>01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stilla - La Mancha</text:p>
          </table:table-cell>
          <table:table-cell office:value-type="float" office:value="147544" table:style-name="ce8">
            <text:p>147.544</text:p>
          </table:table-cell>
          <table:table-cell office:value-type="float" office:value="94572" table:style-name="ce8">
            <text:p>94.572</text:p>
          </table:table-cell>
          <table:table-cell office:value-type="percentage" office:value="0.64097489562435617" table:style-name="ce79">
            <text:p>64,1%</text:p>
          </table:table-cell>
          <table:table-cell office:value-type="float" office:value="29333" table:style-name="ce8">
            <text:p>29.333</text:p>
          </table:table-cell>
          <table:table-cell office:value-type="percentage" office:value="0.19880849102640569" table:style-name="ce79">
            <text:p>19,9%</text:p>
          </table:table-cell>
          <table:table-cell office:value-type="date" office:date-value="2022-03-01T00:00:00" table:style-name="ce11">
            <text:p>01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taluña</text:p>
          </table:table-cell>
          <table:table-cell office:value-type="float" office:value="559033" table:style-name="ce8">
            <text:p>559.033</text:p>
          </table:table-cell>
          <table:table-cell office:value-type="float" office:value="228798" table:style-name="ce8">
            <text:p>228.798</text:p>
          </table:table-cell>
          <table:table-cell office:value-type="percentage" office:value="0.40927458665230854" table:style-name="ce79">
            <text:p>40,9%</text:p>
          </table:table-cell>
          <table:table-cell office:value-type="float" office:value="79046" table:style-name="ce8">
            <text:p>79.046</text:p>
          </table:table-cell>
          <table:table-cell office:value-type="percentage" office:value="0.14139773501743189" table:style-name="ce79">
            <text:p>14,1%</text:p>
          </table:table-cell>
          <table:table-cell office:value-type="date" office:date-value="2022-03-01T00:00:00" table:style-name="ce11">
            <text:p>01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. Valenciana</text:p>
          </table:table-cell>
          <table:table-cell office:value-type="float" office:value="352220" table:style-name="ce8">
            <text:p>352.220</text:p>
          </table:table-cell>
          <table:table-cell office:value-type="float" office:value="235234" table:style-name="ce8">
            <text:p>235.234</text:p>
          </table:table-cell>
          <table:table-cell office:value-type="percentage" office:value="0.66786099596842885" table:style-name="ce79">
            <text:p>66,8%</text:p>
          </table:table-cell>
          <table:table-cell office:value-type="float" office:value="66234" table:style-name="ce8">
            <text:p>66.234</text:p>
          </table:table-cell>
          <table:table-cell office:value-type="percentage" office:value="0.18804724320027255" table:style-name="ce79">
            <text:p>18,8%</text:p>
          </table:table-cell>
          <table:table-cell office:value-type="date" office:date-value="2022-03-01T00:00:00" table:style-name="ce11">
            <text:p>01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Extremadura</text:p>
          </table:table-cell>
          <table:table-cell office:value-type="float" office:value="67546" table:style-name="ce8">
            <text:p>67.546</text:p>
          </table:table-cell>
          <table:table-cell office:value-type="float" office:value="52655" table:style-name="ce8">
            <text:p>52.655</text:p>
          </table:table-cell>
          <table:table-cell office:value-type="percentage" office:value="0.77954283007135883" table:style-name="ce79">
            <text:p>78,0%</text:p>
          </table:table-cell>
          <table:table-cell office:value-type="float" office:value="14983" table:style-name="ce8">
            <text:p>14.983</text:p>
          </table:table-cell>
          <table:table-cell office:value-type="percentage" office:value="0.22181920469013708" table:style-name="ce79">
            <text:p>22,2%</text:p>
          </table:table-cell>
          <table:table-cell office:value-type="date" office:date-value="2022-03-01T00:00:00" table:style-name="ce11">
            <text:p>01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Galicia</text:p>
          </table:table-cell>
          <table:table-cell office:value-type="float" office:value="153059" table:style-name="ce8">
            <text:p>153.059</text:p>
          </table:table-cell>
          <table:table-cell office:value-type="float" office:value="127886" table:style-name="ce8">
            <text:p>127.886</text:p>
          </table:table-cell>
          <table:table-cell office:value-type="percentage" office:value="0.83553400976094183" table:style-name="ce79">
            <text:p>83,6%</text:p>
          </table:table-cell>
          <table:table-cell office:value-type="float" office:value="33425" table:style-name="ce8">
            <text:p>33.425</text:p>
          </table:table-cell>
          <table:table-cell office:value-type="percentage" office:value="0.21837984045368125" table:style-name="ce79">
            <text:p>21,8%</text:p>
          </table:table-cell>
          <table:table-cell office:value-type="date" office:date-value="2022-03-01T00:00:00" table:style-name="ce11">
            <text:p>01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La Rioja</text:p>
          </table:table-cell>
          <table:table-cell office:value-type="float" office:value="21936" table:style-name="ce8">
            <text:p>21.936</text:p>
          </table:table-cell>
          <table:table-cell office:value-type="float" office:value="14040" table:style-name="ce8">
            <text:p>14.040</text:p>
          </table:table-cell>
          <table:table-cell office:value-type="percentage" office:value="0.64004376367614879" table:style-name="ce79">
            <text:p>64,0%</text:p>
          </table:table-cell>
          <table:table-cell office:value-type="float" office:value="4287" table:style-name="ce8">
            <text:p>4.287</text:p>
          </table:table-cell>
          <table:table-cell office:value-type="percentage" office:value="0.19543216630196936" table:style-name="ce79">
            <text:p>19,5%</text:p>
          </table:table-cell>
          <table:table-cell office:value-type="date" office:date-value="2022-03-01T00:00:00" table:style-name="ce11">
            <text:p>01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Madrid</text:p>
          </table:table-cell>
          <table:table-cell office:value-type="float" office:value="491254" table:style-name="ce8">
            <text:p>491.254</text:p>
          </table:table-cell>
          <table:table-cell office:value-type="float" office:value="233856" table:style-name="ce8">
            <text:p>233.856</text:p>
          </table:table-cell>
          <table:table-cell office:value-type="percentage" office:value="0.47603887194811645" table:style-name="ce79">
            <text:p>47,6%</text:p>
          </table:table-cell>
          <table:table-cell office:value-type="float" office:value="79673" table:style-name="ce8">
            <text:p>79.673</text:p>
          </table:table-cell>
          <table:table-cell office:value-type="percentage" office:value="0.16218290334531626" table:style-name="ce79">
            <text:p>16,2%</text:p>
          </table:table-cell>
          <table:table-cell office:value-type="date" office:date-value="2022-03-01T00:00:00" table:style-name="ce11">
            <text:p>01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Murcia<text:s/></text:p>
          </table:table-cell>
          <table:table-cell office:value-type="float" office:value="120647" table:style-name="ce8">
            <text:p>120.647</text:p>
          </table:table-cell>
          <table:table-cell office:value-type="float" office:value="65718" table:style-name="ce8">
            <text:p>65.718</text:p>
          </table:table-cell>
          <table:table-cell office:value-type="percentage" office:value="0.54471308859731282" table:style-name="ce79">
            <text:p>54,5%</text:p>
          </table:table-cell>
          <table:table-cell office:value-type="float" office:value="23449" table:style-name="ce8">
            <text:p>23.449</text:p>
          </table:table-cell>
          <table:table-cell office:value-type="percentage" office:value="0.19436040680663422" table:style-name="ce79">
            <text:p>19,4%</text:p>
          </table:table-cell>
          <table:table-cell office:value-type="date" office:date-value="2022-03-01T00:00:00" table:style-name="ce11">
            <text:p>01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Navarra</text:p>
          </table:table-cell>
          <table:table-cell office:value-type="float" office:value="48816" table:style-name="ce8">
            <text:p>48.816</text:p>
          </table:table-cell>
          <table:table-cell office:value-type="float" office:value="26580" table:style-name="ce8">
            <text:p>26.580</text:p>
          </table:table-cell>
          <table:table-cell office:value-type="percentage" office:value="0.54449360865290064" table:style-name="ce79">
            <text:p>54,4%</text:p>
          </table:table-cell>
          <table:table-cell office:value-type="float" office:value="10628" table:style-name="ce8">
            <text:p>10.628</text:p>
          </table:table-cell>
          <table:table-cell office:value-type="percentage" office:value="0.21771550311373319" table:style-name="ce79">
            <text:p>21,8%</text:p>
          </table:table-cell>
          <table:table-cell office:value-type="date" office:date-value="2022-02-27T00:00:00" table:style-name="ce11">
            <text:p>27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País Vasco</text:p>
          </table:table-cell>
          <table:table-cell office:value-type="float" office:value="147320" table:style-name="ce8">
            <text:p>147.320</text:p>
          </table:table-cell>
          <table:table-cell office:value-type="float" office:value="79795" table:style-name="ce8">
            <text:p>79.795</text:p>
          </table:table-cell>
          <table:table-cell office:value-type="percentage" office:value="0.54164404018463208" table:style-name="ce79">
            <text:p>54,2%</text:p>
          </table:table-cell>
          <table:table-cell office:value-type="float" office:value="31890" table:style-name="ce8">
            <text:p>31.890</text:p>
          </table:table-cell>
          <table:table-cell office:value-type="percentage" office:value="0.21646755362476242" table:style-name="ce79">
            <text:p>21,6%</text:p>
          </table:table-cell>
          <table:table-cell office:value-type="date" office:date-value="2022-03-01T00:00:00" table:style-name="ce11">
            <text:p>01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euta</text:p>
          </table:table-cell>
          <table:table-cell office:value-type="float" office:value="7952" table:style-name="ce8">
            <text:p>7.952</text:p>
          </table:table-cell>
          <table:table-cell office:value-type="float" office:value="2874" table:style-name="ce8">
            <text:p>2.874</text:p>
          </table:table-cell>
          <table:table-cell office:value-type="percentage" office:value="0.36141851106639838" table:style-name="ce79">
            <text:p>36,1%</text:p>
          </table:table-cell>
          <table:table-cell office:value-type="float" office:value="1136" table:style-name="ce8">
            <text:p>1.136</text:p>
          </table:table-cell>
          <table:table-cell office:value-type="percentage" office:value="0.14285714285714285" table:style-name="ce79">
            <text:p>14,3%</text:p>
          </table:table-cell>
          <table:table-cell office:value-type="date" office:date-value="2022-03-01T00:00:00" table:style-name="ce11">
            <text:p>01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Melilla</text:p>
          </table:table-cell>
          <table:table-cell office:value-type="float" office:value="9776" table:style-name="ce8">
            <text:p>9.776</text:p>
          </table:table-cell>
          <table:table-cell office:value-type="float" office:value="3372" table:style-name="ce8">
            <text:p>3.372</text:p>
          </table:table-cell>
          <table:table-cell office:value-type="percentage" office:value="0.34492635024549917" table:style-name="ce79">
            <text:p>34,5%</text:p>
          </table:table-cell>
          <table:table-cell office:value-type="float" office:value="1122" table:style-name="ce8">
            <text:p>1.122</text:p>
          </table:table-cell>
          <table:table-cell office:value-type="percentage" office:value="0.1147708674304419" table:style-name="ce79">
            <text:p>11,5%</text:p>
          </table:table-cell>
          <table:table-cell office:value-type="date" office:date-value="2022-02-28T00:00:00" table:style-name="ce11">
            <text:p>28/02/2022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date" office:date-value="2022-03-01T00:00:00" table:style-name="ce11">
            <text:p>01/03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date" office:date-value="2022-02-28T00:00:00" table:style-name="ce11">
            <text:p>28/02/2022</text:p>
          </table:table-cell>
          <table:table-cell table:number-columns-repeated="16377"/>
        </table:table-row>
        <table:table-row table:style-name="ro5">
          <table:table-cell office:value-type="string" table:style-name="ce83">
            <text:p>Totales</text:p>
          </table:table-cell>
          <table:table-cell office:value-type="float" office:value="3287411" table:style-name="ce84">
            <text:p>3.287.411</text:p>
          </table:table-cell>
          <table:table-cell office:value-type="float" office:value="1889771" table:style-name="ce84">
            <text:p>1.889.771</text:p>
          </table:table-cell>
          <table:table-cell office:value-type="percentage" office:value="0.57485084767313854" table:style-name="ce85">
            <text:p>57,5%</text:p>
          </table:table-cell>
          <table:table-cell office:value-type="float" office:value="624457" table:style-name="ce84">
            <text:p>624.457</text:p>
          </table:table-cell>
          <table:table-cell office:value-type="percentage" office:value="0.18995403982039361" table:style-name="ce85">
            <text:p>19,0%</text:p>
          </table:table-cell>
          <table:table-cell table:style-name="ce84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3-02T13:09:54Z</dc:date>
  </office:meta>
</office:document-meta>
</file>